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55aa2" officeooo:paragraph-rsid="00155aa2" style:font-size-asian="10.5pt" style:font-size-complex="12pt"/>
    </style:style>
    <style:style style:name="P2" style:family="paragraph" style:parent-style-name="Standard">
      <style:text-properties fo:font-size="12pt" officeooo:rsid="00193ad3" officeooo:paragraph-rsid="00193ad3" style:font-size-asian="10.5pt" style:font-size-complex="12pt"/>
    </style:style>
    <style:style style:name="P3" style:family="paragraph" style:parent-style-name="Standard">
      <style:text-properties fo:font-size="12pt" officeooo:rsid="00248bd1" officeooo:paragraph-rsid="00248bd1" style:font-size-asian="10.5pt" style:font-size-complex="12pt"/>
    </style:style>
    <style:style style:name="P4" style:family="paragraph" style:parent-style-name="Standard">
      <style:text-properties fo:font-size="12pt" officeooo:rsid="0028e626" officeooo:paragraph-rsid="0028e626" style:font-size-asian="10.5pt" style:font-size-complex="12pt"/>
    </style:style>
    <style:style style:name="P5" style:family="paragraph" style:parent-style-name="Standard">
      <style:text-properties fo:font-size="12pt" officeooo:rsid="002fcb62" officeooo:paragraph-rsid="002fcb62" style:font-size-asian="10.5pt" style:font-size-complex="12pt"/>
    </style:style>
    <style:style style:name="P6" style:family="paragraph" style:parent-style-name="Standard">
      <style:text-properties fo:font-size="12pt" officeooo:rsid="00155aa2" officeooo:paragraph-rsid="00155aa2" style:font-size-asian="10.5pt" style:font-size-complex="12pt"/>
    </style:style>
    <style:style style:name="T1" style:family="text">
      <style:text-properties officeooo:rsid="0017baf8"/>
    </style:style>
    <style:style style:name="T2" style:family="text">
      <style:text-properties officeooo:rsid="002f01a6"/>
    </style:style>
    <style:style style:name="T3" style:family="text">
      <style:text-properties officeooo:rsid="003ade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text:p>
      <text:p text:style-name="P1"><text:s text:c="3"/>&lt;arTa other="stoka" n="A2.1.39 A6.3.2"/&gt;</text:p>
      <text:p text:style-name="P1"/>
      <text:p text:style-name="P1"/>
      <text:p text:style-name="P1">stoká</text:p>
      <text:p text:style-name="P1">-----------------------------------------------------------------------</text:p>
      <text:p text:style-name="P1">-&gt; <text:s/>mf(ā)n. little , small , short (ibc. and <text:s text:c="2"/>am ind. <text:s text:c="2"/>" a little , slightly , gradually " ; bahutaram-stokam , " more-than " ; stokena na , " not in the least " ; stokena and stokāt in <text:s/>comp. with a <text:s/>p.p. = " hardly " , " with some difficulty " , " only just " , " a little while ago " [cf. <text:s/>Pa1n2. <text:s/>2-1 , 39 ; 3 , 33]) <text:s/>MBh. <text:s text:c="2"/>Ka1v.</text:p>
      <text:p text:style-name="P1"/>
      <text:p text:style-name="P1"/>
      <text:p text:style-name="P1">2</text:p>
      <text:p text:style-name="P1"><text:s text:c="3"/>&lt;arTa other="suKa" n="A2.3.73"/&gt;</text:p>
      <text:p text:style-name="P1"/>
      <text:p text:style-name="P1">sukhá</text:p>
      <text:p text:style-name="P1">-----------------------------------------------------------------------</text:p>
      <text:p text:style-name="P1">-&gt; <text:s/>n. ease , easiness , comfort , prosperity , pleasure , happiness (in <text:s/>m. personified as a child of dharma and siddhi <text:s/>Ma1rkP. ), joy , delight in (loc. ; sukham- √kṛ " to give pleasure " ; mahatā sukhena , " with great pleasure ") <text:s/>, the sky , heaven , atmosphere (cf. 3. kha) <text:s/>L.</text:p>
      <text:p text:style-name="P1"/>
      <text:p text:style-name="P1"/>
      <text:p text:style-name="P1">3</text:p>
      <text:p text:style-name="P1"><text:s text:c="3"/>&lt;arTa other="suhita" n="A2.2.11"/&gt;</text:p>
      <text:p text:style-name="P1"/>
      <text:p text:style-name="P1">-&gt; <text:s/>very salutary or beneficial <text:s/>R.</text:p>
      <text:p text:style-name="P1"/>
      <text:p text:style-name="P1">4</text:p>
      <text:p text:style-name="P1"><text:s text:c="3"/>&lt;arTa other="sukara" n="A5.1.93"/&gt;</text:p>
      <text:p text:style-name="P1"/>
      <text:p text:style-name="P1">sú--kára</text:p>
      <text:p text:style-name="P1">-----------------------------------------------------------------------</text:p>
      <text:p text:style-name="P1">-&gt; <text:s/>mf(ā)n. easy to be done , easy for (gen.) or to (inf.) <text:s/>RV. <text:s text:c="2"/>Mn.</text:p>
      <text:p text:style-name="P1">.</text:p>
      <text:p text:style-name="P1"/>
      <text:p text:style-name="P1">5</text:p>
      <text:p text:style-name="P1"><text:s text:c="3"/>&lt;arTa other="svANga" n="A3.4.61 A4.1.53 A4.1.54 A4.1.55 A4.1.56 A4.1.56 A4.1.57 A4.1.58 A4.1.59 A4.1.60 A5.2.66 A5.2.66 A5.2.67 A5.4.113 A5.4.159 A6.2.167 A6.2.168 A6.2.169 A6.2.177 A6.2.183 A6.3.12 A6.3.40"/&gt;</text:p>
      <text:p text:style-name="P1"/>
      <text:p text:style-name="P1">ṅga</text:p>
      <text:p text:style-name="P1">-----------------------------------------------------------------------</text:p>
      <text:p text:style-name="P1">-&gt; <text:s/>n. a limb of one's own body , one's own body , limb or body in the strict (not metaphorical) sense <text:s/>Ka1v. <text:s text:c="2"/>Yogas.</text:p>
      <text:p text:style-name="P1"/>
      <text:p text:style-name="P1">6</text:p>
      <text:p text:style-name="P1"><text:s text:c="3"/>&lt;arTa other="svANga.aDruva" n="A3.4.54"/&gt;</text:p>
      <text:p text:style-name="P1"/>
      <text:p text:style-name="P1"/>
      <text:p text:style-name="P1"><text:soft-page-break/>7</text:p>
      <text:p text:style-name="P1"><text:s text:c="3"/>&lt;arTa other="svANga.parikliSyamAna" n="A3.4.55"/&gt;</text:p>
      <text:p text:style-name="P1"/>
      <text:p text:style-name="P1">8</text:p>
      <text:p text:style-name="P1"><text:s text:c="3"/>&lt;arTa other="svAmin" n="A3.1.103 A5.4.54 A5.4.55"/&gt;</text:p>
      <text:p text:style-name="P1"/>
      <text:p text:style-name="P1"/>
      <text:p text:style-name="P1">-----------------------------------------------------------------------</text:p>
      <text:p text:style-name="P1">-&gt; <text:s/>m. (fr. 1. sva + min) an owner , proprietor , master , lord or owner of (gen. loc. , or <text:s/>comp.) <text:s/></text:p>
      <text:p text:style-name="P1"/>
      <text:p text:style-name="P1"/>
      <text:p text:style-name="P1"/>
      <text:p text:style-name="P1"/>
      <text:p text:style-name="P1">9</text:p>
      <text:p text:style-name="P1"><text:s text:c="3"/>&lt;arTa other="sva" n="A3.4.40 A4.4.123 A6.2.17"/&gt;</text:p>
      <text:p text:style-name="P1"/>
      <text:p text:style-name="P1"/>
      <text:p text:style-name="P1"/>
      <text:p text:style-name="P1">svá</text:p>
      <text:p text:style-name="P1">-----------------------------------------------------------------------</text:p>
      <text:p text:style-name="P1">-&gt; <text:s/>m. <text:span text:style-name="T1">self. </text:span>a man of one's own people or tribe , a kinsman , relative , relation , friend (svāḥ , " one's own relations " , " one's own people ") <text:s/>AV.</text:p>
      <text:p text:style-name="P1"/>
      <text:p text:style-name="P1"/>
      <text:p text:style-name="P1">10</text:p>
      <text:p text:style-name="P1"><text:s text:c="3"/>&lt;arTa other="sva.mAyA" n="A4.4.124"/&gt;</text:p>
      <text:p text:style-name="P1"/>
      <text:p text:style-name="P1">svá--māyā</text:p>
      <text:p text:style-name="P1">-----------------------------------------------------------------------</text:p>
      <text:p text:style-name="P1">-&gt; <text:s/>f. own cunning or magical art or skill <text:s/>MW.</text:p>
      <text:p text:style-name="P1">=======================================================================</text:p>
      <text:p text:style-name="P1"/>
      <text:p text:style-name="P1"/>
      <text:p text:style-name="P1"/>
      <text:p text:style-name="P1"/>
      <text:p text:style-name="P1"/>
      <text:p text:style-name="P1">11</text:p>
      <text:p text:style-name="P1"><text:s text:c="3"/>&lt;arTa other="svakaraRa" n="A1.3.56"/&gt;</text:p>
      <text:p text:style-name="P1"/>
      <text:p text:style-name="P1">svá--karaṇa</text:p>
      <text:p text:style-name="P1">-----------------------------------------------------------------------</text:p>
      <text:p text:style-name="P1">-&gt; <text:s/>n. making (a woman) one's own , marrying <text:s/>Pa1n2. <text:s/>1-3 , 56.</text:p>
      <text:p text:style-name="P1">=======================================================================</text:p>
      <text:p text:style-name="P1"/>
      <text:p text:style-name="P1"/>
      <text:p text:style-name="P1"/>
      <text:p text:style-name="P1"/>
      <text:p text:style-name="P1"/>
      <text:p text:style-name="P1"/>
      <text:p text:style-name="P1"><text:soft-page-break/>12</text:p>
      <text:p text:style-name="P1"><text:s text:c="5"/>&lt;arTa other="svarUpa" n="A5.2.59 A5.2.60 A5.2.60 A5.2.61 A5.2.62"/&gt;</text:p>
      <text:p text:style-name="P1"/>
      <text:p text:style-name="P1">-&gt; <text:s/>n. (ifc. f(ā).) one's own form or shape , the form or shape of (gen. or <text:s/>comp. ; with or without śabdasya or śabda-sva-r° , " a word itself or in its own form " [opp. to its synonyms or varieties] ; with nāmnām = <text:s/>" names themselves ") <text:s/>MBh. <text:s text:c="2"/>Pan5cat. <text:s text:c="2"/>BhP.</text:p>
      <text:p text:style-name="P1"/>
      <text:p text:style-name="P1"/>
      <text:p text:style-name="P1"/>
      <text:p text:style-name="P1"/>
      <text:p text:style-name="P1"/>
      <text:p text:style-name="P1"/>
      <text:p text:style-name="P1"/>
      <text:p text:style-name="P1"/>
      <text:p text:style-name="P1">13</text:p>
      <text:p text:style-name="P1"><text:s text:c="3"/>&lt;arTa other="svara" n="A7.2.18 A7.2.18"/&gt;</text:p>
      <text:p text:style-name="P1">-&gt; <text:s/>tone in recitation <text:s text:c="3"/>(either high or low) , accent (of which there are three kinds , udātta , anudātta qq. vv. , and svarita , col.3) , a note of the musical scale (of which seven [rarely six or eight] <text:s/>are enumerated , 1. niṣāda ; 2. ṛṣabha ; 3. gāndhāra ; 4. ṣaḍja ; 5. madhyama ; 6. dhaivata ; 7. pañcama [described as resembling respectively the notes of an elephant , bull , goat , peacock , curlew or heron , horse , and Koil <text:s/>; and designated by their initial letters or syllables thus , ni ; ṛ ; ga ; ṣa ; ma ; dha ; pa] , but the order is sometimes changed , ṣadja being placed first , and niṣāda last) <text:s/>Pra1t. <text:s text:c="2"/>S3rS. <text:s text:c="2"/>Sam2gi1t. <text:s text:c="2"/>MBh.</text:p>
      <text:p text:style-name="P1"/>
      <text:p text:style-name="P1">=======================================================================</text:p>
      <text:p text:style-name="P1"/>
      <text:p text:style-name="P1"/>
      <text:p text:style-name="P1"/>
      <text:p text:style-name="P1"/>
      <text:p text:style-name="P1"/>
      <text:p text:style-name="P1">14</text:p>
      <text:p text:style-name="P1"><text:s text:c="3"/>&lt;arTa other="svatantra" n="A1.4.54"/&gt;</text:p>
      <text:p text:style-name="P1"/>
      <text:p text:style-name="P1">svá--tantra</text:p>
      <text:p text:style-name="P1">-----------------------------------------------------------------------</text:p>
      <text:p text:style-name="P1">-&gt; <text:s/>n. self-dependence , independence , self-will , freedom <text:s/>Pan5cat. <text:s text:c="2"/>Hit.</text:p>
      <text:p text:style-name="P2"/>
      <text:p text:style-name="P1"/>
      <text:p text:style-name="P1"/>
      <text:p text:style-name="P1"/>
      <text:p text:style-name="P1"/>
      <text:p text:style-name="P1"/>
      <text:p text:style-name="P1">15</text:p>
      <text:p text:style-name="P1"><text:s text:c="3"/>&lt;arTa other="svatantra-prayojaka" n="A1.4.55"/&gt;</text:p>
      <text:p text:style-name="P1"/>
      <text:p text:style-name="P1"/>
      <text:p text:style-name="P1"/>
      <text:p text:style-name="P2">SELF DEPENDENT INDEPENDENT YET SUCCESSFUL</text:p>
      <text:p text:style-name="P1"/>
      <text:p text:style-name="P1"><text:soft-page-break/></text:p>
      <text:p text:style-name="P1"/>
      <text:p text:style-name="P1">16</text:p>
      <text:p text:style-name="P1"><text:s text:c="3"/>&lt;arTa other="tAcCIlya" n="A3.2.11 A3.2.129 A3.2.20 A3.2.78 A6.4.172"/&gt;</text:p>
      <text:p text:style-name="P1"/>
      <text:p text:style-name="P1">tācchīlya</text:p>
      <text:p text:style-name="P1">-----------------------------------------------------------------------</text:p>
      <text:p text:style-name="P1">-&gt; <text:s/>n. the being accustomed to that , 2 , 11 ; i , 3 , 21 Va1rtt. 5</text:p>
      <text:p text:style-name="P1"/>
      <text:p text:style-name="P1"/>
      <text:p text:style-name="P1"/>
      <text:p text:style-name="P1">17</text:p>
      <text:p text:style-name="P1"><text:s text:c="3"/>&lt;arTa other="tAdarTya" n="A5.1.12 A5.1.12 A5.1.12 A5.1.13 A5.1.14 A5.1.15 A5.4.24 A5.4.25 A5.4.26 A6.2.156 A6.3.53"/&gt;</text:p>
      <text:p text:style-name="P1"/>
      <text:p text:style-name="P1">tādarthya</text:p>
      <text:p text:style-name="P1">-----------------------------------------------------------------------</text:p>
      <text:p text:style-name="P1">-&gt;</text:p>
      <text:p text:style-name="P1">-&gt; <text:s/>the having that meaning , sameness of meaning , iv , 2 , 60 <text:s/>Pat.</text:p>
      <text:p text:style-name="P1"/>
      <text:p text:style-name="P1"/>
      <text:p text:style-name="P1">=======================================================================</text:p>
      <text:p text:style-name="P1"/>
      <text:p text:style-name="P1"/>
      <text:p text:style-name="P1"/>
      <text:p text:style-name="P1"/>
      <text:p text:style-name="P1"/>
      <text:p text:style-name="P1">18</text:p>
      <text:p text:style-name="P1"><text:s text:c="3"/>&lt;arTa other="tArya" n="A4.4.91"/&gt;</text:p>
      <text:p text:style-name="P1"/>
      <text:p text:style-name="P1">tārya</text:p>
      <text:p text:style-name="P1">-----------------------------------------------------------------------</text:p>
      <text:p text:style-name="P1">-&gt; <text:s/>n. impers. it is to be crossed <text:s/>Pa1n2. <text:s/>4-4 , 91</text:p>
      <text:p text:style-name="P1">=======================================================================</text:p>
      <text:p text:style-name="P1"/>
      <text:p text:style-name="P1"/>
      <text:p text:style-name="P1"/>
      <text:p text:style-name="P1"/>
      <text:p text:style-name="P1">19</text:p>
      <text:p text:style-name="P1"><text:s text:c="3"/>&lt;arTa other="tAyana" n="A1.3.38 A1.3.39 A1.3.43"/&gt;</text:p>
      <text:p text:style-name="P1"/>
      <text:p text:style-name="P1">tāyana</text:p>
      <text:p text:style-name="P1">-----------------------------------------------------------------------</text:p>
      <text:p text:style-name="P1">-&gt; <text:s/>n. proceeding well , successful progress <text:s/>Pa1n2. <text:s/>1-3 , 38.</text:p>
      <text:p text:style-name="P1">=======================================================================</text:p>
      <text:p text:style-name="P1"/>
      <text:p text:style-name="P1"/>
      <text:p text:style-name="P1"/>
      <text:p text:style-name="P1"/>
      <text:p text:style-name="P1"><text:soft-page-break/></text:p>
      <text:p text:style-name="P1">20</text:p>
      <text:p text:style-name="P1"><text:s text:c="3"/>&lt;arTa other="tUryANga" n="A2.4.2"/&gt;</text:p>
      <text:p text:style-name="P1"/>
      <text:p text:style-name="P1"/>
      <text:p text:style-name="P1"/>
      <text:p text:style-name="P1"/>
      <text:p text:style-name="P1"/>
      <text:p text:style-name="P1"/>
      <text:p text:style-name="P1">21</text:p>
      <text:p text:style-name="P1"><text:s text:c="3"/>&lt;arTa other="tacC<text:span text:style-name="T3">I</text:span>la" n="A3.2.158"/&gt;</text:p>
      <text:p text:style-name="P1"/>
      <text:p text:style-name="P1">tac--chīla</text:p>
      <text:p text:style-name="P1">-----------------------------------------------------------------------</text:p>
      <text:p text:style-name="P1">-&gt; <text:s/>mfn. (śīla) accustomed to that <text:s/>Pa1n2. <text:s/>3-2 , 134</text:p>
      <text:p text:style-name="P1"/>
      <text:p text:style-name="P1"/>
      <text:p text:style-name="P1"/>
      <text:p text:style-name="P1"/>
      <text:p text:style-name="P1"/>
      <text:p text:style-name="P1"/>
      <text:p text:style-name="P1"/>
      <text:p text:style-name="P1">22</text:p>
      <text:p text:style-name="P1"><text:s text:c="3"/>&lt;arTa other="tadDarma" n="A3.2.158"/&gt;</text:p>
      <text:p text:style-name="P1"/>
      <text:p text:style-name="P1">tad-dharma</text:p>
      <text:p text:style-name="P1">-----------------------------------------------------------------------</text:p>
      <text:p text:style-name="P1">-&gt; <text:s/>mfn. having the same qualities, <text:s/>A1pY. ??</text:p>
      <text:p text:style-name="P1">=======================================================================</text:p>
      <text:p text:style-name="P1"/>
      <text:p text:style-name="P1"/>
      <text:p text:style-name="P1"/>
      <text:p text:style-name="P1"/>
      <text:p text:style-name="P1"/>
      <text:p text:style-name="P1">23</text:p>
      <text:p text:style-name="P1"><text:s text:c="3"/>&lt;arTa other="tadDitArTa" n="A2.1.51"/&gt;</text:p>
      <text:p text:style-name="P1"/>
      <text:p text:style-name="P1"/>
      <text:p text:style-name="P1"/>
      <text:p text:style-name="P1"/>
      <text:p text:style-name="P1"/>
      <text:p text:style-name="P1"/>
      <text:p text:style-name="P1">24</text:p>
      <text:p text:style-name="P1"><text:s text:c="3"/>&lt;arTa other="tadaDIna" n="A5.4.54 A5.4.55"/&gt;</text:p>
      <text:p text:style-name="P1"/>
      <text:p text:style-name="P1"/>
      <text:p text:style-name="P1"/>
      <text:p text:style-name="P1"/>
      <text:p text:style-name="P1"/>
      <text:p text:style-name="P1"><text:soft-page-break/></text:p>
      <text:p text:style-name="P1"/>
      <text:p text:style-name="P1">25</text:p>
      <text:p text:style-name="P1"/>
      <text:p text:style-name="P1"><text:s text:c="3"/>&lt;arTa other="tadarTa" n="A2.1.36 A6.2.43 A6.2.71"/&gt;</text:p>
      <text:p text:style-name="P1"/>
      <text:p text:style-name="P1">tád--artha</text:p>
      <text:p text:style-name="P1">===============================</text:p>
      <text:p text:style-name="P1"/>
      <text:p text:style-name="P1">-&gt; <text:s/>ind. on that account , with that object , for that end , therefore <text:s/>Pa1n2. <text:s/>5-1 , 12 <text:s/>R. <text:s/>i , 73 , 4 <text:s/>VarBr2S. <text:s/>lxxiv <text:s/>Ka1s3. <text:s text:c="2"/>VP. <text:s/>iv</text:p>
      <text:p text:style-name="P1">=======================================================================</text:p>
      <text:p text:style-name="P1"/>
      <text:p text:style-name="P1"/>
      <text:p text:style-name="P1"/>
      <text:p text:style-name="P1"/>
      <text:p text:style-name="P1"/>
      <text:p text:style-name="P1">26</text:p>
      <text:p text:style-name="P1"><text:s text:c="3"/>&lt;arTa other="tadarTa-kramaRa" n="A3.1.14"/&gt;</text:p>
      <text:p text:style-name="P1"/>
      <text:p text:style-name="P1"/>
      <text:p text:style-name="P1"/>
      <text:p text:style-name="P1"/>
      <text:p text:style-name="P1"/>
      <text:p text:style-name="P1"/>
      <text:p text:style-name="P1">27</text:p>
      <text:p text:style-name="P1"><text:s text:c="3"/>&lt;arTa other="tamas" n="A7.2.18"/&gt;</text:p>
      <text:p text:style-name="P1"/>
      <text:p text:style-name="P1">támas</text:p>
      <text:p text:style-name="P1">-----------------------------------------------------------------------</text:p>
      <text:p text:style-name="P1">-&gt; <text:s/>n. darkness , gloom <text:s/>(also <text:s/>pl.) <text:s/>RV. <text:s/>(°maḥ práṇīta , " led into darkness " , deprived of the eye's light or sight , i , 117 , 17)</text:p>
      <text:p text:style-name="P1"/>
      <text:p text:style-name="P1"/>
      <text:p text:style-name="P1"/>
      <text:p text:style-name="P1"/>
      <text:p text:style-name="P1"/>
      <text:p text:style-name="P1"/>
      <text:p text:style-name="P1">28</text:p>
      <text:p text:style-name="P1"><text:s text:c="3"/>&lt;arTa other="tanu" n="A4.4.128 A4.4.129"/&gt;</text:p>
      <text:p text:style-name="P1"/>
      <text:p text:style-name="P1"/>
      <text:p text:style-name="P1">tanú</text:p>
      <text:p text:style-name="P1">-----------------------------------------------------------------------</text:p>
      <text:p text:style-name="P1">-&gt; <text:s/>f. (us) (once <text:s/>m. <text:s/>Bha1m. <text:s/>ii , 79) = °nū́ (» s.v.) , the body , person , self (cf. duṣ-ṭanu , priyá-) <text:s/>AitBr. <text:s/>viii , 24 , 4 (ifc.) <text:s/>Mn. <text:s/>(svakā t° , " one's own person " , iv , 184) <text:s/>MBh. <text:s text:c="2"/>Hariv. <text:s/>(acc. pl. irr. °navas , 3813) <text:s text:c="4"/>(iyaṃ tanur mama , " this my self. <text:s/>i.e. I myself here " <text:s/>Ratna7v. <text:s/>iv , 4 ; °nuṃ- √tyaj or hā , " to give up one's life " <text:s/>Mn. <text:s/>vi , 32 <text:s/>BhP. <text:s/>iii <text:s/>Katha1s. )</text:p>
      <text:p text:style-name="P1"/>
      <text:p text:style-name="P1"><text:soft-page-break/></text:p>
      <text:p text:style-name="P1"/>
      <text:p text:style-name="P1"/>
      <text:p text:style-name="P1">29</text:p>
      <text:p text:style-name="P1"><text:s text:c="3"/>&lt;arTa other="tanutva" n="A5.3.91"/&gt;</text:p>
      <text:p text:style-name="P1"/>
      <text:p text:style-name="P1">tanú--tva</text:p>
      <text:p text:style-name="P1">-----------------------------------------------------------------------</text:p>
      <text:p text:style-name="P1">-&gt; <text:s/>n. = -tā <text:s/>MBh. <text:s/>xiii , 541 <text:s/>VarBr2S. <text:s/>iii , 16 <text:s/>Sarvad.</text:p>
      <text:p text:style-name="P1">=======================================================================</text:p>
      <text:p text:style-name="P1"/>
      <text:p text:style-name="P1"/>
      <text:p text:style-name="P1"/>
      <text:p text:style-name="P1"/>
      <text:p text:style-name="P1"/>
      <text:p text:style-name="P1">30</text:p>
      <text:p text:style-name="P1"><text:s text:c="3"/>&lt;arTa other="tarati" n="A4.4.5 A4.4.6 A4.4.7"/&gt;</text:p>
      <text:p text:style-name="P1"/>
      <text:p text:style-name="P1"/>
      <text:p text:style-name="P1">31</text:p>
      <text:p text:style-name="P1"><text:s text:c="3"/>&lt;arTa other="taruRa" n="A1.2.73 A1.2.73 A1.2.73"/&gt;</text:p>
      <text:p text:style-name="P1"/>
      <text:p text:style-name="P1">táruṇa</text:p>
      <text:p text:style-name="P1">-----------------------------------------------------------------------</text:p>
      <text:p text:style-name="P1">-&gt; <text:s/>mf(ī [ Pa1n2. <text:s/>4-1 , 15 Va1rtt. 6 <text:s/>Pat. ] <text:s/>RV. )n. ( √ tṝ ; <text:s/>g. kapilakā*di <text:s/>Gan2ar. <text:s/>447) " progressive " <text:s/>, young , tender , juvenile <text:s/>RV. <text:s text:c="2"/>AV.</text:p>
      <text:p text:style-name="P1"/>
      <text:p text:style-name="P1"/>
      <text:p text:style-name="P1">32</text:p>
      <text:p text:style-name="P1"><text:s text:c="3"/>&lt;arTa other="tatkfta" n="A2.1.30"/&gt;</text:p>
      <text:p text:style-name="P1"><text:s/></text:p>
      <text:p text:style-name="P1"/>
      <text:p text:style-name="P1">33</text:p>
      <text:p text:style-name="P1"><text:s text:c="3"/>&lt;arTa other="tatsADukArin" n="A3.2.158"/&gt;</text:p>
      <text:p text:style-name="P1"/>
      <text:p text:style-name="P1">tat--sādhu-kārin</text:p>
      <text:p text:style-name="P1">-----------------------------------------------------------------------</text:p>
      <text:p text:style-name="P1">-&gt; <text:s/>mfn. accomplishing that <text:s/>Pa1n2. <text:s/>3-2 , 134.</text:p>
      <text:p text:style-name="P1">=======================================================================</text:p>
      <text:p text:style-name="P1"/>
      <text:p text:style-name="P1"/>
      <text:p text:style-name="P1"/>
      <text:p text:style-name="P1"/>
      <text:p text:style-name="P1"/>
      <text:p text:style-name="P1">34</text:p>
      <text:p text:style-name="P1"><text:s text:c="3"/>&lt;arTa other="tfRa" n="A2.4.12"/&gt; <text:s text:c="2"/></text:p>
      <text:p text:style-name="P1"/>
      <text:p text:style-name="P1">tṛ́ṇa</text:p>
      <text:p text:style-name="P1">-----------------------------------------------------------------------</text:p>
      <text:p text:style-name="P1"><text:soft-page-break/>-&gt; <text:s/>n. (m. g. ardharcā*di ; <text:s/>ifc. f(ā).) grass , herb , any gramineous plant , blade of grass , straw (often symbol of minuteness and worthlessness) <text:s/>RV. <text:s text:c="4"/>(ifc. accent <text:s/>g. ghoṣā*di</text:p>
      <text:p text:style-name="P1"/>
      <text:p text:style-name="P1"/>
      <text:p text:style-name="P1"/>
      <text:p text:style-name="P1"/>
      <text:p text:style-name="P1">35</text:p>
      <text:p text:style-name="P1"><text:s text:c="3"/>&lt;arTa other="tizWati" n="A4.4.36"/&gt;</text:p>
      <text:p text:style-name="P1"/>
      <text:p text:style-name="P1"/>
      <text:p text:style-name="P1"/>
      <text:p text:style-name="P1"/>
      <text:p text:style-name="P1"/>
      <text:p text:style-name="P1"/>
      <text:p text:style-name="P1">36</text:p>
      <text:p text:style-name="P1"><text:s text:c="3"/>&lt;arTa other="trA" n="A1.4.25"/&gt;</text:p>
      <text:p text:style-name="P1"/>
      <text:p text:style-name="P1">trā́</text:p>
      <text:p text:style-name="P1">-----------------------------------------------------------------------</text:p>
      <text:p text:style-name="P1">-&gt; <text:s/>m. ( √ trai) a protector , defender <text:s/>RV. <text:s/>i , 100 , 7 ; iv , 24 , </text:p>
      <text:p text:style-name="P1"/>
      <text:p text:style-name="P1"/>
      <text:p text:style-name="P1"/>
      <text:p text:style-name="P1"/>
      <text:p text:style-name="P1"/>
      <text:p text:style-name="P1">37</text:p>
      <text:p text:style-name="P1"><text:s text:c="3"/>&lt;arTa other="tulyArTayoga" n="A4.4.135 A4.4.135 A4.4.91 A4.4.91 A4.4.91"/&gt;</text:p>
      <text:p text:style-name="P1"/>
      <text:p text:style-name="P1"/>
      <text:p text:style-name="P1"/>
      <text:p text:style-name="P1"/>
      <text:p text:style-name="P1"/>
      <text:p text:style-name="P1"/>
      <text:p text:style-name="P1">38</text:p>
      <text:p text:style-name="P1"><text:s text:c="3"/>&lt;arTa other="tulya" n="A2.1.68 A2.3.72 A4.4.91 A4.4.91 A6.2.2"/&gt;</text:p>
      <text:p text:style-name="P1"/>
      <text:p text:style-name="P1">tulya</text:p>
      <text:p text:style-name="P1">-----------------------------------------------------------------------</text:p>
      <text:p text:style-name="P1">-&gt; <text:s/>mf(ā)n. (in <text:s/>comp. accent <text:s/>Pa1n2. <text:s/>6-2 , 2) equal to , of the same kind or class or number or value , similar , comparable , like (with <text:s/>instr. or <text:s/>gen. [cf. ii. , 3 , 72] <text:s/>or <text:s/>ifc. ; <text:s/>e.g. tena [ Mn. <text:s/>iv , 86] <text:s/>or etasya [ Kat2hUp. <text:s/>i , 22] <text:s/>or etat- [24] , " equal to him ") <text:s/>Ka1tyS3r. <text:s text:c="2"/>La1t2y. <text:s text:c="2"/>Pa1n2.</text:p>
      <text:p text:style-name="P1"/>
      <text:p text:style-name="P1"/>
      <text:p text:style-name="P1"/>
      <text:p text:style-name="P1">39</text:p>
      <text:p text:style-name="P1"><text:s text:c="3"/>&lt;arTa other="tulyakriyA" n="A5.1.115 A5.1.115"/&gt;</text:p>
      <text:p text:style-name="P1"/>
      <text:p text:style-name="P1"/>
      <text:p text:style-name="P1"/>
      <text:p text:style-name="P1"><text:soft-page-break/></text:p>
      <text:p text:style-name="P1"/>
      <text:p text:style-name="P1"/>
      <text:p text:style-name="P1">40</text:p>
      <text:p text:style-name="P1"><text:s text:c="3"/>&lt;arTa other="tulyayoga" n="A2.2.28 A4.3.112 A4.3.112 A4.3.113 A4.3.114 A5.1.115 A5.1.115 A5.1.115"/&gt;</text:p>
      <text:p text:style-name="P1"/>
      <text:p text:style-name="P1"/>
      <text:p text:style-name="P1"/>
      <text:p text:style-name="P1"/>
      <text:p text:style-name="P1"/>
      <text:p text:style-name="P1"/>
      <text:p text:style-name="P1">41</text:p>
      <text:p text:style-name="P1"><text:s text:c="3"/>&lt;arTa other="uYCati" n="A4.4.32"/&gt;</text:p>
      <text:p text:style-name="P1"/>
      <text:p text:style-name="P1"/>
      <text:p text:style-name="P1"/>
      <text:p text:style-name="P1"/>
      <text:p text:style-name="P1"/>
      <text:p text:style-name="P1"/>
      <text:p text:style-name="P1">42</text:p>
      <text:p text:style-name="P1"><text:s text:c="3"/>&lt;arTa other="udDrta" n="A4.2.14"/&gt;</text:p>
      <text:p text:style-name="P1"/>
      <text:p text:style-name="P1"/>
      <text:p text:style-name="P1"/>
      <text:p text:style-name="P1"/>
      <text:p text:style-name="P1"/>
      <text:p text:style-name="P1"/>
      <text:p text:style-name="P1">43</text:p>
      <text:p text:style-name="P1"><text:s text:c="3"/>&lt;arTa other="udaDi" n="A8.2.13"/&gt;</text:p>
      <text:p text:style-name="P1"/>
      <text:p text:style-name="P1"/>
      <text:p text:style-name="P1"/>
      <text:p text:style-name="P1">uda--dhí</text:p>
      <text:p text:style-name="P1">-----------------------------------------------------------------------</text:p>
      <text:p text:style-name="P1">-&gt; <text:s/>m. " water-receptacle " , a cloud ; river , sea ; the ocean <text:s/>RV. <text:s text:c="2"/>AV. <text:s text:c="2"/>VS. <text:s text:c="2"/>TS. <text:s text:c="2"/>R. <text:s text:c="2"/>S3ak. <text:s text:c="2"/>Mn. <text:s text:c="4"/>(in classical Sanskrit only the ocean)</text:p>
      <text:p text:style-name="P1"/>
      <text:p text:style-name="P1"/>
      <text:p text:style-name="P1"/>
      <text:p text:style-name="P1">44</text:p>
      <text:p text:style-name="P1"><text:s text:c="3"/>&lt;arTa other="udaka" n="A3.3.123"/&gt;</text:p>
      <text:p text:style-name="P1"/>
      <text:p text:style-name="P1">udaká</text:p>
      <text:p text:style-name="P1">-----------------------------------------------------------------------</text:p>
      <text:p text:style-name="P1">-&gt; <text:s/>n. water <text:s/>RV. <text:s text:c="2"/>AV. <text:s text:c="2"/>Ka1tyS3r. <text:s text:c="2"/>S3Br. <text:s text:c="2"/>MBh.</text:p>
      <text:p text:style-name="P1"/>
      <text:p text:style-name="P1"/>
      <text:p text:style-name="P1"/>
      <text:p text:style-name="P1"><text:soft-page-break/></text:p>
      <text:p text:style-name="P1"/>
      <text:p text:style-name="P1">45</text:p>
      <text:p text:style-name="P1"><text:s text:c="3"/>&lt;arTa other="udgamana" n="A1.3.40"/&gt;</text:p>
      <text:p text:style-name="P1"/>
      <text:p text:style-name="P1">ud-gamana</text:p>
      <text:p text:style-name="P1">-----------------------------------------------------------------------</text:p>
      <text:p text:style-name="P1">-&gt; <text:s/>n. the act of rising (of a star <text:s text:c="2"/>) , ascending <text:s/>Pa1n2. <text:s/>1-3 , 40</text:p>
      <text:p text:style-name="P1"/>
      <text:p text:style-name="P1"/>
      <text:p text:style-name="P1">46</text:p>
      <text:p text:style-name="P1"><text:s text:c="3"/>&lt;arTa other="udvamana" n="A3.1.16"/&gt;</text:p>
      <text:p text:style-name="P1"/>
      <text:p text:style-name="P1">ud-vamana</text:p>
      <text:p text:style-name="P1">-----------------------------------------------------------------------</text:p>
      <text:p text:style-name="P1">-&gt; <text:s/>n. the act of giving out , emitting , shedding (e.g. tears) <text:s/>Pa1n2. <text:s/>3-1 , 16.</text:p>
      <text:p text:style-name="P1">=======================================================================</text:p>
      <text:p text:style-name="P1"/>
      <text:p text:style-name="P1"/>
      <text:p text:style-name="P1"/>
      <text:p text:style-name="P1"/>
      <text:p text:style-name="P1"/>
      <text:p text:style-name="P1">47</text:p>
      <text:p text:style-name="P1"><text:s text:c="3"/>&lt;arTa other="udyamana" n="A3.2.9"/&gt;</text:p>
      <text:p text:style-name="P1"/>
      <text:p text:style-name="P1">ud-yamana</text:p>
      <text:p text:style-name="P1">-----------------------------------------------------------------------</text:p>
      <text:p text:style-name="P1">-&gt; <text:s/>n. raising , elevation <text:s/>Pa1n2. <text:s text:c="2"/>Sarvad.</text:p>
      <text:p text:style-name="P1"/>
      <text:p text:style-name="P1"/>
      <text:p text:style-name="P1">48</text:p>
      <text:p text:style-name="P1"><text:s text:c="3"/>&lt;arTa other="unmanas" n="A5.2.80"/&gt;</text:p>
      <text:p text:style-name="P1"/>
      <text:p text:style-name="P1">un-manas</text:p>
      <text:p text:style-name="P1">-----------------------------------------------------------------------</text:p>
      <text:p text:style-name="P1"/>
      <text:p text:style-name="P1">-&gt; <text:s/>longing or wishing for , eagerly desirous <text:s/>Bhartr2. <text:s text:c="2"/>S3is3.</text:p>
      <text:p text:style-name="P1">=======================================================================</text:p>
      <text:p text:style-name="P1"/>
      <text:p text:style-name="P1"/>
      <text:p text:style-name="P1"/>
      <text:p text:style-name="P1"/>
      <text:p text:style-name="P1">49</text:p>
      <text:p text:style-name="P1"><text:s text:c="3"/>&lt;arTa other="unnata" n="A5.2.106"/&gt;</text:p>
      <text:p text:style-name="P1"/>
      <text:p text:style-name="P1">un-natá</text:p>
      <text:p text:style-name="P1">-----------------------------------------------------------------------</text:p>
      <text:p text:style-name="P1">-&gt; <text:s/>mfn. bent or turned upwards , elevated , lifted up , raised , high , tall , prominent , projecting , lofty <text:s/>MBh. <text:s text:c="2"/>S3ak. <text:s text:c="2"/>Hit.</text:p>
      <text:p text:style-name="P1"><text:soft-page-break/>-&gt; <text:s/>(figuratively) <text:s/>high , eminent , sublime , great , noble <text:s/>Katha1s. <text:s text:c="2"/>Bhartr2. <text:s text:c="2"/>Sa1h.</text:p>
      <text:p text:style-name="P1">-&gt; <text:s/>having a large hump , humpbacked (as a bull) <text:s/>VS. <text:s text:c="2"/>TS. <text:s text:c="2"/>La1t2y.</text:p>
      <text:p text:style-name="P1">=======================================================================</text:p>
      <text:p text:style-name="P1">un-natá</text:p>
      <text:p text:style-name="P1">-----------------------------------------------------------------------</text:p>
      <text:p text:style-name="P1">-&gt; <text:s/>m. a boa (aja-gara) <text:s/>L. <text:s/>, N. of a buddha <text:s/>Lalit.</text:p>
      <text:p text:style-name="P1">=======================================================================</text:p>
      <text:p text:style-name="P1">un-natá</text:p>
      <text:p text:style-name="P1">-----------------------------------------------------------------------</text:p>
      <text:p text:style-name="P1">-&gt; <text:s/>m. of one of the seven ṛṣis under manu cākṣuṣa <text:s/>VP.</text:p>
      <text:p text:style-name="P1">=======================================================================</text:p>
      <text:p text:style-name="P1">un-natá</text:p>
      <text:p text:style-name="P1">-----------------------------------------------------------------------</text:p>
      <text:p text:style-name="P1">-&gt; <text:s/>m. of a mountain <text:s/>VP.</text:p>
      <text:p text:style-name="P1">=======================================================================</text:p>
      <text:p text:style-name="P1">un-natá</text:p>
      <text:p text:style-name="P1">-----------------------------------------------------------------------</text:p>
      <text:p text:style-name="P1">-&gt; <text:s/>n. elevation , ascension</text:p>
      <text:p text:style-name="P1">=======================================================================</text:p>
      <text:p text:style-name="P1">un-natá</text:p>
      <text:p text:style-name="P1">-----------------------------------------------------------------------</text:p>
      <text:p text:style-name="P1">-&gt; <text:s/>n. elevated part <text:s/>TS.</text:p>
      <text:p text:style-name="P1">=======================================================================</text:p>
      <text:p text:style-name="P1">un-natá</text:p>
      <text:p text:style-name="P1">-----------------------------------------------------------------------</text:p>
      <text:p text:style-name="P1">-&gt; <text:s/>n. means of measuring the day <text:s/>SiddhS3ir. <text:s text:c="2"/>Su1ryas.</text:p>
      <text:p text:style-name="P1">=======================================================================</text:p>
      <text:p text:style-name="P1"/>
      <text:p text:style-name="P1"/>
      <text:p text:style-name="P1"/>
      <text:p text:style-name="P1"/>
      <text:p text:style-name="P1"/>
      <text:p text:style-name="P1">50</text:p>
      <text:p text:style-name="P1"><text:s text:c="3"/>&lt;arTa other="upadA" n="A5.1.47 A5.1.48 A5.1.48 A5.1.49"/&gt;</text:p>
      <text:p text:style-name="P1"/>
      <text:p text:style-name="P1"> 1</text:p>
      <text:p text:style-name="P1">-----------------------------------------------------------------------</text:p>
      <text:p text:style-name="P1">-&gt; <text:s/>P. -dadāti , to give in addition , add  ;  to give , grant , offer <text:s/>RV. <text:s/>vi , 28 , 2 <text:s/>AV. <text:s/>iv , 21 , 2 ; xix , 34 , 8 <text:s/>R. <text:s/> ;  to take upon one's self: Pass. (irr. p. -dadyámāna) to be offered or granted (as protection) <text:s/>RV. <text:s/>vi , 49 , 13.</text:p>
      <text:p text:style-name="P1"/>
      <text:p text:style-name="P1"/>
      <text:p text:style-name="P1"/>
      <text:p text:style-name="P1">51</text:p>
      <text:p text:style-name="P1"><text:s text:c="3"/>&lt;arTa other="upadeSe" n="A1.4.70"/&gt;</text:p>
      <text:p text:style-name="P1"/>
      <text:p text:style-name="P1"/>
      <text:p text:style-name="P1"/>
      <text:p text:style-name="P1"/>
      <text:p text:style-name="P1"><text:soft-page-break/></text:p>
      <text:p text:style-name="P1"/>
      <text:p text:style-name="P1">52</text:p>
      <text:p text:style-name="P1"><text:s text:c="3"/>&lt;arTa other="upajYAta" n="A4.3.115"/&gt;</text:p>
      <text:p text:style-name="P1"/>
      <text:p text:style-name="P1">úpa-jñāta</text:p>
      <text:p text:style-name="P1">-----------------------------------------------------------------------</text:p>
      <text:p text:style-name="P1">-&gt; <text:s/>mfn. excogitated , invented , found out</text:p>
      <text:p text:style-name="P1"/>
      <text:p text:style-name="P1"/>
      <text:p text:style-name="P1"/>
      <text:p text:style-name="P1">53</text:p>
      <text:p text:style-name="P1"><text:s text:c="3"/>&lt;arTa other="upamA" n="A1.4.79 A4.1.69 A8.2.101"/&gt;</text:p>
      <text:p text:style-name="P1"/>
      <text:p text:style-name="P1">upamā́</text:p>
      <text:p text:style-name="P1"/>
      <text:p text:style-name="P1">mā</text:p>
      <text:p text:style-name="P1"/>
      <text:p text:style-name="P1">upa-mā́</text:p>
      <text:p text:style-name="P1">-----------------------------------------------------------------------</text:p>
      <text:p text:style-name="P1">-&gt; <text:s/>f. comparison , resemblance , equality , similarity</text:p>
      <text:p text:style-name="P1"/>
      <text:p text:style-name="P1">=</text:p>
      <text:p text:style-name="P1"/>
      <text:p text:style-name="P1"/>
      <text:p text:style-name="P1">54</text:p>
      <text:p text:style-name="P1"><text:s text:c="3"/>&lt;arTa other="upamAna" n="A2.1.55 A2.1.56 A2.1.62 A3.1.10 A3.1.11 A3.1.11 A3.2.79 A3.4.45 A5.4.137 A5.4.138 A5.4.97 A5.4.98 A6.2.127 A6.2.145 A6.2.145 A6.2.169 A6.2.2 A6.2.72 A6.2.80 A6.2.80"/&gt;</text:p>
      <text:p text:style-name="P1"/>
      <text:p text:style-name="P1">upa-māna</text:p>
      <text:p text:style-name="P1">----</text:p>
      <text:p text:style-name="P1"/>
      <text:p text:style-name="P1">-&gt; <text:s/>the object with which anything is compared <text:s/>Pa1n2. <text:s text:c="2"/>Sa1h. <text:s text:c="2"/>Kum.</text:p>
      <text:p text:style-name="P1"/>
      <text:p text:style-name="P1"/>
      <text:p text:style-name="P1"/>
      <text:p text:style-name="P1"/>
      <text:p text:style-name="P1"/>
      <text:p text:style-name="P1"/>
      <text:p text:style-name="P1">55</text:p>
      <text:p text:style-name="P1"><text:s text:c="3"/>&lt;arTa other="upamantraRa" n="A1.3.47"/&gt;</text:p>
      <text:p text:style-name="P1"/>
      <text:p text:style-name="P1">upa-mantraṇa</text:p>
      <text:p text:style-name="P1">-----------------------------------------------------------------------</text:p>
      <text:p text:style-name="P1">-&gt; <text:s/>n. the art of persuading coaxing (= rahasy upa-cchandanam <text:s/>Ka1s3. ) <text:s/>Pa1n2. <text:s/>1-3 , 47.</text:p>
      <text:p text:style-name="P1">=======================================================================</text:p>
      <text:p text:style-name="P1"/>
      <text:p text:style-name="P1"/>
      <text:p text:style-name="P1"><text:soft-page-break/></text:p>
      <text:p text:style-name="P1"/>
      <text:p text:style-name="P1"/>
      <text:p text:style-name="P1">56</text:p>
      <text:p text:style-name="P1"><text:s text:c="3"/>&lt;arTa other="upamita" n="A2.1.56 A2.1.62"/&gt;</text:p>
      <text:p text:style-name="P1"/>
      <text:p text:style-name="P1">upa-mita</text:p>
      <text:p text:style-name="P1">-----------------------------------------------------------------------</text:p>
      <text:p text:style-name="P1">-&gt; <text:s/>mfn. <text:s/>(for 2. » upa- √mi) compared , illustrated by comparison <text:s/>Pa1n2. <text:s text:c="2"/>Bhartr2.</text:p>
      <text:p text:style-name="P1">-&gt; <text:s/>[L=35325.1]</text:p>
      <text:p text:style-name="P1">-&gt; <text:s/>similar.</text:p>
      <text:p text:style-name="P1">=======================================================================</text:p>
      <text:p text:style-name="P1">upa-mita</text:p>
      <text:p text:style-name="P1">-----------------------------------------------------------------------</text:p>
      <text:p text:style-name="P1">-&gt; <text:s/>(for 1. » above ) mfn. stuck or fastened on , put into <text:s/>Vait.</text:p>
      <text:p text:style-name="P1">=======================================================================</text:p>
      <text:p text:style-name="P1"/>
      <text:p text:style-name="P1"/>
      <text:p text:style-name="P1"/>
      <text:p text:style-name="P1"/>
      <text:p text:style-name="P1"/>
      <text:p text:style-name="P1">57</text:p>
      <text:p text:style-name="P1"><text:s text:c="3"/>&lt;arTa other="uparisTa" n="A6.2.188"/&gt;</text:p>
      <text:p text:style-name="P1"/>
      <text:p text:style-name="P1">upari--stha</text:p>
      <text:p text:style-name="P1">-----------------------------------------------------------------------</text:p>
      <text:p text:style-name="P1">-&gt; <text:s/>mfn. standing above <text:s/>MaitrUp. <text:s text:c="2"/>MBh. <text:s text:c="2"/>Hcat.</text:p>
      <text:p text:style-name="P1">=======================================================================</text:p>
      <text:p text:style-name="P1"/>
      <text:p text:style-name="P1"/>
      <text:p text:style-name="P1"/>
      <text:p text:style-name="P1"/>
      <text:p text:style-name="P1"/>
      <text:p text:style-name="P1">58</text:p>
      <text:p text:style-name="P1"><text:s text:c="3"/>&lt;arTa other="upasaMvAda" n="A3.4.8"/&gt;</text:p>
      <text:p text:style-name="P1"/>
      <text:p text:style-name="P1">upa-saṃ-vāda</text:p>
      <text:p text:style-name="P1">-----------------------------------------------------------------------</text:p>
      <text:p text:style-name="P1">-&gt; <text:s/>m. ( √ vad) , agreeing together , agreement <text:s/>Pa1n2. <text:s/>3-4 , 8.</text:p>
      <text:p text:style-name="P1">=======================================================================</text:p>
      <text:p text:style-name="P1"/>
      <text:p text:style-name="P1"/>
      <text:p text:style-name="P1"/>
      <text:p text:style-name="P1"/>
      <text:p text:style-name="P1"/>
      <text:p text:style-name="P1">59</text:p>
      <text:p text:style-name="P1"><text:s text:c="3"/>&lt;arTa other="upasaMvyAna" n="A1.1.36"/&gt;</text:p>
      <text:p text:style-name="P1"/>
      <text:p text:style-name="P1">upa-saṃvyāna</text:p>
      <text:p text:style-name="P1"><text:soft-page-break/>-----------------------------------------------------------------------</text:p>
      <text:p text:style-name="P1">-&gt; <text:s/>n. an under garment <text:s/>Pa1n2. <text:s/>1-1 , 36.</text:p>
      <text:p text:style-name="P1">=======================================================================</text:p>
      <text:p text:style-name="P1"/>
      <text:p text:style-name="P1"/>
      <text:p text:style-name="P1"/>
      <text:p text:style-name="P1"/>
      <text:p text:style-name="P1"/>
      <text:p text:style-name="P1">60</text:p>
      <text:p text:style-name="P1"><text:s text:c="3"/>&lt;arTa other="upasamADAna" n="A3.3.41"/&gt;</text:p>
      <text:p text:style-name="P1"/>
      <text:p text:style-name="P1">upa-samādhāna</text:p>
      <text:p text:style-name="P1">-----------------------------------------------------------------------</text:p>
      <text:p text:style-name="P1">-&gt; <text:s/>n. the act of placing upon , accumulation <text:s/>Pa1n2. <text:s/>3-3 , 41.</text:p>
      <text:p text:style-name="P1">=======================================================================</text:p>
      <text:p text:style-name="P1"/>
      <text:p text:style-name="P1"/>
      <text:p text:style-name="P1"/>
      <text:p text:style-name="P1"/>
      <text:p text:style-name="P1"/>
      <text:p text:style-name="P1">61</text:p>
      <text:p text:style-name="P1"><text:s text:c="3"/>&lt;arTa other="upasamBAzA" n="A1.3.47"/&gt;</text:p>
      <text:p text:style-name="P1"/>
      <text:p text:style-name="P1"/>
      <text:p text:style-name="P1"/>
      <text:p text:style-name="P1"/>
      <text:p text:style-name="P1"/>
      <text:p text:style-name="P1"/>
      <text:p text:style-name="P1">62</text:p>
      <text:p text:style-name="P1"><text:s text:c="3"/>&lt;arTa other="upasikta" n="A4.4.26"/&gt;</text:p>
      <text:p text:style-name="P1"/>
      <text:p text:style-name="P1">upa-sikta</text:p>
      <text:p text:style-name="P1">-----------------------------------------------------------------------</text:p>
      <text:p text:style-name="P1">-&gt; <text:s/>mfn. sprinkled with <text:s/>Pa1n2. <text:s/>4-4 , 26.</text:p>
      <text:p text:style-name="P1">=======================================================================</text:p>
      <text:p text:style-name="P1"/>
      <text:p text:style-name="P1"/>
      <text:p text:style-name="P1"/>
      <text:p text:style-name="P1"/>
      <text:p text:style-name="P1"/>
      <text:p text:style-name="P1">63</text:p>
      <text:p text:style-name="P1"><text:s text:c="3"/>&lt;arTa other="upatApa" n="A7.3.61"/&gt;</text:p>
      <text:p text:style-name="P1"/>
      <text:p text:style-name="P1">upa-tāpa</text:p>
      <text:p text:style-name="P1">-----------------------------------------------------------------------</text:p>
      <text:p text:style-name="P1"/>
      <text:p text:style-name="P1">-&gt; <text:s/>sickness , disease , hurt <text:s/>A1s3vGr2. <text:s text:c="2"/>MBh. <text:s text:c="2"/>Sus3r.</text:p>
      <text:p text:style-name="P1"/>
      <text:p text:style-name="P1">=======================================================================</text:p>
      <text:p text:style-name="P1"><text:soft-page-break/></text:p>
      <text:p text:style-name="P1"/>
      <text:p text:style-name="P1"/>
      <text:p text:style-name="P1"/>
      <text:p text:style-name="P1"/>
      <text:p text:style-name="P1">64</text:p>
      <text:p text:style-name="P1"><text:s text:c="3"/>&lt;arTa other="upayamana" n="A1.2.16 A1.4.77"/&gt;</text:p>
      <text:p text:style-name="P1"/>
      <text:p text:style-name="P1"/>
      <text:p text:style-name="P1">-----------------------------------------------------------------------</text:p>
      <text:p text:style-name="P1">-&gt; <text:s/>n. the taking a wife , marrying <text:s/>Pa1n2.</text:p>
      <text:p text:style-name="P1"/>
      <text:p text:style-name="P1"/>
      <text:p text:style-name="P1"/>
      <text:p text:style-name="P1">65</text:p>
      <text:p text:style-name="P1"><text:s text:c="3"/>&lt;arTa other="upayoga" n="A1.3.32"/&gt;</text:p>
      <text:p text:style-name="P1"/>
      <text:p text:style-name="P1">upa-yoga</text:p>
      <text:p text:style-name="P1">-----------------------------------------------------------------------</text:p>
      <text:p text:style-name="P1"/>
      <text:p text:style-name="P1">-&gt; <text:s/>any act tending to a desired object</text:p>
      <text:p text:style-name="P3"/>
      <text:p text:style-name="P1"/>
      <text:p text:style-name="P1"/>
      <text:p text:style-name="P1"/>
      <text:p text:style-name="P1">66</text:p>
      <text:p text:style-name="P1"><text:s text:c="3"/>&lt;arTa other="upayoge" n="A1.4.29"/&gt;</text:p>
      <text:p text:style-name="P1"/>
      <text:p text:style-name="P1"/>
      <text:p text:style-name="P1"/>
      <text:p text:style-name="P1"/>
      <text:p text:style-name="P1">67</text:p>
      <text:p text:style-name="P1"><text:s text:c="3"/>&lt;arTa other="upta" n="A4.3.44 A4.3.45 A4.3.46"/&gt;</text:p>
      <text:p text:style-name="P1"/>
      <text:p text:style-name="P1"/>
      <text:p text:style-name="P1">-----------------------------------------------------------------------</text:p>
      <text:p text:style-name="P1">-&gt; <text:s/>mfn. scattered , sown , planted , put in the ground <text:s/>RV.</text:p>
      <text:p text:style-name="P1"/>
      <text:p text:style-name="P1"/>
      <text:p text:style-name="P1">=======================================================================</text:p>
      <text:p text:style-name="P1"/>
      <text:p text:style-name="P1"/>
      <text:p text:style-name="P1"/>
      <text:p text:style-name="P1"/>
      <text:p text:style-name="P1"/>
      <text:p text:style-name="P1">68</text:p>
      <text:p text:style-name="P1"><text:s text:c="3"/>&lt;arTa other="utpatti" n="A3.3.111"/&gt;</text:p>
      <text:p text:style-name="P1"/>
      <text:p text:style-name="P1">ut-patti</text:p>
      <text:p text:style-name="P1"><text:soft-page-break/>-----------------------------------------------------------------------</text:p>
      <text:p text:style-name="P1">-&gt; <text:s/>f. arising , birth , production , origin <text:s/>Sus3r. <text:s text:c="2"/>MBh. <text:s text:c="2"/>Ya1jn5.</text:p>
      <text:p text:style-name="P1"/>
      <text:p text:style-name="P1"/>
      <text:p text:style-name="P1"/>
      <text:p text:style-name="P1"/>
      <text:p text:style-name="P1">69</text:p>
      <text:p text:style-name="P1"><text:s text:c="3"/>&lt;arTa other="utsaYjana" n="A1.3.36"/&gt;</text:p>
      <text:p text:style-name="P1"/>
      <text:p text:style-name="P1">ut-sañjana</text:p>
      <text:p text:style-name="P1">-----------------------------------------------------------------------</text:p>
      <text:p text:style-name="P1">-&gt; <text:s/>n. raising up , lifting up <text:s/>Pa1n2. <text:s/>1-3 , 36.</text:p>
      <text:p text:style-name="P1">=======================================================================</text:p>
      <text:p text:style-name="P1"/>
      <text:p text:style-name="P1"/>
      <text:p text:style-name="P1"/>
      <text:p text:style-name="P1"/>
      <text:p text:style-name="P1"/>
      <text:p text:style-name="P1">70</text:p>
      <text:p text:style-name="P1"><text:s text:c="3"/>&lt;arTa other="uttamarRa" n="A1.4.35"/&gt;</text:p>
      <text:p text:style-name="P1"/>
      <text:p text:style-name="P1">rṇa</text:p>
      <text:p text:style-name="P1">-----------------------------------------------------------------------</text:p>
      <text:p text:style-name="P1">-&gt; <text:s/>m. (uttama-ṛṇa) a creditor <text:s/>Pa1n2. <text:s/>1-4 , 35 <text:s/>Mn.</text:p>
      <text:p text:style-name="P1"/>
      <text:p text:style-name="P1"/>
      <text:p text:style-name="P1"/>
      <text:p text:style-name="P1">71</text:p>
      <text:p text:style-name="P1"><text:s text:c="3"/>&lt;arTa other="uttarakAla" n="A2.1.49"/&gt;</text:p>
      <text:p text:style-name="P1"/>
      <text:p text:style-name="P1">úttara--kāla</text:p>
      <text:p text:style-name="P1">-----------------------------------------------------------------------</text:p>
      <text:p text:style-name="P1">-&gt; <text:s/>m. future time</text:p>
      <text:p text:style-name="P1"/>
      <text:p text:style-name="P1"/>
      <text:p text:style-name="P1">72</text:p>
      <text:p text:style-name="P1"><text:s text:c="3"/>&lt;arTa other="uttarapadaBUman" n="A6.2.175 A6.2.176"/&gt;</text:p>
      <text:p text:style-name="P1"/>
      <text:p text:style-name="P1"/>
      <text:p text:style-name="P1"/>
      <text:p text:style-name="P1"/>
      <text:p text:style-name="P1"/>
      <text:p text:style-name="P1"/>
      <text:p text:style-name="P1">73</text:p>
      <text:p text:style-name="P1"><text:s text:c="3"/>&lt;arTa other="vAhIka" n="A5.3.114"/&gt;</text:p>
      <text:p text:style-name="P1"/>
      <text:p text:style-name="P1">vāhīka</text:p>
      <text:p text:style-name="P1">-----------------------------------------------------------------------</text:p>
      <text:p text:style-name="P1">-&gt; <text:s/>» bāhīka.</text:p>
      <text:p text:style-name="P1"><text:soft-page-break/>=======================================================================</text:p>
      <text:p text:style-name="P1"/>
      <text:p text:style-name="P1"/>
      <text:p text:style-name="P1"/>
      <text:p text:style-name="P1"/>
      <text:p text:style-name="P1"/>
      <text:p text:style-name="P1">74</text:p>
      <text:p text:style-name="P1"><text:s text:c="3"/>&lt;arTa other="vApa" n="A5.1.45 A5.1.46"/&gt;</text:p>
      <text:p text:style-name="P1"/>
      <text:p text:style-name="P1">vāpa</text:p>
      <text:p text:style-name="P1"/>
      <text:p text:style-name="P1"/>
      <text:p text:style-name="P1">-&gt; <text:s/>(ifc.) sown with <text:s/>L. <text:s/>(cf. <text:s/>Pa1n2. <text:s/>8-4 , 11 Sch.)</text:p>
      <text:p text:style-name="P1">=======================================================================</text:p>
      <text:p text:style-name="P1"/>
      <text:p text:style-name="P1"/>
      <text:p text:style-name="P1"/>
      <text:p text:style-name="P1"/>
      <text:p text:style-name="P1"/>
      <text:p text:style-name="P1">75</text:p>
      <text:p text:style-name="P1"><text:s text:c="3"/>&lt;arTa other="vAraRa" n="A1.4.27"/&gt;</text:p>
      <text:p text:style-name="P1"/>
      <text:p text:style-name="P1">vāraṇá</text:p>
      <text:p text:style-name="P1">-----------------------------------------------------------------------</text:p>
      <text:p text:style-name="P1">-&gt; <text:s/>mf(ī)n. warding off , restraining , resisting , opposing <text:s/>MBh. <text:s text:c="2"/>Ka1v.</text:p>
      <text:p text:style-name="P1"/>
      <text:p text:style-name="P1"/>
      <text:p text:style-name="P1"/>
      <text:p text:style-name="P1"/>
      <text:p text:style-name="P1"/>
      <text:p text:style-name="P1"/>
      <text:p text:style-name="P1">76</text:p>
      <text:p text:style-name="P1"><text:s text:c="3"/>&lt;arTa other="vAsin" n="A4.4.107 A4.4.107"/&gt;</text:p>
      <text:p text:style-name="P1"/>
      <text:p text:style-name="P1">vāsin</text:p>
      <text:p text:style-name="P1">-----------------------------------------------------------------------</text:p>
      <text:p text:style-name="P1">-&gt; <text:s/>mfn. staying , abiding , dwelling , living , inhabiting (often <text:s/>ifc. = living in or among or in a partic. manner or condition) <text:s/>TS.</text:p>
      <text:p text:style-name="P1">=======================================================================</text:p>
      <text:p text:style-name="P1"/>
      <text:p text:style-name="P1"/>
      <text:p text:style-name="P1"/>
      <text:p text:style-name="P1"/>
      <text:p text:style-name="P1"/>
      <text:p text:style-name="P1">77</text:p>
      <text:p text:style-name="P1"><text:s text:c="3"/>&lt;arTa other="vAtatrARa" n="A6.2.8"/&gt;</text:p>
      <text:p text:style-name="P1"/>
      <text:p text:style-name="P1">vāta--trāṇa</text:p>
      <text:p text:style-name="P1">-----------------------------------------------------------------------</text:p>
      <text:p text:style-name="P1"><text:soft-page-break/>-&gt; <text:s/>n. shelter from wind <text:s/>Pa1n2. <text:s/>6-2 , 8.</text:p>
      <text:p text:style-name="P1">=======================================================================</text:p>
      <text:p text:style-name="P1"/>
      <text:p text:style-name="P1"/>
      <text:p text:style-name="P1"/>
      <text:p text:style-name="P1"/>
      <text:p text:style-name="P1"/>
      <text:p text:style-name="P1">78</text:p>
      <text:p text:style-name="P1"><text:s text:c="3"/>&lt;arTa other="vESya" n="A3.1.103"/&gt;</text:p>
      <text:p text:style-name="P1"/>
      <text:p text:style-name="P1">vaiśya</text:p>
      <text:p text:style-name="P1">-----------------------------------------------------------------------</text:p>
      <text:p text:style-name="P1">-&gt; <text:s/>m. (fr. 2. viś) " a man who settles on the soil " , a peasant , or " working man " , agriculturist , man of the third class or caste (whose business was trade as well as agriculture) <text:s/>RV.</text:p>
      <text:p text:style-name="P1">.</text:p>
      <text:p text:style-name="P1"/>
      <text:p text:style-name="P1">=======================================================================</text:p>
      <text:p text:style-name="P1"/>
      <text:p text:style-name="P1"/>
      <text:p text:style-name="P1"/>
      <text:p text:style-name="P1"/>
      <text:p text:style-name="P1"/>
      <text:p text:style-name="P1">79</text:p>
      <text:p text:style-name="P1"><text:s text:c="3"/>&lt;arTa other="vEkfta" n="A6.1.139"/&gt;</text:p>
      <text:p text:style-name="P1"/>
      <text:p text:style-name="P1">vaikṛta</text:p>
      <text:p text:style-name="P1"/>
      <text:p text:style-name="P1">-&gt; <text:s/>n. (ifc. f(ā).) change , modification , alteration , disfigurement , abnormal condition , changed state <text:s/>MBh. <text:s text:c="2"/>R. <text:s text:c="2"/>Sus3r.</text:p>
      <text:p text:style-name="P1"/>
      <text:p text:style-name="P1"/>
      <text:p text:style-name="P1"/>
      <text:p text:style-name="P1"/>
      <text:p text:style-name="P1"/>
      <text:p text:style-name="P1">80</text:p>
      <text:p text:style-name="P1"><text:s text:c="3"/>&lt;arTa other="vEra" n="A4.3.125"/&gt;</text:p>
      <text:p text:style-name="P1"/>
      <text:p text:style-name="P1">vaíra</text:p>
      <text:p text:style-name="P1"/>
      <text:p text:style-name="P1">-&gt; <text:s/>n. (exceptionally <text:s/>m. [?] <text:s/>ifc. f(ā).) enmity , hostility , animosity , grudge , quarrel or feud with (instr. with or without saha , or sā*rdham , or <text:s/>comp. ; often <text:s/>pl.) <text:s/>AV. <text:s text:c="2"/>Pan5cavBr. <text:s text:c="2"/>MBh</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81</text:p>
      <text:p text:style-name="P1"><text:s text:c="3"/>&lt;arTa other="vEyAkaraRAKyA" n="A6.3.7 A6.3.8"/&gt;</text:p>
      <text:p text:style-name="P1"/>
      <text:p text:style-name="P1"/>
      <text:p text:style-name="P1"/>
      <text:p text:style-name="P1"/>
      <text:p text:style-name="P1"/>
      <text:p text:style-name="P1"/>
      <text:p text:style-name="P1">82</text:p>
      <text:p text:style-name="P1"><text:s text:c="3"/>&lt;arTa other="vEyAtya" n="A7.2.19 A7.2.19"/&gt;</text:p>
      <text:p text:style-name="P1"/>
      <text:p text:style-name="P1">vaiyātya</text:p>
      <text:p text:style-name="P1">-----------------------------------------------------------------------</text:p>
      <text:p text:style-name="P1">-&gt; <text:s/>n. boldness , immodesty , shamelessness <text:s/>Hit. <text:s text:c="2"/>Ra1jat.</text:p>
      <text:p text:style-name="P1">-&gt; <text:s/>rudeness <text:s/>A.</text:p>
      <text:p text:style-name="P1">=======================================================================</text:p>
      <text:p text:style-name="P1"/>
      <text:p text:style-name="P1"/>
      <text:p text:style-name="P1"/>
      <text:p text:style-name="P1"/>
      <text:p text:style-name="P1"/>
      <text:p text:style-name="P1">83</text:p>
      <text:p text:style-name="P1"><text:s text:c="3"/>&lt;arTa other="vIRA" n="A3.3.65"/&gt;</text:p>
      <text:p text:style-name="P1"/>
      <text:p text:style-name="P1">vī́ṇā</text:p>
      <text:p text:style-name="P1">-----------------------------------------------------------------------</text:p>
      <text:p text:style-name="P1">-&gt; <text:s/>f. (of doubtful derivation) the vīṇā or Indian lute (an instrument of the guitar kind , supposed to have been invented by nārada q.v. , usually having seven wires or strings raised upon nineteen frets or supports fixed on a long rounded board , towards the ends of which are two large gourds ; its compass is said to be two octaves , but it has many varieties according to the number of strings <text:s text:c="2"/>) <text:s/>TS. <text:s text:c="2"/>S3Br.</text:p>
      <text:p text:style-name="P1">-</text:p>
      <text:p text:style-name="P1"/>
      <text:p text:style-name="P1"/>
      <text:p text:style-name="P4">INDIAN FLUTE</text:p>
      <text:p text:style-name="P1"/>
      <text:p text:style-name="P1">84</text:p>
      <text:p text:style-name="P1"><text:s text:c="3"/>&lt;arTa other="vIpsA" n="A1.4.90 A1.4.91 A5.4.1 A5.4.43 A8.1.4"/&gt;</text:p>
      <text:p text:style-name="P1"/>
      <text:p text:style-name="P1">psā</text:p>
      <text:p text:style-name="P1">-----------------------------------------------------------------------</text:p>
      <text:p text:style-name="P1">-&gt; <text:s/>f. " the desire of pervading " (with any property or quality simultaneously or continuously) , several or successive order or series , distributiveness , repetition (esp. repetition of words to imply continuous or successive action ; <text:s/>e.g. vṛkṣaṃ vṛkṣaṃ siñcati , he waters tree after tree ; mandam mandaṃ nudati pavanaḥ , " gently , gently breathes the wind " cf. <text:s/>Pa1n2. <text:s/>8-1 , 4 <text:s/>Va1m. <text:s/>v , 2 , 87) , <text:s/>APra1t. <text:s text:c="2"/>Pa1n2. <text:s text:c="2"/>S3am2k.</text:p>
      <text:p text:style-name="P1"><text:soft-page-break/>=======================================================================</text:p>
      <text:p text:style-name="P1"/>
      <text:p text:style-name="P1"/>
      <text:p text:style-name="P1"/>
      <text:p text:style-name="P1"/>
      <text:p text:style-name="P1"/>
      <text:p text:style-name="P1">85</text:p>
      <text:p text:style-name="P1"><text:s text:c="3"/>&lt;arTa other="vaDya" n="A4.4.91"/&gt;</text:p>
      <text:p text:style-name="P1"/>
      <text:p text:style-name="P1">vádhya</text:p>
      <text:p text:style-name="P1">-----------------------------------------------------------------------</text:p>
      <text:p text:style-name="P1">-&gt; <text:s/>mfn. (frequently written bádhya) to be slain or killed , to be capitally punished , to be corporally chastised (cf. under vadha) , sentenced , a criminal <text:s/>AV.</text:p>
      <text:p text:style-name="P1">-&gt; <text:s/>to be destroyed or annihilated <text:s/>MBh. <text:s text:c="2"/>Ka1v.</text:p>
      <text:p text:style-name="P1"/>
      <text:p text:style-name="P1"/>
      <text:p text:style-name="P1"/>
      <text:p text:style-name="P1"/>
      <text:p text:style-name="P1">86</text:p>
      <text:p text:style-name="P1"><text:s text:c="3"/>&lt;arTa other="vaMSya" n="A2.1.19"/&gt;</text:p>
      <text:p text:style-name="P1"/>
      <text:p text:style-name="P1">vaṃśya</text:p>
      <text:p text:style-name="P1">-</text:p>
      <text:p text:style-name="P1">-&gt; <text:s/>m. pl. the members of a family , ancestors or descendants <text:s/>Mn. <text:s text:c="2"/>MBh.</text:p>
      <text:p text:style-name="P1"/>
      <text:p text:style-name="P1"/>
      <text:p text:style-name="P1"/>
      <text:p text:style-name="P1"/>
      <text:p text:style-name="P1">87</text:p>
      <text:p text:style-name="P1"><text:s text:c="3"/>&lt;arTa other="vaMSya.jivat" n="A4.1.163"/&gt;</text:p>
      <text:p text:style-name="P1"/>
      <text:p text:style-name="P1"/>
      <text:p text:style-name="P1"/>
      <text:p text:style-name="P1">88</text:p>
      <text:p text:style-name="P1"><text:s text:c="3"/>&lt;arTa other="vaRiksambanDin" n="A3.3.52"/&gt;</text:p>
      <text:p text:style-name="P1"/>
      <text:p text:style-name="P1"/>
      <text:p text:style-name="P1"/>
      <text:p text:style-name="P1"/>
      <text:p text:style-name="P1">89</text:p>
      <text:p text:style-name="P1"><text:s text:c="3"/>&lt;arTa other="vahati" n="A4.4.76 A4.4.77 A4.4.78 A4.4.79 A4.4.79 A4.4.80 A4.4.81 A4.4.82 A5.1.50 A5.1.51 A5.1.51"/&gt;</text:p>
      <text:p text:style-name="P1"/>
      <text:p text:style-name="P1">vahati</text:p>
      <text:p text:style-name="P1"/>
      <text:p text:style-name="P1">-&gt; <text:s/>a friend</text:p>
      <text:p text:style-name="P1">-&gt; <text:s/>an ox</text:p>
      <text:p text:style-name="P1"/>
      <text:p text:style-name="P1">=======================================================================</text:p>
      <text:p text:style-name="P1"><text:soft-page-break/></text:p>
      <text:p text:style-name="P1"/>
      <text:p text:style-name="P1"/>
      <text:p text:style-name="P1"/>
      <text:p text:style-name="P1"/>
      <text:p text:style-name="P1">90</text:p>
      <text:p text:style-name="P1"><text:s text:c="3"/>&lt;arTa other="vana" n="A6.2.136"/&gt;</text:p>
      <text:p text:style-name="P1"/>
      <text:p text:style-name="P1">vána</text:p>
      <text:p text:style-name="P1">-----------------------------------------------------------------------</text:p>
      <text:p text:style-name="P1"/>
      <text:p text:style-name="P1">-&gt; <text:s/>f. a wood , forest <text:s/>Sa1h.</text:p>
      <text:p text:style-name="P1"/>
      <text:p text:style-name="P1"/>
      <text:p text:style-name="P1">91</text:p>
      <text:p text:style-name="P1"><text:s text:c="3"/>&lt;arTa other="vanaspati" n="A8.4.6"/&gt;</text:p>
      <text:p text:style-name="P1"/>
      <text:p text:style-name="P1">vana-s-páti</text:p>
      <text:p text:style-name="P1">-----------------------------------------------------------------------</text:p>
      <text:p text:style-name="P1">-&gt; <text:s/>m. (vanas-) (vanas prob. a form of the <text:s/>gen. ; cf. 2. van and ráthas-páti) " king of the wood " a , forest-tree (esp. a large tree bearing fruit apparently without blossoms , as several species of the fig , the jack tree <text:s text:c="3"/>, but also applied to any tree) <text:s/>RV.</text:p>
      <text:p text:style-name="P1"/>
      <text:p text:style-name="P1"/>
      <text:p text:style-name="P1">93</text:p>
      <text:p text:style-name="P1"><text:s text:c="3"/>&lt;arTa other="varRa" n="A2.1.69 A2.1.69 A4.1.39 A4.1.39 A4.1.40 A4.1.42 A5.1.123 A6.2.112 A6.2.3 A6.2.3"/&gt;</text:p>
      <text:p text:style-name="P1">várṇa</text:p>
      <text:p text:style-name="P1"/>
      <text:p text:style-name="P1">-&gt; <text:s/>outward appearance , exterior , form , figure , shape , colour <text:s/>RV.</text:p>
      <text:p text:style-name="P1"/>
      <text:p text:style-name="P1"/>
      <text:p text:style-name="P1">94</text:p>
      <text:p text:style-name="P1"><text:s text:c="3"/>&lt;arTa other="varRa.anitya" n="A5.4.31 A5.4.33"/&gt;</text:p>
      <text:p text:style-name="P1"/>
      <text:p text:style-name="P1"/>
      <text:p text:style-name="P1">95</text:p>
      <text:p text:style-name="P1"><text:s text:c="3"/>&lt;arTa other="varRu" n="A4.2.103"/&gt;</text:p>
      <text:p text:style-name="P1"/>
      <text:p text:style-name="P1">varṇu</text:p>
      <text:p text:style-name="P1">-----------------------------------------------------------------------</text:p>
      <text:p text:style-name="P1">-&gt; <text:s/>m. N. of a river and the adjacent district <text:s/>Un2. <text:s/>iii , 38 Sch. (cf. vārṇava)</text:p>
      <text:p text:style-name="P1"/>
      <text:p text:style-name="P1"/>
      <text:p text:style-name="P1"/>
      <text:p text:style-name="P1"/>
      <text:p text:style-name="P1"/>
      <text:p text:style-name="P1"/>
      <text:p text:style-name="P1"/>
      <text:p text:style-name="P1"><text:soft-page-break/></text:p>
      <text:p text:style-name="P1"/>
      <text:p text:style-name="P1">96</text:p>
      <text:p text:style-name="P1"><text:s text:c="3"/>&lt;arTa other="varcaska" n="A6.1.148"/&gt;</text:p>
      <text:p text:style-name="P1"/>
      <text:p text:style-name="P1">varcaska</text:p>
      <text:p text:style-name="P1">-----------------------------------------------------------------------</text:p>
      <text:p text:style-name="P1"/>
      <text:p text:style-name="P1">-&gt; <text:s/>ordure , excrement <text:s/>Pa1n2. <text:s/>6-1 , 148.</text:p>
      <text:p text:style-name="P1">=======================================================================</text:p>
      <text:p text:style-name="P1"/>
      <text:p text:style-name="P1"/>
      <text:p text:style-name="P1"/>
      <text:p text:style-name="P1"/>
      <text:p text:style-name="P1"/>
      <text:p text:style-name="P1">97</text:p>
      <text:p text:style-name="P1"><text:s text:c="3"/>&lt;arTa other="varga" n="A5.1.60 A5.1.61"/&gt;</text:p>
      <text:p text:style-name="P1"/>
      <text:p text:style-name="P1">várga</text:p>
      <text:p text:style-name="P1">-----------------------------------------------------------------------</text:p>
      <text:p text:style-name="P1"/>
      <text:p text:style-name="P1">-&gt; <text:s/>(ifc. f(ā).) a separate division , class , set , multitude of similar things (animate or inanimate) , group , company , family , party , side (mostly <text:s/>ifc. e.g. catur- , tri-v° q.v. ; often <text:s/>pl. for sg.) <text:s/>Ka1tyS3r. <text:s text:c="2"/>Pra1t.</text:p>
      <text:p text:style-name="P1"/>
      <text:p text:style-name="P1"/>
      <text:p text:style-name="P1">98</text:p>
      <text:p text:style-name="P1"><text:s text:c="3"/>&lt;arTa other="varjana" n="A1.4.88 A2.3.10 A8.1.5"/&gt;</text:p>
      <text:p text:style-name="P1"/>
      <text:p text:style-name="P1">jana</text:p>
      <text:p text:style-name="P1">-----------------------------------------------------------------------</text:p>
      <text:p text:style-name="P1">-&gt; <text:s/>n. excluding avoiding , leaving , abandoning <text:s/>Mn. <text:s text:c="2"/>MBh.</text:p>
      <text:p text:style-name="P1"/>
      <text:p text:style-name="P1"/>
      <text:p text:style-name="P1"/>
      <text:p text:style-name="P1"/>
      <text:p text:style-name="P1">99</text:p>
      <text:p text:style-name="P1"><text:s text:c="3"/>&lt;arTa other="varjyamAna" n="A6.2.33"/&gt;</text:p>
      <text:p text:style-name="P1"/>
      <text:p text:style-name="P1"/>
      <text:p text:style-name="P1"/>
      <text:p text:style-name="P1"/>
      <text:p text:style-name="P1"/>
      <text:p text:style-name="P1"/>
      <text:p text:style-name="P1">100</text:p>
      <text:p text:style-name="P1"><text:s text:c="3"/>&lt;arTa other="vartate" n="A4.4.27"/&gt;</text:p>
      <text:p text:style-name="P1"/>
      <text:p text:style-name="P1"/>
      <text:p text:style-name="P1"/>
      <text:p text:style-name="P1"><text:soft-page-break/></text:p>
      <text:p text:style-name="P1"/>
      <text:p text:style-name="P1"/>
      <text:p text:style-name="P1">101</text:p>
      <text:p text:style-name="P1"><text:s text:c="3"/>&lt;arTa other="vartayati" n="A5.1.72"/&gt;</text:p>
      <text:p text:style-name="P1"/>
      <text:p text:style-name="P1"/>
      <text:p text:style-name="P1"/>
      <text:p text:style-name="P1"/>
      <text:p text:style-name="P1"/>
      <text:p text:style-name="P1"/>
      <text:p text:style-name="P1">102</text:p>
      <text:p text:style-name="P1"><text:s text:c="3"/>&lt;arTa other="varti-arTa" n="A3.1.15"/&gt;</text:p>
      <text:p text:style-name="P1"/>
      <text:p text:style-name="P1"/>
      <text:p text:style-name="P1"/>
      <text:p text:style-name="P1"/>
      <text:p text:style-name="P1"/>
      <text:p text:style-name="P1"/>
      <text:p text:style-name="P1">103</text:p>
      <text:p text:style-name="P1"><text:s text:c="3"/>&lt;arTa other="varzapramARa" n="A3.4.32 A3.4.32 A3.4.33"/&gt;</text:p>
      <text:p text:style-name="P1"/>
      <text:p text:style-name="P1"/>
      <text:p text:style-name="P1"/>
      <text:p text:style-name="P1"/>
      <text:p text:style-name="P1"/>
      <text:p text:style-name="P1"/>
      <text:p text:style-name="P1">104</text:p>
      <text:p text:style-name="P1"><text:s text:c="3"/>&lt;arTa other="varzapratibanDa" n="A3.3.51"/&gt;</text:p>
      <text:p text:style-name="P1"/>
      <text:p text:style-name="P1">varṣá--pratibandha</text:p>
      <text:p text:style-name="P1"><text:span text:style-name="T2">s</text:span>-----------------------------------------------------------------------</text:p>
      <text:p text:style-name="P1">-&gt; <text:s/>m. stoppage of rain , drought <text:s/>Pa1n2. <text:s/>3-3 , 51.</text:p>
      <text:p text:style-name="P1">=======================================================================</text:p>
      <text:p text:style-name="P1"/>
      <text:p text:style-name="P1"/>
      <text:p text:style-name="P1"/>
      <text:p text:style-name="P1"/>
      <text:p text:style-name="P1"/>
      <text:p text:style-name="P1">105</text:p>
      <text:p text:style-name="P1"><text:s text:c="3"/>&lt;arTa other="vasati" n="A4.4.73 A4.4.74"/&gt;</text:p>
      <text:p text:style-name="P1"/>
      <text:p text:style-name="P1">vasatí</text:p>
      <text:p text:style-name="P1">-----------------------------------------------------------------------</text:p>
      <text:p text:style-name="P1"/>
      <text:p text:style-name="P1">-&gt; <text:s/>a dwelling-place , house , residence , abode or seat of (gen. or <text:s/>comp.) ib.</text:p>
      <text:p text:style-name="P1">==================================================</text:p>
      <text:p text:style-name="P1"/>
      <text:p text:style-name="P1"/>
      <text:p text:style-name="P1"><text:soft-page-break/></text:p>
      <text:p text:style-name="P1"/>
      <text:p text:style-name="P1"/>
      <text:p text:style-name="P1">106</text:p>
      <text:p text:style-name="P1"><text:s text:c="3"/>&lt;arTa other="vasna" n="A5.1.56"/&gt;</text:p>
      <text:p text:style-name="P1"/>
      <text:p text:style-name="P1">vasná</text:p>
      <text:p text:style-name="P1"/>
      <text:p text:style-name="P1">-&gt; <text:s/>price , value <text:s/>RV. <text:s text:c="2"/>AV. <text:s text:c="2"/>VS.</text:p>
      <text:p text:style-name="P1">-&gt;=================================================</text:p>
      <text:p text:style-name="P1"/>
      <text:p text:style-name="P1"/>
      <text:p text:style-name="P1"/>
      <text:p text:style-name="P1"/>
      <text:p text:style-name="P1"/>
      <text:p text:style-name="P1">107</text:p>
      <text:p text:style-name="P1"><text:s text:c="3"/>&lt;arTa other="vayas" n="A3.2.10 A3.2.129 A5.1.120 A5.1.129 A5.1.81 A5.1.82 A5.1.83 A5.1.84 A5.4.141 A6.2.95"/&gt;</text:p>
      <text:p text:style-name="P1"/>
      <text:p text:style-name="P1">váyas</text:p>
      <text:p text:style-name="P1">-----------------------------------------------------------------------</text:p>
      <text:p text:style-name="P1"/>
      <text:p text:style-name="P1">váyas</text:p>
      <text:p text:style-name="P1">-----------------------------------------------------------------------</text:p>
      <text:p text:style-name="P5"/>
      <text:p text:style-name="P1">-&gt; <text:s/>vigorous age , youth , prime of life , any period of life , age <text:s/>RV. <text:s text:c="4"/>(sarvāṇi vayāṃsi , animals of any age ; vayasā*nvita or vayasā*tī*ta , aged , old)</text:p>
      <text:p text:style-name="P1"/>
      <text:p text:style-name="P1">=======================================================================</text:p>
      <text:p text:style-name="P1"/>
      <text:p text:style-name="P1"/>
      <text:p text:style-name="P1"/>
      <text:p text:style-name="P1"/>
      <text:p text:style-name="P1"/>
      <text:p text:style-name="P1">108</text:p>
      <text:p text:style-name="P1"><text:s text:c="3"/>&lt;arTa other="vayas.praTama" n="A4.1.20"/&gt;</text:p>
      <text:p text:style-name="P1"/>
      <text:p text:style-name="P1"/>
      <text:p text:style-name="P1"/>
      <text:p text:style-name="P1"/>
      <text:p text:style-name="P1"/>
      <text:p text:style-name="P1"/>
      <text:p text:style-name="P1">109</text:p>
      <text:p text:style-name="P1"><text:s text:c="3"/>&lt;arTa other="vayasya" n="A4.4.127 A4.4.127"/&gt;</text:p>
      <text:p text:style-name="P1"/>
      <text:p text:style-name="P1">vayasya</text:p>
      <text:p text:style-name="P1"/>
      <text:p text:style-name="P1">-----------------------------------------------------------------------</text:p>
      <text:p text:style-name="P1"><text:soft-page-break/>-&gt; <text:s/>f. (scil. iṣṭakā) N. of 19 bricks used for building the sacrificial altar (so called from the word vayas in the formula of consecration) <text:s/>TS. <text:s text:c="2"/>Ka1t2h. <text:s text:c="2"/>Br.</text:p>
      <text:p text:style-name="P1">=======================================================================</text:p>
      <text:p text:style-name="P1"/>
      <text:p text:style-name="P1"/>
      <text:p text:style-name="P1"/>
      <text:p text:style-name="P1"/>
      <text:p text:style-name="P1"/>
      <text:p text:style-name="P1">110</text:p>
      <text:p text:style-name="P1"><text:s text:c="3"/>&lt;arTa other="veRu" n="A6.1.154 A6.1.154"/&gt;</text:p>
      <text:p text:style-name="P1"/>
      <text:p text:style-name="P1">veṇú</text:p>
      <text:p text:style-name="P1">-----------------------------------------------------------------------</text:p>
      <text:p text:style-name="P1">-&gt; <text:s/>m. or véṇu (prob. connected with <text:s/>√1. ve) a bamboo , reed , cane <text:s/>RV.</text:p>
      <text:p text:style-name="P1">-</text:p>
      <text:p text:style-name="P1">=======================================================================</text:p>
      <text:p text:style-name="P1"/>
      <text:p text:style-name="P1"/>
      <text:p text:style-name="P1"/>
      <text:p text:style-name="P1"/>
      <text:p text:style-name="P1"/>
      <text:p text:style-name="P1">111</text:p>
      <text:p text:style-name="P1"><text:s text:c="3"/>&lt;arTa other="veda" n="A4.2.59 A4.2.60 A4.2.61 A4.2.62 A4.2.63 A4.2.64 A4.2.65 A4.2.66"/&gt;</text:p>
      <text:p text:style-name="P1"/>
      <text:p text:style-name="P1">veda</text:p>
      <text:p text:style-name="P1">-----------------------------------------------------------------------</text:p>
      <text:p text:style-name="P1">-&gt; <text:s/>m. (fr. <text:s/>√1. vid q.v.) knowledge , true or sacred knowledge or lore , knowledge of ritual <text:s/>RV. <text:s text:c="2"/>AitBr.</text:p>
      <text:p text:style-name="P1">-&gt; <text:s/>[p= 1015,2] [p= 1015,1]</text:p>
      <text:p text:style-name="P1">-&gt; <text:s/>N. of certain celebrated works which constitute the basis of the first period of the Hindu religion (these works were primarily three , viz. 1. the ṛg-veda , 2. the yajur-veda [of which there are , however , two divisions » taittirīya-saṃhitā , vājasaneyi-saṃhitā] , 3. the sāma-veda <text:s/>; these three works are sometimes called collectively trayī , " the triple vidyā " or " threefold knowledge " , but the ṛg-veda is really the only original work of the three , and much the most ancient [the oldest of its hymns being assigned by some who rely on certain astronomical calculations to a period between 4000 and 2500 B.C. , before the settlement of the Aryans in India ; and by others who adopt a different reckoning to a period between 1400 and 1000 B.C. , when the Aryans had settled down in the Panjab] ; subsequently a fourth veda was added , called the atharva-veda , which was probably not completely accepted till after manu , as his law-book often speaks of the three vedas-calling them trayam brahma sanātanam , " the triple eternal veda " , but only once [xi , 33] mentions the revelation made to atharvan and aṅgiras , without , however , calling it by the later name of atharva-veda ; each of the four vedas has two distinct parts , viz. 1. mantra , <text:s/>i.e. words of prayer and adoration often addressed either to fire or to some form of the sun or to some form of the air , sky , wind <text:s text:c="3"/>, and praying for health , wealth , long life , cattle , offspring , victory , and even forgiveness of sins , and 2. brāhmaṇa , consisting of vidhi and artha-vāda , i.e. directions for the detail of the ceremonies at which the mantras were to be used and explanations of the legends <text:s text:c="3"/>connected with the mantras <text:s/>[see brāhmaṇa , vidhi] , both these portions being termed śruti , revelation orally communicated by the Deity , and heard but not composed or written down by men [cf. <text:s/>IW. <text:s/>24 <text:s text:c="2"/>] <text:s/>, although it is certain that both mantras and brāhmaṇas were compositions spread over a considerable period , much of the latter being comparatively modern ; as the vedas are properly three , so the mantras are properly of three forms , 1. ṛc , which are verses of praise in metre , and <text:soft-page-break/>intended for loud recitation ; 2. yajus , which are in prose , and intended for recitation in a lower tone at sacrifices ; 3. sāman , which are in metre , and intended for chanting at the soma or Moon-plant ceremonies , the mantras of the fourth or atharva-veda having no special name ; but it must be borne in mind that the yajur and sāma-veda hymns , especially the latter , besides their own mantras , borrow largely from the ṛg-veda ; the yajur-veda and sāma-veda being in fact not so much collections of prayers and hymns as special prayer- and hymn-books intended as manuals for the adhvaryu and udgātṛ priests respectively <text:s/>[see yajur-veda , sāma-veda] ; the atharva-veda , on the other hand , is , like the ṛg-veda , a real collection of original hymns mixed up with incantations , borrowing little from the ṛg and having no direct relation to sacrifices , but supposed by mere recitation to produce long life , to cure diseases , to effect the ruin of enemies <text:s text:c="3"/>; each of the four vedas seems to have passed through numerous śākhās or schools , giving rise to various recensions of the text , though the ṛg-veda is only preserved in the śākala recension , while a second recension , that of the bhāṣkalas , is only known by name ; a tradition makes vyāsa the compiler and arranger of the vedas in their present form: they each have an Index or anukramaṇī [q.v.] , the principal work of this kind being the general Index or sarvānukramaṇī [q.v.] ; out of the brāhmaṇa portion of the veda grew two other departments of Vedic literature , sometimes included under the general name veda , viz. the strings of aphoristic rules , called sūtras [q.v.] , and the mystical treatises on the nature of God and the relation of soul and matter , called upaniṣad [q.v.] , which were appended to the āraṇyakas [q.v.] , and became the real veda of thinking Hindus , leading to the darśanas or systems of philosophy ; in the later literature the name of " fifth veda " is accorded to the itihāsas or legendary epic poems and to the purāṇas , and certain secondary vedas or upa-vedas [q.v.] are enumerated ; the vedā*ṅgas or works serving as limbs [for preserving the integrity] of the veda are explained under vedā*ṅga below: the only other works included under the head of veda being the pariśiṣṭas , which supply rules for the ritual omitted in the sūtras ; in the bṛhad-āraṇyaka upaniṣad the vedas are represented as the breathings of brahmā , while in some of the purāṇas the four vedas are said to have issued out of the four mouths of the four-faced brahmā and in the viṣṇu-purāṇa the veda and viṣṇu are identified) <text:s/>RTL. <text:s/>7 <text:s text:c="4"/>IW. <text:s/>5 ; 24</text:p>
      <text:p text:style-name="P1">-&gt; <text:s/>[p= 1015,3] [p= 1015,2]</text:p>
      <text:p text:style-name="P1">-&gt; <text:s/>N. of the number " four " <text:s/>VarBr2S. <text:s text:c="2"/>S3rutabh. ??</text:p>
      <text:p text:style-name="P1">-&gt; <text:s/>feeling , perception <text:s/>S3Br.</text:p>
      <text:p text:style-name="P1">-&gt; <text:s/>= vṛtta (v.l. vitta) <text:s/>L. <text:s/>(cf. 2. veda).</text:p>
      <text:p text:style-name="P1">=======================================================================</text:p>
      <text:p text:style-name="P1">veda</text:p>
      <text:p text:style-name="P1">-----------------------------------------------------------------------</text:p>
      <text:p text:style-name="P1">-&gt; <text:s/>m. (fr. <text:s/>√3. vid) finding , obtaining , acquisition (» su-v°)</text:p>
      <text:p text:style-name="P1">-&gt; <text:s/>property , goods <text:s/>A1s3vGr2.</text:p>
      <text:p text:style-name="P1">=======================================================================</text:p>
      <text:p text:style-name="P1">vedá</text:p>
      <text:p text:style-name="P1">-----------------------------------------------------------------------</text:p>
      <text:p text:style-name="P1">-&gt; <text:s/>m. (perhaps connected with <text:s/>√1. ve , to weave or bind together) a tuft or bunch of strong grass (kuśa or muñja) made into a broom (and used for sweeping , making up the sacrificial fire <text:s text:c="3"/>, in rites) <text:s/>AV. <text:s/>MS. <text:s/>Br. <text:s text:c="2"/>S3rS. <text:s text:c="2"/>Mn.</text:p>
      <text:p text:style-name="P1">=======================================================================</text:p>
      <text:p text:style-name="P1">veda</text:p>
      <text:p text:style-name="P1">-----------------------------------------------------------------------</text:p>
      <text:p text:style-name="P1">-&gt; <text:s/>m. N. of a pupil of āyoda <text:s/>MBh.</text:p>
      <text:p text:style-name="P1">=======================================================================</text:p>
      <text:p text:style-name="P1">vedā</text:p>
      <text:p text:style-name="P1">-----------------------------------------------------------------------</text:p>
      <text:p text:style-name="P1">-&gt; <text:s/>f. N. of a river <text:s/>VP.</text:p>
      <text:p text:style-name="P1"><text:soft-page-break/>=======================================================================</text:p>
      <text:p text:style-name="P1"/>
      <text:p text:style-name="P1"/>
      <text:p text:style-name="P1"/>
      <text:p text:style-name="P1"/>
      <text:p text:style-name="P1"/>
      <text:p text:style-name="P1">112</text:p>
      <text:p text:style-name="P1"><text:s text:c="3"/>&lt;arTa other="vedanA" n="A3.1.18"/&gt;</text:p>
      <text:p text:style-name="P1"/>
      <text:p text:style-name="P1">vedana</text:p>
      <text:p text:style-name="P1"/>
      <text:p text:style-name="P1">vedana</text:p>
      <text:p text:style-name="P1">-----------------------------------------------------------------------</text:p>
      <text:p text:style-name="P1">-&gt; <text:s/>n. feeling , sensation <text:s/>Ya1jn5. <text:s text:c="2"/>S3is3. <text:s/>(with Buddhists one of the 5 skandhas <text:s/>MWB. <text:s/>109)</text:p>
      <text:p text:style-name="P1">=======================================================================</text:p>
      <text:p text:style-name="P1"/>
      <text:p text:style-name="P1"/>
      <text:p text:style-name="P1">113</text:p>
      <text:p text:style-name="P1"><text:s text:c="3"/>&lt;arTa other="vfdDi" n="A5.1.47 A5.1.48 A5.1.48 A5.1.49"/&gt;</text:p>
      <text:p text:style-name="P1"/>
      <text:p text:style-name="P1">vṛddhi</text:p>
      <text:p text:style-name="P1">-</text:p>
      <text:p text:style-name="P1">-&gt; <text:s/>profit from lending money <text:s text:c="3"/>, usury , interest <text:s/>Mn. <text:s text:c="2"/>Ya1jn5. <text:s text:c="2"/>MBh. <text:s/>(the various kinds of interest recognized by Hindu lawyers are , 1. kāyikā vṛddhi , " body-interest " <text:s/>i.e. either the advantage arising from the body of an animal pledged as security for a loan , or interest paid repeatedly without reducing the body or principal ; 2. kālikā v° , " time-interest " <text:s/>i.e. payable weekly , monthly , annually , <text:s text:c="3"/>, but most usually computed by the month ; 3. cakrav° , " wheel-interest " <text:s/>i.e. interest upon interest , compound interest ; 4. kāritā v° , " stipulated interest " , at a rate higher than the usual legal rate ; 5. śikhā-v° , " interest growing like a lock of hair " <text:s/>i.e. at a usurious rate payable daily <text:s/>; 6. bhoga-lābha , " advantage [accruing to a creditor] from the use " of objects handed over to him as security <text:s/>e.g. of lands , gardens , animals , <text:s text:c="2"/>: " lawful interest " is called dharma-v° , " usurious interest " a-nyāya-v° , " interest at the highest legal rate " parama-v°) <text:s/>IW. <text:s/>264</text:p>
      <text:p text:style-name="P1"/>
      <text:p text:style-name="P1"/>
      <text:p text:style-name="P1">114</text:p>
      <text:p text:style-name="P1"><text:s text:c="3"/>&lt;arTa other="vfkza" n="A2.4.12 A4.3.135 A4.3.136 A4.3.137 A4.3.139 A4.3.140 A4.3.141 A4.3.142 A4.3.143 A4.3.144 A4.3.149 A4.3.150 A4.3.151 A4.3.152 A4.3.154 A4.3.163 A4.3.164 A4.3.166 A4.3.167 A6.1.156 A8.3.93"/&gt;</text:p>
      <text:p text:style-name="P1"/>
      <text:p text:style-name="P1">vṛkṣá</text:p>
      <text:p text:style-name="P1">-----------------------------------------------------------------------</text:p>
      <text:p text:style-name="P1">-&gt; <text:s/>m. (ifc. f(ā). ; prob. connected with <text:s/>√2. bṛh , " to grow " , or with <text:s/>√1. bṛh , " to root up " , or with <text:s/>√ vraśc , as <text:s/>" that which is felled ") a tree , (esp.) <text:s/>any tree bearing visible flowers and fruit (» <text:s/>Mn. <text:s/>i , 47 ; but also applied to any tree and other plants , often = wood » comp.) <text:s/>RV.</text:p>
      <text:p text:style-name="P1"/>
      <text:p text:style-name="P1"/>
      <text:p text:style-name="P1"/>
      <text:p text:style-name="P1"/>
      <text:p text:style-name="P1"/>
      <text:p text:style-name="P1"><text:soft-page-break/></text:p>
      <text:p text:style-name="P1"/>
      <text:p text:style-name="P1"/>
      <text:p text:style-name="P1">115</text:p>
      <text:p text:style-name="P1"><text:s text:c="3"/>&lt;arTa other="vftti" n="A1.3.38 A1.3.39 A1.3.43 A4.1.42"/&gt;</text:p>
      <text:p text:style-name="P1"/>
      <text:p text:style-name="P1">vṛtti</text:p>
      <text:p text:style-name="P1">-----------------------------------------------------------------------</text:p>
      <text:p text:style-name="P1">-&gt; <text:s/>f. rolling , rolling down (of tears) <text:s/>S3ak. <text:s/>iv , 5 ; 14</text:p>
      <text:p text:style-name="P1">-&gt; <text:s/>mode of life or conduct , course of action , behaviour , <text:s/>(esp.) moral conduct , kind or respectful behaviour or treatment (also <text:s/>v.l. for vṛtta) <text:s/>Gr2S3rS. <text:s text:c="2"/>Mn. <text:s text:c="2"/>MBh.</text:p>
      <text:p text:style-name="P1">-&gt; <text:s/>general usage , common practice , rule <text:s/>Pra1t.</text:p>
      <text:p text:style-name="P1">-&gt; <text:s/>mode of being , nature , kind , character , disposition ib. <text:s/>Ka1v.</text:p>
      <text:p text:style-name="P1">-&gt; <text:s/>state , condition <text:s/>Tattvas.</text:p>
      <text:p text:style-name="P1">-&gt; <text:s/>being , existing , occurring or appearing in (loc. or <text:s/>comp.) <text:s/>La1t2y. <text:s text:c="2"/>Hariv. <text:s text:c="2"/>Ka1v.</text:p>
      <text:p text:style-name="P1">-&gt; <text:s/>practice , business , devotion or addiction to , occupation with (often <text:s/>ifc. " employed about " , " engaged in " , " practising ") <text:s/>MBh. <text:s text:c="2"/>Ka1v.</text:p>
      <text:p text:style-name="P1">-&gt; <text:s/>profession , maintenance , subsistence , livelihood (often <text:s/>ifc. ; cf. uñcha-v° ; vṛttiṃ- √kṛ or <text:s/>√ kḷp [Caus.] with <text:s/>instr. , " to live on or by " ; with <text:s/>gen. , " to get or procure a maintenance for " ; only certain means of subsistence are allowed to a Brahman » <text:s/>Mn. <text:s/>iv , 4-6) <text:s/>S3rS. <text:s text:c="2"/>Mn. <text:s text:c="2"/>MBh.</text:p>
      <text:p text:style-name="P1">-&gt; <text:s/>wages , hire , <text:s/>Pan5cav. ??</text:p>
      <text:p text:style-name="P1">-&gt; <text:s/>working , activity , function <text:s/>MaitrUp. <text:s text:c="2"/>Kap. <text:s text:c="2"/>Veda7ntas.</text:p>
      <text:p text:style-name="P1">-&gt; <text:s/>mood (of the mind) <text:s/>Veda7ntas.</text:p>
      <text:p text:style-name="P1">-&gt; <text:s/>the use or occurrence of a word in a partic. sense (loc.) , its function or force <text:s/>Pa1n2. <text:s text:c="2"/>Sa1h. <text:s/>Sch. on <text:s/>Ka1tyS3r.</text:p>
      <text:p text:style-name="P1">-&gt; <text:s/>mode or measure of pronunciation and recitation <text:s/>(said to be threefold , viz. vilambitā , madhyamā , and drutā q.v.) <text:s/>Pra1t.</text:p>
      <text:p text:style-name="P1">-&gt; <text:s/>(in gram.) a complex formation which requires explanation or separation into its parts (as distinguished from a simple or uncompounded form <text:s/>e.g. any word formed with kṛt or taddhita affixes , any compound and even duals and plurals which are regarded as dvaṃdva compounds , of which only one member is left , and all derivative verbs such as desideratives <text:s text:c="2"/>)</text:p>
      <text:p text:style-name="P1">-&gt; <text:s/>style of composition (esp. dram. style , said to be of four kinds , viz. 1. kaiśikī , 2. bhāratī 3. sātvatī , 4. ārabhaṭī , qq.vv. ; the first three are described as suited to the śṛṅgāra , vīra , and raudra rasas respectively , the last as common to all) <text:s/>Bhar. <text:s text:c="2"/>Das3ar.</text:p>
      <text:p text:style-name="P1">-&gt; <text:s/>(in <text:s/>rhet.) alliteration , frequent repetition of the same consonant <text:s/>(five kinds enumerated , scil. madhurā , prau*ḍhā , puruṣā , lalitā , and bhadrā) <text:s/>Das3ar. <text:s/>, Introd.</text:p>
      <text:p text:style-name="P1">-&gt; <text:s/>final rhythm of a verse <text:s/>(= or <text:s/>v.l. for vṛtta q.v.)</text:p>
      <text:p text:style-name="P1">-&gt; <text:s/>a commentary , comment , gloss , explanation (esp. on a sūtra)</text:p>
      <text:p text:style-name="P1">-&gt; <text:s/>N. of the wife of a rudra <text:s/>BhP.</text:p>
      <text:p text:style-name="P1">=======================================================================</text:p>
      <text:p text:style-name="P1"/>
      <text:p text:style-name="P1"/>
      <text:p text:style-name="P1"/>
      <text:p text:style-name="P1"/>
      <text:p text:style-name="P1"/>
      <text:p text:style-name="P1">116</text:p>
      <text:p text:style-name="P1"><text:s text:c="3"/>&lt;arTa other="viBajya" n="A5.3.57 A5.3.58 A5.3.59 A5.3.60 A5.3.63 A5.3.64 A5.3.65"/&gt;</text:p>
      <text:p text:style-name="P1"/>
      <text:p text:style-name="P1">bhajya</text:p>
      <text:p text:style-name="P1"><text:soft-page-break/>-----------------------------------------------------------------------</text:p>
      <text:p text:style-name="P1"/>
      <text:p text:style-name="P1">-&gt; <text:s/>to be (or being) distinguished <text:s/>Pa1n2. <text:s/>5-3 , 57</text:p>
      <text:p text:style-name="P1"/>
      <text:p text:style-name="P1"/>
      <text:p text:style-name="P1">117</text:p>
      <text:p text:style-name="P1"><text:s text:c="3"/>&lt;arTa other="viBakti" n="A2.1.6"/&gt;</text:p>
      <text:p text:style-name="P1"/>
      <text:p text:style-name="P1">ví-bhakti</text:p>
      <text:p text:style-name="P1">-----------------------------------------------------------------------</text:p>
      <text:p text:style-name="P1">-&gt; <text:s/>f. separation , partition , division , distinction , modification <text:s/>Br. <text:s text:c="2"/>Mn. <text:s text:c="2"/>MBh.</text:p>
      <text:p text:style-name="P1"/>
      <text:p text:style-name="P1"/>
      <text:p text:style-name="P1"/>
      <text:p text:style-name="P1">118</text:p>
      <text:p text:style-name="P1"><text:s text:c="3"/>&lt;arTa other="viDA" n="A3.4.62"/&gt;</text:p>
      <text:p text:style-name="P1"/>
      <text:p text:style-name="P1"/>
      <text:p text:style-name="P1">vi-dhā́</text:p>
      <text:p text:style-name="P1">-----------------------------------------------------------------------</text:p>
      <text:p text:style-name="P1">-&gt; <text:s/>f. division , part , portion <text:s/>S3Br. <text:s text:c="2"/>S3ulbas. <text:s/>(often <text:s/>ifc. = " fold " ; cf. eka- , bahu-vidha <text:s text:c="3"/>; also <text:s/>adv. in tri- and dvi-vidhā q.v.)</text:p>
      <text:p text:style-name="P1"/>
      <text:p text:style-name="P1"/>
      <text:p text:style-name="P1"/>
      <text:p text:style-name="P1"/>
      <text:p text:style-name="P1"/>
      <text:p text:style-name="P1">119</text:p>
      <text:p text:style-name="P1"><text:s text:c="3"/>&lt;arTa other="viDArTa" n="A5.3.42"/&gt;</text:p>
      <text:p text:style-name="P1"/>
      <text:p text:style-name="P1"/>
      <text:p text:style-name="P1"/>
      <text:p text:style-name="P1"/>
      <text:p text:style-name="P1"/>
      <text:p text:style-name="P1"/>
      <text:p text:style-name="P1">120</text:p>
      <text:p text:style-name="P1"><text:s text:c="3"/>&lt;arTa other="viDUnana" n="A7.3.38"/&gt;</text:p>
      <text:p text:style-name="P1"/>
      <text:p text:style-name="P1">dhūnana</text:p>
      <text:p text:style-name="P1"/>
      <text:p text:style-name="P1">-&gt; <text:s/>n. shaking , agitation <text:s/>Sa1h.</text:p>
      <text:p text:style-name="P1"/>
      <text:p text:style-name="P1"/>
      <text:p text:style-name="P1"/>
      <text:p text:style-name="P1"/>
      <text:p text:style-name="P1"/>
      <text:p text:style-name="P1">121</text:p>
      <text:p text:style-name="P1"><text:s text:c="3"/>&lt;arTa other="viDi" n="A3.3.161 A3.3.162"/&gt;</text:p>
      <text:p text:style-name="P1"/>
      <text:p text:style-name="P1"><text:soft-page-break/>vidhi</text:p>
      <text:p text:style-name="P1">-----------------------------------------------------------------------</text:p>
      <text:p text:style-name="P1">-&gt; <text:s/>m. (for 2. » <text:s/>[p= 968,1]) <text:s/>a worshipper , one who does homage <text:s/>AitBr.</text:p>
      <text:p text:style-name="P1">=======================================================================</text:p>
      <text:p text:style-name="P1">vidhi</text:p>
      <text:p text:style-name="P1">-----------------------------------------------------------------------</text:p>
      <text:p text:style-name="P1">-&gt; <text:s/>m. (for 1. » <text:s/>[p= 967,2]) a rule , formula , injunction , ordinance , statute , precept , law , direction (esp. for the performance of a rite as given in the brāhmaṇa portion of the veda , which <text:s/>accord. to <text:s/>Sa1y. <text:s/>consists of two parts , 1. vidhi , " precepts or commandments " <text:s/>e.g. yajeta , " he ought to sacrifice " , kuryāt , " he ought to perform " ; 2. artha-vāda , <text:s/>" explanatory statements " as to the origin of rites and use of the mantras , mixed up with legends and illustrations) <text:s/>Gr2S3rS. <text:s text:c="2"/>Mn. <text:s text:c="2"/>MBh. <text:s text:c="4"/>(cf. <text:s/>IW. <text:s/>24)</text:p>
      <text:p text:style-name="P1"/>
      <text:p text:style-name="P1"/>
      <text:p text:style-name="P1"/>
      <text:p text:style-name="P1"/>
      <text:p text:style-name="P1">122</text:p>
      <text:p text:style-name="P1"><text:s text:c="3"/>&lt;arTa other="viDyati" n="A4.4.83"/&gt;</text:p>
      <text:p text:style-name="P1"/>
      <text:p text:style-name="P1"/>
      <text:p text:style-name="P1"/>
      <text:p text:style-name="P1"/>
      <text:p text:style-name="P1"/>
      <text:p text:style-name="P1"/>
      <text:p text:style-name="P1">123</text:p>
      <text:p text:style-name="P1"><text:s text:c="3"/>&lt;arTa other="viSeza" n="A8.1.74"/&gt;</text:p>
      <text:p text:style-name="P1"/>
      <text:p text:style-name="P1">vi-śeṣa</text:p>
      <text:p text:style-name="P1">-----------------------------------------------------------------------</text:p>
      <text:p text:style-name="P1">-&gt; <text:s/>m. (once in <text:s/>Pan5cat. <text:s/>n. ; <text:s/>ifc. f(ā).) distinction , difference between <text:s/>(two <text:s/>gen. , two <text:s/>loc. , or <text:s/>gen. and <text:s/>instr.) <text:s/>Gr2S3rS. <text:s text:c="2"/>MBh.</text:p>
      <text:p text:style-name="P1">-&gt; <text:s/>characteristic difference , peculiar mark , special property , speciality , peculiarity <text:s/>Mn. <text:s text:c="2"/>MBh.</text:p>
      <text:p text:style-name="P1">-&gt; <text:s/>a kind , species , individual (e.g. vṛkṣa-v° , a species of tree , in <text:s/>comp. often also = special , peculiar , particular , different , <text:s/>e.g. chando-v° , " a particular metre " , viśeṣa-maṇḍana , " a peculiar ornament " ; argha-viśeṣāḥ , " different prices ") <text:s/>MBh. <text:s text:c="2"/>Ka1v.</text:p>
      <text:p text:style-name="P1">-&gt; <text:s/>(pl.) various objects <text:s/>Megh.</text:p>
      <text:p text:style-name="P1">-&gt; <text:s/>[p= 990,3] [p= 990,2]</text:p>
      <text:p text:style-name="P1">-&gt; <text:s/>distinction , peculiar merit , excellence , superiority <text:s/>(in <text:s/>comp. often = excellent , superior , choice , distinguished <text:s/>e.g. ākṛti-v° , " an excellent form " <text:s/>; cf. viśeṣa-pratipatti) <text:s/>Mn. <text:s text:c="2"/>MBh.</text:p>
      <text:p text:style-name="P1">-&gt; <text:s/>(in gram.) a word which defines or limits the meaning of another word (cf. vi-śeṣaka and vi-śeṣaṇa)</text:p>
      <text:p text:style-name="P1">-&gt; <text:s/>(in phil.) particularity , individuality , essential difference or individual essence (with the vaiśeṣikas the 5th cate gory or padā*rtha , belonging to the 9 eternal substances or dravyas , viz. soul , time , place , ether , and the 5 atoms of earth , water , light , air , and mind , which are said to be so essentially different that one can never be the other) <text:s/>IW. <text:s/>66</text:p>
      <text:p text:style-name="P1">-&gt; <text:s/>(in medicine) a favourable turn or crisis of a sickness <text:s/>Sus3r.</text:p>
      <text:p text:style-name="P1">-&gt; <text:s/>(in <text:s/>rhet.) statement of difference or distinction , individualization , variation <text:s/>Kuval. <text:s/>(cf. viśeṣo*kti)</text:p>
      <text:p text:style-name="P1">-&gt; <text:s/>a sectarian mark , any mark on the forehead (= tilaka) <text:s/>L.</text:p>
      <text:p text:style-name="P1">-&gt; <text:s/>(in geom.) the hypotenuse <text:s/>S3ulbas.</text:p>
      <text:p text:style-name="P1"><text:soft-page-break/>-&gt; <text:s/>N. of the primary elements or mahā-bhūtas (q.v.) <text:s/>MaitrUp.</text:p>
      <text:p text:style-name="P1">-&gt; <text:s/>the earth as an element <text:s/>BhP.</text:p>
      <text:p text:style-name="P1">-&gt; <text:s/>the mundane egg ib.</text:p>
      <text:p text:style-name="P1">-&gt; <text:s/>= virāj ib.</text:p>
      <text:p text:style-name="P1">=======================================================================</text:p>
      <text:p text:style-name="P1">vi-śeṣena</text:p>
      <text:p text:style-name="P1">-----------------------------------------------------------------------</text:p>
      <text:p text:style-name="P1">-&gt; <text:s/>ind. or ibc. ( exceedingly , especially , particularly , even more <text:s/>Mn. <text:s text:c="2"/>MBh. <text:s text:c="4"/>; yena yena viśeṣeṇa , in any way whatever <text:s/>MBh. )</text:p>
      <text:p text:style-name="P1">=======================================================================</text:p>
      <text:p text:style-name="P1">vi-śeṣāt</text:p>
      <text:p text:style-name="P1">-----------------------------------------------------------------------</text:p>
      <text:p text:style-name="P1">-&gt; <text:s/>ind. ( exceedingly , especially , particularly , even more <text:s/>Mn. <text:s text:c="2"/>MBh. <text:s text:c="4"/>; āt ifc. , by reason or in consequence of. <text:s/>VarBr2S. )</text:p>
      <text:p text:style-name="P1">=======================================================================</text:p>
      <text:p text:style-name="P1">vi-śeṣa</text:p>
      <text:p text:style-name="P1">-----------------------------------------------------------------------</text:p>
      <text:p text:style-name="P1">-&gt; <text:s/>mf(ā)n. extraordinary , abundant <text:s/>Ragh. <text:s/>ii , 14 (B. viśeṣāt for viśeṣā)</text:p>
      <text:p text:style-name="P1">=======================================================================</text:p>
      <text:p text:style-name="P1">vi-śeṣa</text:p>
      <text:p text:style-name="P1">-----------------------------------------------------------------------</text:p>
      <text:p text:style-name="P1">-&gt; <text:s/>» <text:s/>[p= 990,2].</text:p>
      <text:p text:style-name="P1">=======================================================================</text:p>
      <text:p text:style-name="P1"/>
      <text:p text:style-name="P1"/>
      <text:p text:style-name="P1"/>
      <text:p text:style-name="P1"/>
      <text:p text:style-name="P1"/>
      <text:p text:style-name="P1">124</text:p>
      <text:p text:style-name="P1"><text:s text:c="3"/>&lt;arTa other="viSezaRa" n="A2.1.57 A2.1.58 A2.1.65 A2.1.66 A2.1.67 A2.1.68 A2.1.68 A2.1.69 A2.1.70 A2.1.71 A2.1.72 A2.1.72 A2.2.35 A2.2.35"/&gt;</text:p>
      <text:p text:style-name="P1"/>
      <text:p text:style-name="P1">vi-śeṣaṇa</text:p>
      <text:p text:style-name="P1">-----------------------------------------------------------------------</text:p>
      <text:p text:style-name="P1">-&gt; <text:s/>mfn. distinguishing , discriminative , specifying , qualifying <text:s/>L.</text:p>
      <text:p text:style-name="P1">-&gt; <text:s/>distinctive (as a property) <text:s/>W.</text:p>
      <text:p text:style-name="P1">=======================================================================</text:p>
      <text:p text:style-name="P1">vi-śeṣaṇa</text:p>
      <text:p text:style-name="P1">-----------------------------------------------------------------------</text:p>
      <text:p text:style-name="P1">-&gt; <text:s/>n. the act of distinguishing <text:s text:c="3"/>, distinction , discrimination , particularization <text:s/>BhP. <text:s text:c="2"/>Sarvad. <text:s text:c="2"/>Sa1h.</text:p>
      <text:p text:style-name="P1">=======================================================================</text:p>
      <text:p text:style-name="P1">vi-śeṣaṇa</text:p>
      <text:p text:style-name="P1">-----------------------------------------------------------------------</text:p>
      <text:p text:style-name="P1">-&gt; <text:s/>n. a distinguishing mark or attribute <text:s/>MBh.</text:p>
      <text:p text:style-name="P1">=======================================================================</text:p>
      <text:p text:style-name="P1">vi-śeṣaṇa</text:p>
      <text:p text:style-name="P1">-----------------------------------------------------------------------</text:p>
      <text:p text:style-name="P1">-&gt; <text:s/>n. (in gram.) " differencer " , a word which particularizes or defines (another word which is called vi-śeṣya q.v.) , attribute , adjective , adverb , apposition , predicate <text:s/>Pa1n2. <text:s text:c="2"/>Tarkas. <text:s text:c="2"/>Sa1h.</text:p>
      <text:p text:style-name="P1"><text:soft-page-break/>=======================================================================</text:p>
      <text:p text:style-name="P1">vi-śeṣaṇa</text:p>
      <text:p text:style-name="P1">-----------------------------------------------------------------------</text:p>
      <text:p text:style-name="P1">-&gt; <text:s/>n. a species , kind <text:s/>MBh. <text:s/>vii , 1124</text:p>
      <text:p text:style-name="P1">=======================================================================</text:p>
      <text:p text:style-name="P1">vi-śeṣaṇa</text:p>
      <text:p text:style-name="P1">-----------------------------------------------------------------------</text:p>
      <text:p text:style-name="P1">-&gt; <text:s/>n. surpassing , excelling ib. i , 73</text:p>
      <text:p text:style-name="P1">=======================================================================</text:p>
      <text:p text:style-name="P1">vi-śeṣaṇa</text:p>
      <text:p text:style-name="P1">-----------------------------------------------------------------------</text:p>
      <text:p text:style-name="P1">-&gt; <text:s/>n. (in <text:s/>rhet.) = viśeṣo*kti <text:s/>Sa1h.</text:p>
      <text:p text:style-name="P1">=======================================================================</text:p>
      <text:p text:style-name="P1"/>
      <text:p text:style-name="P1"/>
      <text:p text:style-name="P1"/>
      <text:p text:style-name="P1"/>
      <text:p text:style-name="P1"/>
      <text:p text:style-name="P1">125</text:p>
      <text:p text:style-name="P1"><text:s text:c="3"/>&lt;arTa other="viSezya" n="A2.1.57 A2.1.58 A2.1.65 A2.1.66 A2.1.67 A2.1.68 A2.1.69 A2.1.70 A2.1.71 A2.1.72 A2.1.72 A2.2.35 A2.2.35"/&gt;</text:p>
      <text:p text:style-name="P1"/>
      <text:p text:style-name="P1">vi-śeṣya</text:p>
      <text:p text:style-name="P1">-----------------------------------------------------------------------</text:p>
      <text:p text:style-name="P1">-&gt; <text:s/>mfn. to be (or being) distinguished or qualified or particularized (» comp.)</text:p>
      <text:p text:style-name="P1">=======================================================================</text:p>
      <text:p text:style-name="P1">vi-śeṣya</text:p>
      <text:p text:style-name="P1">-----------------------------------------------------------------------</text:p>
      <text:p text:style-name="P1">-&gt; <text:s/>n. (in gram.) the word to be " differenced " or distinguished (from another word which is called vi-śeṣaṇa q.v.) , a substantive , noun , the object or subject of a predicate <text:s/>Pa1n2. <text:s text:c="2"/>Tarkas. <text:s text:c="2"/>Veda7ntas.</text:p>
      <text:p text:style-name="P1">=======================================================================</text:p>
      <text:p text:style-name="P1"/>
      <text:p text:style-name="P1"/>
      <text:p text:style-name="P1"/>
      <text:p text:style-name="P1"/>
      <text:p text:style-name="P1"/>
      <text:p text:style-name="P1">126</text:p>
      <text:p text:style-name="P1"><text:s text:c="3"/>&lt;arTa other="vidita" n="A5.1.43 A5.1.43 A5.1.43 A5.1.44"/&gt;</text:p>
      <text:p text:style-name="P1"/>
      <text:p text:style-name="P1">viditá</text:p>
      <text:p text:style-name="P1">-----------------------------------------------------------------------</text:p>
      <text:p text:style-name="P1">-&gt; <text:s/>mfn. known , understood , learnt , perceived , known as (nom.) <text:s/>AV. <text:s text:c="4"/>(viditam astu vaḥ or astu vo viditam , " let it be understood by you " , " know that ")</text:p>
      <text:p text:style-name="P1">-&gt; <text:s/>promised , agreed <text:s/>L.</text:p>
      <text:p text:style-name="P1">-&gt; <text:s/>represented <text:s/>W.</text:p>
      <text:p text:style-name="P1">-&gt; <text:s/>apprised , informed ib.</text:p>
      <text:p text:style-name="P1">=======================================================================</text:p>
      <text:p text:style-name="P1">viditá</text:p>
      <text:p text:style-name="P1">-----------------------------------------------------------------------</text:p>
      <text:p text:style-name="P1"><text:soft-page-break/>-&gt; <text:s/>m. a learned man , sage <text:s/>W.</text:p>
      <text:p text:style-name="P1">=======================================================================</text:p>
      <text:p text:style-name="P1">viditā</text:p>
      <text:p text:style-name="P1">-----------------------------------------------------------------------</text:p>
      <text:p text:style-name="P1">-&gt; <text:s/>f. N. of a jaina goddess <text:s/>L.</text:p>
      <text:p text:style-name="P1">=======================================================================</text:p>
      <text:p text:style-name="P1">viditá</text:p>
      <text:p text:style-name="P1">-----------------------------------------------------------------------</text:p>
      <text:p text:style-name="P1">-&gt; <text:s/>n. information , representation <text:s/>W.</text:p>
      <text:p text:style-name="P1">=======================================================================</text:p>
      <text:p text:style-name="P1"/>
      <text:p text:style-name="P1"/>
      <text:p text:style-name="P1"/>
      <text:p text:style-name="P1"/>
      <text:p text:style-name="P1"/>
      <text:p text:style-name="P1">127</text:p>
      <text:p text:style-name="P1"><text:s text:c="3"/>&lt;arTa other="vidyAsambanDa" n="A4.3.77 A4.3.78 A6.3.23 A6.3.23 A6.3.24 A6.3.24 A6.3.25 A6.3.25"/&gt;</text:p>
      <text:p text:style-name="P1"/>
      <text:p text:style-name="P1"/>
      <text:p text:style-name="P1"/>
      <text:p text:style-name="P1"/>
      <text:p text:style-name="P1"/>
      <text:p text:style-name="P1"/>
      <text:p text:style-name="P1">128</text:p>
      <text:p text:style-name="P1"><text:s text:c="3"/>&lt;arTa other="vigaRana" n="A1.3.36"/&gt;</text:p>
      <text:p text:style-name="P1"/>
      <text:p text:style-name="P1">gaṇana</text:p>
      <text:p text:style-name="P1">-----------------------------------------------------------------------</text:p>
      <text:p text:style-name="P1">-&gt; <text:s/>n. paying off , discharge (of a debt) <text:s/>Pa1n2. <text:s/>1-3 , 36</text:p>
      <text:p text:style-name="P1">-&gt; <text:s/>reckoning , computing <text:s/>W.</text:p>
      <text:p text:style-name="P1">-&gt; <text:s/>considering , deliberating ib.</text:p>
      <text:p text:style-name="P1">=======================================================================</text:p>
      <text:p text:style-name="P1"/>
      <text:p text:style-name="P1"/>
      <text:p text:style-name="P1"/>
      <text:p text:style-name="P1"/>
      <text:p text:style-name="P1"/>
      <text:p text:style-name="P1">129</text:p>
      <text:p text:style-name="P1"><text:s text:c="3"/>&lt;arTa other="vigataSfNga" n="A5.2.28"/&gt;</text:p>
      <text:p text:style-name="P1"/>
      <text:p text:style-name="P1"/>
      <text:p text:style-name="P1"/>
      <text:p text:style-name="P1"/>
      <text:p text:style-name="P1"/>
      <text:p text:style-name="P1"/>
      <text:p text:style-name="P1">130</text:p>
      <text:p text:style-name="P1"><text:s text:c="3"/>&lt;arTa other="vijAyate" n="A5.2.12 A5.2.12"/&gt;</text:p>
      <text:p text:style-name="P1"/>
      <text:p text:style-name="P1"><text:soft-page-break/></text:p>
      <text:p text:style-name="P1"/>
      <text:p text:style-name="P1"/>
      <text:p text:style-name="P1"/>
      <text:p text:style-name="P1"/>
      <text:p text:style-name="P1">131</text:p>
      <text:p text:style-name="P1"><text:s text:c="3"/>&lt;arTa other="vikAra" n="A4.3.134 A4.3.136 A4.3.137 A4.3.138 A4.3.138 A4.3.139 A4.3.140 A4.3.141 A4.3.142 A4.3.143 A4.3.144 A4.3.145 A4.3.146 A4.3.147 A4.3.148 A4.3.149 A4.3.150 A4.3.151 A4.3.152 A4.3.153 A4.3.154 A4.3.155 A4.3.155 A4.3.156 A4.3.157 A4.3.158 A4.3.159 A4.3.160 A4.3.161 A4.3.162 A4.3.163 A4.3.164 A4.3.164 A4.3.165 A4.3.166 A4.3.167 A4.3.168 A4.3.168 A4.3.168 A4.3.168 A4.4.138 A4.4.139 A4.4.140 A5.2.23 A6.3.39"/&gt;</text:p>
      <text:p text:style-name="P1"/>
      <text:p text:style-name="P1">ví--kāra</text:p>
      <text:p text:style-name="P1">-----------------------------------------------------------------------</text:p>
      <text:p text:style-name="P1">-&gt; <text:s/> 1a m. (for 2. » vi- <text:s/>√1. kṛ) the syllable vi <text:s/>BhP.</text:p>
      <text:p text:style-name="P1">=======================================================================</text:p>
      <text:p text:style-name="P1">vi-kāra</text:p>
      <text:p text:style-name="P1">-----------------------------------------------------------------------</text:p>
      <text:p text:style-name="P1">-&gt; <text:s/> 1b » <text:s/>[p= 950,1].</text:p>
      <text:p text:style-name="P1">=======================================================================</text:p>
      <text:p text:style-name="P1">vi-kāra</text:p>
      <text:p text:style-name="P1">-----------------------------------------------------------------------</text:p>
      <text:p text:style-name="P1">-&gt; <text:s/> 2a <text:s text:c="3"/>» under vi- <text:s/>√1. kṛ.</text:p>
      <text:p text:style-name="P1">=======================================================================</text:p>
      <text:p text:style-name="P1">vi-kāra</text:p>
      <text:p text:style-name="P1">-----------------------------------------------------------------------</text:p>
      <text:p text:style-name="P1">-&gt; <text:s/> 2b m. (for 1. » <text:s/>[p= 950,1]) change of form or nature , alteration or deviation from any natural state , transformation , modification , change (esp. for the worse) of bodily or mental condition , disease , sickness , hurt , injury , (or) <text:s/>perturbation , emotion , agitation , passion <text:s/>S3rS. <text:s text:c="2"/>MBh.</text:p>
      <text:p text:style-name="P1">-&gt; <text:s/>an apparition , spectre <text:s/>Katha1s.</text:p>
      <text:p text:style-name="P1">-&gt; <text:s/>extravagance ib.</text:p>
      <text:p text:style-name="P1">-&gt; <text:s/>a product <text:s/>Gaut.</text:p>
      <text:p text:style-name="P1">=======================================================================</text:p>
      <text:p text:style-name="P1">vi-kāra</text:p>
      <text:p text:style-name="P1">-----------------------------------------------------------------------</text:p>
      <text:p text:style-name="P1">-&gt; <text:s/>m. (in sāṃkhya) a production or derivative from prakṛti (there are 7 vikāras , viz. buddhi , " intellect " , ahaṃ-kāra , " the sense of individuality " , and the 5 tan-mātras q.v. ; these are also producers , inasmuch as from them come the 16 vikāras which are only productions , viz. the 5 mahā-bhūtāni q.v. , and the 11 organs , viz. the 5 buddhī*ndriyāṇi or organs of sense , the 5 karme*ndriyāṇi or organs of action , and manas , " the mind ") <text:s/>IW. <text:s/>82</text:p>
      <text:p text:style-name="P1">-&gt; <text:s/>the derivative of a word <text:s/>Nir.</text:p>
      <text:p text:style-name="P1">-&gt; <text:s/>contortion of the face , grimace <text:s/>Katha1s.</text:p>
      <text:p text:style-name="P1">-&gt; <text:s/>change of sentiment , hostility , defection <text:s/>MBh. <text:s text:c="2"/>Ra1jat.</text:p>
      <text:p text:style-name="P1">=======================================================================</text:p>
      <text:p text:style-name="P1"/>
      <text:p text:style-name="P1"/>
      <text:p text:style-name="P1"/>
      <text:p text:style-name="P1"/>
      <text:p text:style-name="P1"/>
      <text:p text:style-name="P1"><text:soft-page-break/>132</text:p>
      <text:p text:style-name="P1"><text:s text:c="3"/>&lt;arTa other="vikalpa" n="A8.1.63"/&gt;</text:p>
      <text:p text:style-name="P1"/>
      <text:p text:style-name="P1">ví--kalpa</text:p>
      <text:p text:style-name="P1">-----------------------------------------------------------------------</text:p>
      <text:p text:style-name="P1">-&gt; <text:s/>m. (for 2. » under vi- √kḷp) an intermediate kalpa , the interval between two kalpas. (q.v.) <text:s/>BhP.</text:p>
      <text:p text:style-name="P1">=======================================================================</text:p>
      <text:p text:style-name="P1">vi-kalpa</text:p>
      <text:p text:style-name="P1">-----------------------------------------------------------------------</text:p>
      <text:p text:style-name="P1">-&gt; <text:s/>» under vi- √kḷp.</text:p>
      <text:p text:style-name="P1">=======================================================================</text:p>
      <text:p text:style-name="P1">vi-kalpa</text:p>
      <text:p text:style-name="P1">-----------------------------------------------------------------------</text:p>
      <text:p text:style-name="P1">-&gt; <text:s/>m. (for 1. » <text:s/>[p= 950,1]) <text:s/>alternation , alternative , option <text:s/>S3rS. <text:s text:c="2"/>Mn. <text:s text:c="2"/>VarBr2S. <text:s text:c="4"/>( <text:s/>°pena ind. <text:s text:c="2"/>" optionally ")</text:p>
      <text:p text:style-name="P1">-&gt; <text:s/>variation , combination , variety , diversity , manifoldness <text:s/>Ka1tyS3r. <text:s text:c="2"/>MBh.</text:p>
      <text:p text:style-name="P1">-&gt; <text:s/>contrivance , art <text:s/>Ragh.</text:p>
      <text:p text:style-name="P1">-&gt; <text:s/>difference of perception , distinction <text:s/>Nya1yas. <text:s text:c="2"/>BhP.</text:p>
      <text:p text:style-name="P1">-&gt; <text:s/>indecision , irresolution , doubt , hesitation <text:s/>MBh. <text:s text:c="2"/>Ka1v.</text:p>
      <text:p text:style-name="P1">-&gt; <text:s/>admission , statement <text:s/>BhP.</text:p>
      <text:p text:style-name="P1">-&gt; <text:s/>false notion , fancy , imagination <text:s/>Yogas. <text:s text:c="2"/>Gi1t.</text:p>
      <text:p text:style-name="P1">-&gt; <text:s/>calculation <text:s/>VarBr2S.</text:p>
      <text:p text:style-name="P1">-&gt; <text:s/>mental occupation , thinking <text:s/>L.</text:p>
      <text:p text:style-name="P1">-&gt; <text:s/>= kalpa-sthāna <text:s/>Car.</text:p>
      <text:p text:style-name="P1">-&gt; <text:s/>a god <text:s/>BhP. <text:s/>(Sch.)</text:p>
      <text:p text:style-name="P1">-&gt; <text:s/>(in <text:s/>rhet.) antithesis of opposites <text:s/>Prata1p.</text:p>
      <text:p text:style-name="P1">-&gt; <text:s/>(in gram.) admission of an option or alternative , the allowing a rule to be observed or not at pleasure (ve*ti vikalpaḥ <text:s/>Pa1n2. <text:s/>1-1 , 44 Sch.)</text:p>
      <text:p text:style-name="P1">-&gt; <text:s/>a collateral form <text:s/>VarBr2S.</text:p>
      <text:p text:style-name="P1">-&gt; <text:s/>pl. N. of a people <text:s/>MBh. <text:s/>(C. vikalya)</text:p>
      <text:p text:style-name="P1">=======================================================================</text:p>
      <text:p text:style-name="P1">vi-kalpa</text:p>
      <text:p text:style-name="P1">-----------------------------------------------------------------------</text:p>
      <text:p text:style-name="P1">-&gt; <text:s/>mfn. different <text:s/>BhP.</text:p>
      <text:p text:style-name="P1">=======================================================================</text:p>
      <text:p text:style-name="P1">vi-kalpena</text:p>
      <text:p text:style-name="P1">-----------------------------------------------------------------------</text:p>
      <text:p text:style-name="P1">-&gt; <text:s/>ind. , »vikalpa 194108, " optionally "</text:p>
      <text:p text:style-name="P1">=======================================================================</text:p>
      <text:p text:style-name="P1"/>
      <text:p text:style-name="P1"/>
      <text:p text:style-name="P1"/>
      <text:p text:style-name="P1"/>
      <text:p text:style-name="P1"/>
      <text:p text:style-name="P1">133</text:p>
      <text:p text:style-name="P1"><text:s text:c="3"/>&lt;arTa other="vikfti" n="A5.1.12 A5.1.12 A5.1.12 A5.1.13 A5.1.14 A5.1.15"/&gt;</text:p>
      <text:p text:style-name="P1"/>
      <text:p text:style-name="P1">ví-kṛti</text:p>
      <text:p text:style-name="P1">-----------------------------------------------------------------------</text:p>
      <text:p text:style-name="P1"><text:soft-page-break/>-&gt; <text:s/>f. change , alteration , modification , variation , changed condition (of body or mind ; <text:s/>acc. with <text:s/>√ gam , yā , vraj , or pra- √pad , to undergo a change , be changed) <text:s/>MBh. <text:s text:c="2"/>Ka1v.</text:p>
      <text:p text:style-name="P1">-&gt; <text:s/>sickness , disease <text:s/>L.</text:p>
      <text:p text:style-name="P1">-&gt; <text:s/>perturbation , agitation , emotion <text:s/>MBh. <text:s text:c="2"/>Katha1s.</text:p>
      <text:p text:style-name="P1">-&gt; <text:s/>alienation , hostility , defection <text:s/>Ka1m. <text:s text:c="2"/>Pan5cat.</text:p>
      <text:p text:style-name="P1">-&gt; <text:s/>a verse changed in a partic. manner <text:s/>S3Br. <text:s text:c="2"/>Ka1tyS3r.</text:p>
      <text:p text:style-name="P1">-&gt; <text:s/>an apparition , phantom , spectre <text:s/>Katha1s.</text:p>
      <text:p text:style-name="P1">-&gt; <text:s/>any production (ifc. anything made of) <text:s/>MBh. <text:s text:c="2"/>Sus3r.</text:p>
      <text:p text:style-name="P1">-&gt; <text:s/>(in sāṃkhya) <text:s/>= 2. vi-kāra</text:p>
      <text:p text:style-name="P1">-&gt; <text:s/>(in gram.) <text:s/>a derivative <text:s/>Nir.</text:p>
      <text:p text:style-name="P1">-&gt; <text:s/>formation , growth , development <text:s/>AitBr.</text:p>
      <text:p text:style-name="P1">-&gt; <text:s/>abortion <text:s/>Sus3r. <text:s/>(v.l. vaikṛta)</text:p>
      <text:p text:style-name="P1">-&gt; <text:s/>= ḍimba <text:s/>L.</text:p>
      <text:p text:style-name="P1">-&gt; <text:s/>= pralāpa <text:s/>Harav. <text:s/>Sch.</text:p>
      <text:p text:style-name="P1">-&gt; <text:s/>N. of a class of metres <text:s/>Pin3g.</text:p>
      <text:p text:style-name="P1">=======================================================================</text:p>
      <text:p text:style-name="P1">ví-kṛti</text:p>
      <text:p text:style-name="P1">-----------------------------------------------------------------------</text:p>
      <text:p text:style-name="P1">-&gt; <text:s/>m. N. of a son of jīmūta <text:s/>VP.</text:p>
      <text:p text:style-name="P1">=======================================================================</text:p>
      <text:p text:style-name="P1"/>
      <text:p text:style-name="P1"/>
      <text:p text:style-name="P1"/>
      <text:p text:style-name="P1"/>
      <text:p text:style-name="P1"/>
      <text:p text:style-name="P1">134</text:p>
      <text:p text:style-name="P1"><text:s text:c="3"/>&lt;arTa other="vimati" n="A1.3.47"/&gt;</text:p>
      <text:p text:style-name="P1"/>
      <text:p text:style-name="P1">ví--mati</text:p>
      <text:p text:style-name="P1">-----------------------------------------------------------------------</text:p>
      <text:p text:style-name="P1">-&gt; <text:s/>mfn. (for  2. » vi √man) of different opinion ( <text:s/>-man m. <text:s text:c="2"/>difference of opinion , disagreement) g. dṛḍhā*di</text:p>
      <text:p text:style-name="P1">-&gt; <text:s/>stupid , silly ( <text:s/>-tā f. <text:s text:c="2"/>stupidity , silliness) <text:s/>Bhartr2.</text:p>
      <text:p text:style-name="P1">=======================================================================</text:p>
      <text:p text:style-name="P1">vi-mati</text:p>
      <text:p text:style-name="P1">-----------------------------------------------------------------------</text:p>
      <text:p text:style-name="P1">-&gt; <text:s/>vi-matsara <text:s text:c="3"/>» <text:s/>[p= 951,3]. For vi-mati2 » col.3.</text:p>
      <text:p text:style-name="P1">=======================================================================</text:p>
      <text:p text:style-name="P1">mati</text:p>
      <text:p text:style-name="P1">-----------------------------------------------------------------------</text:p>
      <text:p text:style-name="P1">-&gt; <text:s/>mfn. of different opinion g. dṛḍhā*di</text:p>
      <text:p text:style-name="P1">=======================================================================</text:p>
      <text:p text:style-name="P1">mati</text:p>
      <text:p text:style-name="P1">-----------------------------------------------------------------------</text:p>
      <text:p text:style-name="P1">-&gt; <text:s/>f. difference of opinion. dissent , disagreement about (loc.) <text:s/>Pa1n2. <text:s text:c="2"/>Naish. <text:s text:c="2"/>Sa1h.</text:p>
      <text:p text:style-name="P1">=======================================================================</text:p>
      <text:p text:style-name="P1">mati</text:p>
      <text:p text:style-name="P1">-----------------------------------------------------------------------</text:p>
      <text:p text:style-name="P1">-&gt; <text:s/>f. dislike , aversion <text:s/>R.</text:p>
      <text:p text:style-name="P1"><text:soft-page-break/>=======================================================================</text:p>
      <text:p text:style-name="P1">mati</text:p>
      <text:p text:style-name="P1">-----------------------------------------------------------------------</text:p>
      <text:p text:style-name="P1">-&gt; <text:s/>f. doubt , uncertainty , error <text:s/>Lalit. <text:s text:c="2"/>Saddh.</text:p>
      <text:p text:style-name="P1">=======================================================================</text:p>
      <text:p text:style-name="P1"/>
      <text:p text:style-name="P1"/>
      <text:p text:style-name="P1"/>
      <text:p text:style-name="P1"/>
      <text:p text:style-name="P1"/>
      <text:p text:style-name="P1">135</text:p>
      <text:p text:style-name="P1"><text:s text:c="3"/>&lt;arTa other="viniyoga" n="A8.1.61"/&gt;</text:p>
      <text:p text:style-name="P1"/>
      <text:p text:style-name="P1">vi-niyoga</text:p>
      <text:p text:style-name="P1">-----------------------------------------------------------------------</text:p>
      <text:p text:style-name="P1">-&gt; <text:s/>m. apportionment , distribution , division <text:s/>Nir.</text:p>
      <text:p text:style-name="P1">-&gt; <text:s/>[p= 970,3]</text:p>
      <text:p text:style-name="P1">-&gt; <text:s/>appointment to (loc.) , commission , charge , duty , task , occupation <text:s/>MBh. <text:s text:c="2"/>R.</text:p>
      <text:p text:style-name="P1">-&gt; <text:s/>employment , use , application (esp. of a verse in ritual) <text:s/>TA1r. <text:s text:c="2"/>Hariv.</text:p>
      <text:p text:style-name="P1">-&gt; <text:s/>relation , correlation <text:s/>VPra1t. <text:s text:c="2"/>Pa1n2. <text:s/>8-1 , 61</text:p>
      <text:p text:style-name="P1">-&gt; <text:s/>= adhikāra , " governing rule " <text:s/>Ka1s3. <text:s/>on <text:s/>Pa1n2. <text:s/>1-3 , 11</text:p>
      <text:p text:style-name="P1">-&gt; <text:s/>separation , abandonment <text:s/>W.</text:p>
      <text:p text:style-name="P1">-&gt; <text:s/>impediment ib.</text:p>
      <text:p text:style-name="P1">=======================================================================</text:p>
      <text:p text:style-name="P1"/>
      <text:p text:style-name="P1"/>
      <text:p text:style-name="P1"/>
      <text:p text:style-name="P1"/>
      <text:p text:style-name="P1"/>
      <text:p text:style-name="P1">136</text:p>
      <text:p text:style-name="P1"><text:s text:c="3"/>&lt;arTa other="vitta" n="A5.2.26 A5.2.26"/&gt;</text:p>
      <text:p text:style-name="P1"/>
      <text:p text:style-name="P1">vitta</text:p>
      <text:p text:style-name="P1">-----------------------------------------------------------------------</text:p>
      <text:p text:style-name="P1">-&gt; <text:s/>» under <text:s/>√1. vid</text:p>
      <text:p text:style-name="P1">=======================================================================</text:p>
      <text:p text:style-name="P1">vitta</text:p>
      <text:p text:style-name="P1">-----------------------------------------------------------------------</text:p>
      <text:p text:style-name="P1">-&gt; <text:s/>mfn. (for 2. » under <text:s/>√3. vid) known , understood (» comp.)</text:p>
      <text:p text:style-name="P1">-&gt; <text:s/>celebrated , notorious , famous for (comp.) <text:s/>Das3. <text:s/>(cf. <text:s/>Pa1n2. <text:s/>8-2 , 58) .</text:p>
      <text:p text:style-name="P1">=======================================================================</text:p>
      <text:p text:style-name="P1">vittá</text:p>
      <text:p text:style-name="P1">-----------------------------------------------------------------------</text:p>
      <text:p text:style-name="P1">-&gt; <text:s/>mfn. (for 1. » p.963) <text:s/>found , acquired , gained , obtained , possessed <text:s/>AV. <text:s text:c="2"/>Br.</text:p>
      <text:p text:style-name="P1">-&gt; <text:s/>caught or seized by (instr. or <text:s/>comp.) <text:s/>Br. <text:s text:c="2"/>Kaus3.</text:p>
      <text:p text:style-name="P1">=======================================================================</text:p>
      <text:p text:style-name="P1">vittā</text:p>
      <text:p text:style-name="P1">-----------------------------------------------------------------------</text:p>
      <text:p text:style-name="P1">-&gt; <text:s/>f. taken , married (as a woman) <text:s/>S3Br.</text:p>
      <text:p text:style-name="P1"><text:soft-page-break/>=======================================================================</text:p>
      <text:p text:style-name="P1">vittá</text:p>
      <text:p text:style-name="P1">-----------------------------------------------------------------------</text:p>
      <text:p text:style-name="P1">-&gt; <text:s/>n. anything found , a find <text:s/>AitBr.</text:p>
      <text:p text:style-name="P1">=======================================================================</text:p>
      <text:p text:style-name="P1">vittá</text:p>
      <text:p text:style-name="P1">-----------------------------------------------------------------------</text:p>
      <text:p text:style-name="P1">-&gt; <text:s/>n. (in later language also <text:s/>pl.) acquisition , wealth , property , goods , substance , money , power <text:s/>RV.</text:p>
      <text:p text:style-name="P1">=======================================================================</text:p>
      <text:p text:style-name="P1">vittá</text:p>
      <text:p text:style-name="P1">-----------------------------------------------------------------------</text:p>
      <text:p text:style-name="P1">-&gt; <text:s/>n. the second astrological mansion <text:s/>VarYogay.</text:p>
      <text:p text:style-name="P1">=======================================================================</text:p>
      <text:p text:style-name="P1">vitta</text:p>
      <text:p text:style-name="P1">-----------------------------------------------------------------------</text:p>
      <text:p text:style-name="P1">-&gt; <text:s/>mfn. = vicārita <text:s/>L.</text:p>
      <text:p text:style-name="P1">=======================================================================</text:p>
      <text:p text:style-name="P1"/>
      <text:p text:style-name="P1"/>
      <text:p text:style-name="P1"/>
      <text:p text:style-name="P1"/>
      <text:p text:style-name="P1"/>
      <text:p text:style-name="P1">137</text:p>
      <text:p text:style-name="P1"><text:s text:c="3"/>&lt;arTa other="vizaya" n="A4.2.52 A4.2.52 A4.2.53 A4.2.54 A4.2.54"/&gt;</text:p>
      <text:p text:style-name="P1"/>
      <text:p text:style-name="P1">viṣaya</text:p>
      <text:p text:style-name="P1">-----------------------------------------------------------------------</text:p>
      <text:p text:style-name="P1">-&gt; <text:s/>m. (ifc. f(ā). ; prob. either fr <text:s/>√1. viṣ , " to act " , or fr. vi + <text:s/>√ si , " to extend " cf. <text:s/>Pa1n2. <text:s/>8-3 , 70 Sch.) sphere (of influence or activity) , dominion , kingdom , territory , region , district , country , abode (pl. = lands , possessions) <text:s/>Mn. <text:s text:c="2"/>MBh.</text:p>
      <text:p text:style-name="P1">-&gt; <text:s/>scope , compass , horizon , range , reach (of eyes , ears , mind <text:s text:c="2"/>) <text:s/>S3a1n3khS3r. <text:s text:c="2"/>MBh.</text:p>
      <text:p text:style-name="P1">-&gt; <text:s/>period or duration (of life) <text:s/>Pan5cat.</text:p>
      <text:p text:style-name="P1">-&gt; <text:s/>special sphere or department , peculiar province or field of action , peculiar element , concern (ifc. = " concerned with , belonging to , intently engaged on " ; viṣaye , with <text:s/>gen. or <text:s/>ifc. = " in the sphere of , with regard or reference to " ; atra viṣaye , " with regard to this object ") <text:s/>MBh. <text:s text:c="2"/>Ka1v.</text:p>
      <text:p text:style-name="P1">-&gt; <text:s/>space or room (sometimes = fitness) for (gen.) <text:s/>Ka1v. <text:s text:c="2"/>Pan5cat.</text:p>
      <text:p text:style-name="P1">-&gt; <text:s/>an object of sense <text:s/>(these are five in number , the five indriya , or organs of sense having each their proper viṣaya or object , viz. 1. śabda , " sound " , for the ear cf. śruti-viṣaya ; 2. sparśa , " tangibility " , for the skin ; 3. rūpa , " form " or " colour " , for the eye ; 4. rasa , " savour " , for the tongue ; 5. gandha , " odour " for the nose: and these five viṣayas are sometimes called the guṇas or " properties " of the five elements , ether , air , fire , water , earth , respectively ; cf. śruti-viṣaya-guṇa) <text:s/>Ya1jn5. <text:s text:c="2"/>S3am2k. <text:s text:c="2"/>Sarvad. <text:s text:c="2"/>IW. <text:s/>83</text:p>
      <text:p text:style-name="P1">-&gt; <text:s/>a symbolical N. of the number " five " <text:s/>VarBr2S.</text:p>
      <text:p text:style-name="P1">-&gt; <text:s/>anything perceptible by the senses , any object of affection or concern or attention , any special worldly object or aim or matter or business , (pl.) sensual enjoyments , sensuality <text:s/>Kat2hUp. <text:s text:c="2"/>Mn. <text:s text:c="2"/>MBh.</text:p>
      <text:p text:style-name="P1">-&gt; <text:s/>any subject or topic , subject-matter <text:s/>MBh. <text:s text:c="2"/>Ka1v.</text:p>
      <text:p text:style-name="P1">-&gt; <text:s/>[p= 997,2]</text:p>
      <text:p text:style-name="P1"><text:soft-page-break/>-&gt; <text:s/>an object (as opp. to " a subject ") <text:s/>Sarvad.</text:p>
      <text:p text:style-name="P1">-&gt; <text:s/>a fit or suitable object <text:s/>(" for " <text:s/>dat. gen. , or <text:s/>comp.) <text:s/>MBh. <text:s text:c="2"/>Ka1v.</text:p>
      <text:p text:style-name="P1">-&gt; <text:s/>(in phil.) the subject of an argument , category , general head (one of the 5 members of an adhikaraṇa [q.v.] <text:s/>, the other 4 being viśaya or saṃśaya , pūrva-pakṣa , uttara-pakṣa or siddhā*nta , and saṃgati or nirṇaya) <text:s/>Sarvad.</text:p>
      <text:p text:style-name="P1">-&gt; <text:s/>un-organic matter <text:s/>IW. <text:s/>73</text:p>
      <text:p text:style-name="P1">-&gt; <text:s/>(in gram.) limited or restricted sphere (e.g. chandasi viṣaye , " only in the veda ") <text:s/>Ka1s3. <text:s/>(ifc. = restricted or exclusively belonging to)</text:p>
      <text:p text:style-name="P1">-&gt; <text:s/>(in <text:s/>rhet.) the subject of a comparison (e.g. in the <text:s/>comp. " lotus-eye " the second member is the viṣaya , and the first the viṣayin) <text:s/>Kuval. <text:s text:c="2"/>Prata1p.</text:p>
      <text:p text:style-name="P1">-&gt; <text:s/>a country with more than 100 villages <text:s/>L.</text:p>
      <text:p text:style-name="P1">-&gt; <text:s/>a refuge , asylum <text:s/>W.</text:p>
      <text:p text:style-name="P1">-&gt; <text:s/>a religious obligation or observance ib.</text:p>
      <text:p text:style-name="P1">-&gt; <text:s/>a lover , husband ib.</text:p>
      <text:p text:style-name="P1">-&gt; <text:s/>semen virile ib.</text:p>
      <text:p text:style-name="P1">=======================================================================</text:p>
      <text:p text:style-name="P1"/>
      <text:p text:style-name="P1"/>
      <text:p text:style-name="P1"/>
      <text:p text:style-name="P1"/>
      <text:p text:style-name="P1"/>
      <text:p text:style-name="P1">138</text:p>
      <text:p text:style-name="P1"><text:s text:c="3"/>&lt;arTa other="vrAta" n="A5.3.113 A5.3.119"/&gt;</text:p>
      <text:p text:style-name="P1"/>
      <text:p text:style-name="P1">vrāta</text:p>
      <text:p text:style-name="P1">-----------------------------------------------------------------------</text:p>
      <text:p text:style-name="P1">-&gt; <text:s/>» below.</text:p>
      <text:p text:style-name="P1">=======================================================================</text:p>
      <text:p text:style-name="P1">vrā́ta</text:p>
      <text:p text:style-name="P1">-----------------------------------------------------------------------</text:p>
      <text:p text:style-name="P1">-&gt; <text:s/>m. (connected with <text:s/>√1. vṛ , or with vratá and <text:s/>√2. vṛ) a multitude , flock , assemblage , troop , swarm , group , host (vrā́taṃ vrātam , in companies or troops ; páñca vrā́tās , the five races of men) <text:s/>, association , guild <text:s/>RV.</text:p>
      <text:p text:style-name="P1">-&gt; <text:s/>the company or attendants at a marriage feast <text:s/>W.</text:p>
      <text:p text:style-name="P1">-&gt; <text:s/>= manuṣya <text:s/>Naigh. <text:s/>ii , 3</text:p>
      <text:p text:style-name="P1">-&gt; <text:s/>the descendant of an out-caste Brahman <text:s text:c="3"/>(= vrātya) <text:s/>L.</text:p>
      <text:p text:style-name="P1">=======================================================================</text:p>
      <text:p text:style-name="P1">vrā́ta</text:p>
      <text:p text:style-name="P1">-----------------------------------------------------------------------</text:p>
      <text:p text:style-name="P1">-&gt; <text:s/>n. manual or bodily labour , day-labour ib.</text:p>
      <text:p text:style-name="P1">=======================================================================</text:p>
      <text:p text:style-name="P1"/>
      <text:p text:style-name="P1"/>
      <text:p text:style-name="P1"/>
      <text:p text:style-name="P1"/>
      <text:p text:style-name="P1"/>
      <text:p text:style-name="P1">139</text:p>
      <text:p text:style-name="P1"><text:s text:c="3"/>&lt;arTa other="vrata" n="A3.2.40 A3.2.80"/&gt;</text:p>
      <text:p text:style-name="P1"/>
      <text:p text:style-name="P1"><text:soft-page-break/>vratá</text:p>
      <text:p text:style-name="P1">-----------------------------------------------------------------------</text:p>
      <text:p text:style-name="P1">-&gt; <text:s/>n. (ifc. f(ā). ; fr. <text:s/>√2. vṛ) will , command , law , ordinance , rule <text:s/>RV.</text:p>
      <text:p text:style-name="P1">-&gt; <text:s/>obedience , service ib. <text:s/>AV. <text:s text:c="2"/>A1s3vGr2.</text:p>
      <text:p text:style-name="P1">-&gt; <text:s/>dominion , realm <text:s/>RV.</text:p>
      <text:p text:style-name="P1">-&gt; <text:s/>sphere of action , function , mode or , manner of life (e.g. śuci-vr° , " pure manner of life " <text:s/>S3ak. ), conduct , manner , usage , custom <text:s/>RV.</text:p>
      <text:p text:style-name="P1">-&gt; <text:s/>a religious vow or practice , any pious observance , meritorious act of devotion or austerity , solemn vow , rule , holy practice (as fasting , continence <text:s text:c="3"/>; vratáṃ- √car , " to observe a vow " , esp. " to practise chastity ") ib.</text:p>
      <text:p text:style-name="P1">-&gt; <text:s/>any vow or firm purpose , resolve to (dat. loc. , or <text:s/>comp. ; vratātorvrata-vaśāt , " in consequence of a vow " ; cf. asi-dhārā-vrata and āsidhāraṃ vratam) <text:s/>MBh. <text:s text:c="2"/>Ka1v.</text:p>
      <text:p text:style-name="P1">-&gt; <text:s/>the practice of always eating the same food (cf. madhu-vr°) <text:s/>L.</text:p>
      <text:p text:style-name="P1">-&gt; <text:s/>the feeding only on milk (as a fast or observance according to rule ; also the milk itself) <text:s/>VS. <text:s text:c="2"/>Br. <text:s text:c="2"/>Ka1tyS3r.</text:p>
      <text:p text:style-name="P1">-&gt; <text:s/>any food <text:s/>(in a-yācita-vr° q.v.)</text:p>
      <text:p text:style-name="P1">-&gt; <text:s/>= mahā-vrata (i.e. a partic. stotra , and the day for it) <text:s/>Br. <text:s text:c="2"/>S3rS. <text:s/>;</text:p>
      <text:p text:style-name="P1">-&gt; <text:s/>(with <text:s/>gen. or <text:s/>ifc.) N. of sāmans <text:s/>A1rshBr. <text:s/>( L. <text:s/>also " month " ; season ; year ; fire ; " = viṣṇu " ; " N. of one of the seven islands of antara-dvīpa ")</text:p>
      <text:p text:style-name="P1">=======================================================================</text:p>
      <text:p text:style-name="P1">vráta</text:p>
      <text:p text:style-name="P1">-----------------------------------------------------------------------</text:p>
      <text:p text:style-name="P1">-&gt; <text:s/>m. (of unknown meaning) <text:s/>AV. <text:s/>v , 1 , 7 <text:s/>A1pS3r. <text:s/>xiii , 16 , 8</text:p>
      <text:p text:style-name="P1">=======================================================================</text:p>
      <text:p text:style-name="P1">vráta</text:p>
      <text:p text:style-name="P1">-----------------------------------------------------------------------</text:p>
      <text:p text:style-name="P1">-&gt; <text:s/>m. N. of a son of manu and naḍvalā <text:s/>BhP.</text:p>
      <text:p text:style-name="P1">=======================================================================</text:p>
      <text:p text:style-name="P1">vráta</text:p>
      <text:p text:style-name="P1">-----------------------------------------------------------------------</text:p>
      <text:p text:style-name="P1">-&gt; <text:s/>m. <text:s/>(pl.) N. of a country belonging to prācya <text:s/>L.</text:p>
      <text:p text:style-name="P1">=======================================================================</text:p>
      <text:p text:style-name="P1">vratá</text:p>
      <text:p text:style-name="P1">-----------------------------------------------------------------------</text:p>
      <text:p text:style-name="P1">-&gt; <text:s/>mfn. = veda-vrata , one who has taken the vow of learning the veda <text:s/>Gr2ihya1s. <text:s/>ii , 3 (Sch.)</text:p>
      <text:p text:style-name="P1">=======================================================================</text:p>
      <text:p text:style-name="P1"/>
      <text:p text:style-name="P1"/>
      <text:p text:style-name="P1"/>
      <text:p text:style-name="P1"/>
      <text:p text:style-name="P1"/>
      <text:p text:style-name="P1">140</text:p>
      <text:p text:style-name="P1"><text:s text:c="3"/>&lt;arTa other="vratakAra" n="A4.2.15"/&gt;</text:p>
      <text:p text:style-name="P1"/>
      <text:p text:style-name="P1"/>
      <text:p text:style-name="P1"/>
      <text:p text:style-name="P1"/>
      <text:p text:style-name="P1"/>
      <text:p text:style-name="P1"/>
      <text:p text:style-name="P1"><text:soft-page-break/>141</text:p>
      <text:p text:style-name="P1"><text:s text:c="3"/>&lt;arTa other="vrihi" n="A3.1.148"/&gt;</text:p>
      <text:p text:style-name="P1"/>
      <text:p text:style-name="P1"/>
      <text:p text:style-name="P1"/>
      <text:p text:style-name="P1"/>
      <text:p text:style-name="P1"/>
      <text:p text:style-name="P1"/>
      <text:p text:style-name="P1">142</text:p>
      <text:p text:style-name="P1"><text:s text:c="3"/>&lt;arTa other="vyAKyAna" n="A4.3.66 A4.3.67 A4.3.68 A4.3.69 A4.3.70 A4.3.71 A4.3.72 A4.3.73"/&gt;</text:p>
      <text:p text:style-name="P1"/>
      <text:p text:style-name="P1">vy-ākhyā́na</text:p>
      <text:p text:style-name="P1">-----------------------------------------------------------------------</text:p>
      <text:p text:style-name="P1">-&gt; <text:s/>mf(ī)n. explaining , expounding commenting <text:s/>Pa1n2. <text:s/>4-3 , 66 Sch.</text:p>
      <text:p text:style-name="P1">-&gt; <text:s/>(with <text:s/>gen.) reminding of. i.e. resembling <text:s/>Pa1n2. <text:s/>ib. Va1rtt.4 <text:s/>Pat.</text:p>
      <text:p text:style-name="P1">=======================================================================</text:p>
      <text:p text:style-name="P1">vy-ākhyā́na</text:p>
      <text:p text:style-name="P1">-----------------------------------------------------------------------</text:p>
      <text:p text:style-name="P1">-&gt; <text:s/>n. explaining , exposition , interpretation , gloss , comment <text:s/>S3Br.</text:p>
      <text:p text:style-name="P1">=======================================================================</text:p>
      <text:p text:style-name="P1">vy-ākhyā́na</text:p>
      <text:p text:style-name="P1">-----------------------------------------------------------------------</text:p>
      <text:p text:style-name="P1">-&gt; <text:s/>n. narration <text:s/>S3Br.</text:p>
      <text:p text:style-name="P1">=======================================================================</text:p>
      <text:p text:style-name="P1">vy-ākhyā́na---</text:p>
      <text:p text:style-name="P1">-----------------------------------------------------------------------</text:p>
      <text:p text:style-name="P1">-&gt; <text:s/>n. recitation ib.</text:p>
      <text:p text:style-name="P1">=======================================================================</text:p>
      <text:p text:style-name="P1"/>
      <text:p text:style-name="P1"/>
      <text:p text:style-name="P1"/>
      <text:p text:style-name="P1"/>
      <text:p text:style-name="P1"/>
      <text:p text:style-name="P1">143</text:p>
      <text:p text:style-name="P1"><text:s text:c="3"/>&lt;arTa other="vyAKyAtavya.nAman" n="A4.3.66 A4.3.67 A4.3.67 A4.3.68 A4.3.68 A4.3.69 A4.3.69 A4.3.70 A4.3.70 A4.3.71 A4.3.71 A4.3.72 A4.3.72 A4.3.73 A4.3.73"/&gt;</text:p>
      <text:p text:style-name="P1"/>
      <text:p text:style-name="P1"/>
      <text:p text:style-name="P1"/>
      <text:p text:style-name="P1"/>
      <text:p text:style-name="P1"/>
      <text:p text:style-name="P1"/>
      <text:p text:style-name="P1">144</text:p>
      <text:p text:style-name="P1"><text:s text:c="3"/>&lt;arTa other="vyASraya" n="A5.4.48"/&gt;</text:p>
      <text:p text:style-name="P1"/>
      <text:p text:style-name="P1">vy--āśraya</text:p>
      <text:p text:style-name="P1">-----------------------------------------------------------------------</text:p>
      <text:p text:style-name="P1">-&gt; <text:s/>mfn. (for 2. » under vyā-śri) having a different support or refuge <text:s/>(opp. to samānā*śraya) <text:s/>Pat.</text:p>
      <text:p text:style-name="P1">=======================================================================</text:p>
      <text:p text:style-name="P1"><text:soft-page-break/>vy-ā-śraya</text:p>
      <text:p text:style-name="P1">-----------------------------------------------------------------------</text:p>
      <text:p text:style-name="P1">-&gt; <text:s/>m. (for. » <text:s/>[p= 1028,3]) <text:s/>assistance , taking the party of any one <text:s/>Pa1n2. <text:s/>5-4 , 48.</text:p>
      <text:p text:style-name="P1">=======================================================================</text:p>
      <text:p text:style-name="P1"/>
      <text:p text:style-name="P1"/>
      <text:p text:style-name="P1"/>
      <text:p text:style-name="P1"/>
      <text:p text:style-name="P1"/>
      <text:p text:style-name="P1">145</text:p>
      <text:p text:style-name="P1"><text:s text:c="3"/>&lt;arTa other="vyAharati" n="A4.3.51"/&gt;</text:p>
      <text:p text:style-name="P1"/>
      <text:p text:style-name="P1"/>
      <text:p text:style-name="P1"/>
      <text:p text:style-name="P1"/>
      <text:p text:style-name="P1"/>
      <text:p text:style-name="P1"/>
      <text:p text:style-name="P1">146</text:p>
      <text:p text:style-name="P1"><text:s text:c="3"/>&lt;arTa other="vyAhfta" n="A5.4.35"/&gt;</text:p>
      <text:p text:style-name="P1"/>
      <text:p text:style-name="P1">vy-ā́hṛta</text:p>
      <text:p text:style-name="P1">-----------------------------------------------------------------------</text:p>
      <text:p text:style-name="P1">-&gt; <text:s/>mfn. spoken , uttered , said , told , declared , stated <text:s/>VS. <text:s text:c="4"/>,</text:p>
      <text:p text:style-name="P1">-&gt; <text:s/>one who has uttered a sound <text:s/>R.</text:p>
      <text:p text:style-name="P1">-&gt; <text:s/>eaten , devoured <text:s/>Ja1takam.</text:p>
      <text:p text:style-name="P1">=======================================================================</text:p>
      <text:p text:style-name="P1">vy-ā́hṛta</text:p>
      <text:p text:style-name="P1">-----------------------------------------------------------------------</text:p>
      <text:p text:style-name="P1">-&gt; <text:s/>n. speaking , talking , conversation <text:s/>Ka1v. <text:s text:c="2"/>BhP.</text:p>
      <text:p text:style-name="P1">=======================================================================</text:p>
      <text:p text:style-name="P1">vy-ā́hṛta</text:p>
      <text:p text:style-name="P1">-----------------------------------------------------------------------</text:p>
      <text:p text:style-name="P1">-&gt; <text:s/>n. information , instruction , direction <text:s/>Pa1n2. <text:s/>5-4 , 35</text:p>
      <text:p text:style-name="P1">=======================================================================</text:p>
      <text:p text:style-name="P1">vy-ā́hṛta</text:p>
      <text:p text:style-name="P1">-----------------------------------------------------------------------</text:p>
      <text:p text:style-name="P1">-&gt; <text:s/>n. inarticulate speech or song (of animals and birds) <text:s/>MBh. <text:s text:c="2"/>Hariv.</text:p>
      <text:p text:style-name="P1">=======================================================================</text:p>
      <text:p text:style-name="P1"/>
      <text:p text:style-name="P1"/>
      <text:p text:style-name="P1"/>
      <text:p text:style-name="P1"/>
      <text:p text:style-name="P1"/>
      <text:p text:style-name="P1">147</text:p>
      <text:p text:style-name="P1"><text:s text:c="3"/>&lt;arTa other="vyAhftavAgyukta" n="A5.4.36"/&gt;</text:p>
      <text:p text:style-name="P1"/>
      <text:p text:style-name="P1"/>
      <text:p text:style-name="P1"/>
      <text:p text:style-name="P1"/>
      <text:p text:style-name="P1"><text:soft-page-break/></text:p>
      <text:p text:style-name="P1"/>
      <text:p text:style-name="P1">148</text:p>
      <text:p text:style-name="P1"><text:s text:c="3"/>&lt;arTa other="vyApnoti" n="A5.2.7 A5.2.7"/&gt;</text:p>
      <text:p text:style-name="P1"/>
      <text:p text:style-name="P1"/>
      <text:p text:style-name="P1"/>
      <text:p text:style-name="P1"/>
      <text:p text:style-name="P1"/>
      <text:p text:style-name="P1"/>
      <text:p text:style-name="P1">149</text:p>
      <text:p text:style-name="P1"><text:s text:c="3"/>&lt;arTa other="vyApyamAna" n="A3.4.56"/&gt;</text:p>
      <text:p text:style-name="P1"/>
      <text:p text:style-name="P1">vy-āpyamāna</text:p>
      <text:p text:style-name="P1">-----------------------------------------------------------------------</text:p>
      <text:p text:style-name="P1">-&gt; <text:s/>mfn. being pervaded or permeated or comprehended or included <text:s/>Pa1n2. <text:s/>3-4 , 56.</text:p>
      <text:p text:style-name="P1">=======================================================================</text:p>
      <text:p text:style-name="P1"/>
      <text:p text:style-name="P1"/>
      <text:p text:style-name="P1"/>
      <text:p text:style-name="P1"/>
      <text:p text:style-name="P1"/>
      <text:p text:style-name="P1">150</text:p>
      <text:p text:style-name="P1"><text:s text:c="3"/>&lt;arTa other="vyaYjana" n="A2.1.34 A2.4.12 A4.4.26"/&gt;</text:p>
      <text:p text:style-name="P1"/>
      <text:p text:style-name="P1">vy-áñjana</text:p>
      <text:p text:style-name="P1">-----------------------------------------------------------------------</text:p>
      <text:p text:style-name="P1">-&gt; <text:s/>mfn. manifesting , indicating <text:s/>Hariv. <text:s/>(v.l. vyañcana)</text:p>
      <text:p text:style-name="P1">=======================================================================</text:p>
      <text:p text:style-name="P1">vy-áñjana</text:p>
      <text:p text:style-name="P1">-----------------------------------------------------------------------</text:p>
      <text:p text:style-name="P1">-&gt; <text:s/>m. (once for <text:s/>n. ; cf. below) <text:s/>a consonant <text:s/>VPra1t.</text:p>
      <text:p text:style-name="P1">=======================================================================</text:p>
      <text:p text:style-name="P1">vy-áñjana</text:p>
      <text:p text:style-name="P1">-----------------------------------------------------------------------</text:p>
      <text:p text:style-name="P1">-&gt; <text:s/>m. Pandanus Odoratissimus <text:s/>L.</text:p>
      <text:p text:style-name="P1">=======================================================================</text:p>
      <text:p text:style-name="P1">vy-áñjana</text:p>
      <text:p text:style-name="P1">-----------------------------------------------------------------------</text:p>
      <text:p text:style-name="P1">-&gt; <text:s/>m. = vāditra-karman <text:s/>L.</text:p>
      <text:p text:style-name="P1">=======================================================================</text:p>
      <text:p text:style-name="P1">vy-áñjanā</text:p>
      <text:p text:style-name="P1">-----------------------------------------------------------------------</text:p>
      <text:p text:style-name="P1">-&gt; <text:s/>f. (in <text:s/>rhet.) implied indication , allusion , suggestion <text:s/>Sa1h. <text:s text:c="2"/>Prata1p.</text:p>
      <text:p text:style-name="P1">=======================================================================</text:p>
      <text:p text:style-name="P1">vy-áñjana</text:p>
      <text:p text:style-name="P1">-----------------------------------------------------------------------</text:p>
      <text:p text:style-name="P1">-&gt; <text:s/>m. a figurative expression ( <text:s/>°nā-vṛtti f. <text:s text:c="2"/>figurative style) <text:s/>W.</text:p>
      <text:p text:style-name="P1">=======================================================================</text:p>
      <text:p text:style-name="P1"><text:soft-page-break/>vy-áñjana</text:p>
      <text:p text:style-name="P1">-----------------------------------------------------------------------</text:p>
      <text:p text:style-name="P1">-&gt; <text:s/>n. decoration , ornament <text:s/>RV. <text:s/>viii , 78 , 2</text:p>
      <text:p text:style-name="P1">=======================================================================</text:p>
      <text:p text:style-name="P1">vy-áñjana</text:p>
      <text:p text:style-name="P1">-----------------------------------------------------------------------</text:p>
      <text:p text:style-name="P1">-&gt; <text:s/>n. manifestation , indication <text:s/>Sus3r. <text:s text:c="2"/>Ra1jat.</text:p>
      <text:p text:style-name="P1">=======================================================================</text:p>
      <text:p text:style-name="P1">vy-áñjana</text:p>
      <text:p text:style-name="P1">-----------------------------------------------------------------------</text:p>
      <text:p text:style-name="P1">-&gt; <text:s/>n. allusion , suggestion (= ā f.) , sah. <text:s/>A1s3vS3r. <text:s/>Sch.</text:p>
      <text:p text:style-name="P1">=======================================================================</text:p>
      <text:p text:style-name="P1">vy-áñjana</text:p>
      <text:p text:style-name="P1">-----------------------------------------------------------------------</text:p>
      <text:p text:style-name="P1">-&gt; <text:s/>n. figurative expression , irony , sarcasm <text:s/>W.</text:p>
      <text:p text:style-name="P1">=======================================================================</text:p>
      <text:p text:style-name="P1">vy-áñjana</text:p>
      <text:p text:style-name="P1">-----------------------------------------------------------------------</text:p>
      <text:p text:style-name="P1">-&gt; <text:s/>n. specification <text:s/>Nir.</text:p>
      <text:p text:style-name="P1">=======================================================================</text:p>
      <text:p text:style-name="P1">vy-áñjana</text:p>
      <text:p text:style-name="P1">-----------------------------------------------------------------------</text:p>
      <text:p text:style-name="P1">-&gt; <text:s/>n. a mark , badge , spot , sign , token <text:s/>A1pS3r. <text:s text:c="2"/>R. <text:s text:c="2"/>Katha1s.</text:p>
      <text:p text:style-name="P1">=======================================================================</text:p>
      <text:p text:style-name="P1">vy-áñjana</text:p>
      <text:p text:style-name="P1">-----------------------------------------------------------------------</text:p>
      <text:p text:style-name="P1">-&gt; <text:s/>n. insignia , paraphernalia <text:s/>Ka1v.</text:p>
      <text:p text:style-name="P1">=======================================================================</text:p>
      <text:p text:style-name="P1">vy-áñjana</text:p>
      <text:p text:style-name="P1">-----------------------------------------------------------------------</text:p>
      <text:p text:style-name="P1">-&gt; <text:s/>n. symptom (of a disease) <text:s/>Cat.</text:p>
      <text:p text:style-name="P1">=======================================================================</text:p>
      <text:p text:style-name="P1">vy-áñjana</text:p>
      <text:p text:style-name="P1">-----------------------------------------------------------------------</text:p>
      <text:p text:style-name="P1">-&gt; <text:s/>n. mark of sex or gender (as the beard , breasts <text:s text:c="2"/>) , the private organs (male or female) <text:s/>Gr2S3rS. <text:s text:c="2"/>MBh.</text:p>
      <text:p text:style-name="P1">=======================================================================</text:p>
      <text:p text:style-name="P1">vy-áñjana</text:p>
      <text:p text:style-name="P1">-----------------------------------------------------------------------</text:p>
      <text:p text:style-name="P1">-&gt; <text:s/>n. anything used in cooking or preparing food , seasoning , sauce , condiment <text:s/>MBh. <text:s text:c="2"/>R.</text:p>
      <text:p text:style-name="P1">=======================================================================</text:p>
      <text:p text:style-name="P1">vy-áñjana</text:p>
      <text:p text:style-name="P1">-----------------------------------------------------------------------</text:p>
      <text:p text:style-name="P1">-&gt; <text:s/>n. a consonant <text:s/>Pra1t. <text:s text:c="2"/>S3rS.</text:p>
      <text:p text:style-name="P1">=======================================================================</text:p>
      <text:p text:style-name="P1">vy-áñjana</text:p>
      <text:p text:style-name="P1">-----------------------------------------------------------------------</text:p>
      <text:p text:style-name="P1">-&gt; <text:s/>n. a syllable <text:s/>VPra1t. <text:s/>(cf. hīnavy°)</text:p>
      <text:p text:style-name="P1">=======================================================================</text:p>
      <text:p text:style-name="P1"><text:soft-page-break/>vy-áñjana</text:p>
      <text:p text:style-name="P1">-----------------------------------------------------------------------</text:p>
      <text:p text:style-name="P1">-&gt; <text:s/>n. the letter (as opp. to artha , " meaning ") <text:s/>Maha1vy.</text:p>
      <text:p text:style-name="P1">=======================================================================</text:p>
      <text:p text:style-name="P1">vy-áñjana</text:p>
      <text:p text:style-name="P1">-----------------------------------------------------------------------</text:p>
      <text:p text:style-name="P1">-&gt; <text:s/>n. a limb , member , part <text:s/>L.</text:p>
      <text:p text:style-name="P1">=======================================================================</text:p>
      <text:p text:style-name="P1">vy-áñjana</text:p>
      <text:p text:style-name="P1">-----------------------------------------------------------------------</text:p>
      <text:p text:style-name="P1">-&gt; <text:s/>n. a day <text:s/>L.</text:p>
      <text:p text:style-name="P1">=======================================================================</text:p>
      <text:p text:style-name="P1">vy-áñjana</text:p>
      <text:p text:style-name="P1">-----------------------------------------------------------------------</text:p>
      <text:p text:style-name="P1">-&gt; <text:s/>n. purification of a sacrificial animal <text:s/>(also <text:s/>m. and f(ā).) <text:s/>L.</text:p>
      <text:p text:style-name="P1">=======================================================================</text:p>
      <text:p text:style-name="P1">vy-áñjana</text:p>
      <text:p text:style-name="P1">-----------------------------------------------------------------------</text:p>
      <text:p text:style-name="P1">-&gt; <text:s/>n. a fan <text:s/>L. <text:s/>(w.r. for vyajana)</text:p>
      <text:p text:style-name="P1">=======================================================================</text:p>
      <text:p text:style-name="P1"/>
      <text:p text:style-name="P1"/>
      <text:p text:style-name="P1"/>
      <text:p text:style-name="P1"/>
      <text:p text:style-name="P1"/>
      <text:p text:style-name="P1">151</text:p>
      <text:p text:style-name="P1"><text:s text:c="3"/>&lt;arTa other="vyaktavAcAm_samuccAraRam" n="A1.3.48 A1.3.49 A1.3.49"/&gt;</text:p>
      <text:p text:style-name="P1"/>
      <text:p text:style-name="P1"/>
      <text:p text:style-name="P1"/>
      <text:p text:style-name="P1"/>
      <text:p text:style-name="P1"/>
      <text:p text:style-name="P1"/>
      <text:p text:style-name="P1">152</text:p>
      <text:p text:style-name="P1"><text:s text:c="3"/>&lt;arTa other="vyaktavAcAm_samuccAraRam.vipralApa" n="A1.3.50"/&gt;</text:p>
      <text:p text:style-name="P1"/>
      <text:p text:style-name="P1"/>
      <text:p text:style-name="P1"/>
      <text:p text:style-name="P1"/>
      <text:p text:style-name="P1"/>
      <text:p text:style-name="P1"/>
      <text:p text:style-name="P1">153</text:p>
      <text:p text:style-name="P1"><text:s text:c="3"/>&lt;arTa other="vyatIhAra" n="A3.4.19"/&gt;</text:p>
      <text:p text:style-name="P1"/>
      <text:p text:style-name="P1">vy-atīhāra</text:p>
      <text:p text:style-name="P1">-----------------------------------------------------------------------</text:p>
      <text:p text:style-name="P1">-&gt; <text:s/>m. = vy-atihāra q.v.</text:p>
      <text:p text:style-name="P1">=======================================================================</text:p>
      <text:p text:style-name="P1"/>
      <text:p text:style-name="P1"><text:soft-page-break/></text:p>
      <text:p text:style-name="P1"/>
      <text:p text:style-name="P1"/>
      <text:p text:style-name="P1"/>
      <text:p text:style-name="P1">154</text:p>
      <text:p text:style-name="P1"><text:s text:c="3"/>&lt;arTa other="vyavAyin" n="A6.2.166"/&gt;</text:p>
      <text:p text:style-name="P1"/>
      <text:p text:style-name="P1">yin</text:p>
      <text:p text:style-name="P1">-----------------------------------------------------------------------</text:p>
      <text:p text:style-name="P1">-&gt; <text:s/>mfn. intervening , separating <text:s/>Pra1t. <text:s text:c="2"/>Pa1n2.</text:p>
      <text:p text:style-name="P1">-&gt; <text:s/>pervading , diffusive <text:s/>Sus3r. <text:s text:c="2"/>S3a1rn3gS. <text:s/>( <text:s/>°yi-tva n. <text:s/>Car. )</text:p>
      <text:p text:style-name="P1">-&gt; <text:s/>lascivious , lustful <text:s/>Sus3r.</text:p>
      <text:p text:style-name="P1">=======================================================================</text:p>
      <text:p text:style-name="P1">yin</text:p>
      <text:p text:style-name="P1">-----------------------------------------------------------------------</text:p>
      <text:p text:style-name="P1">-&gt; <text:s/>m. a libertine <text:s/>W.</text:p>
      <text:p text:style-name="P1">=======================================================================</text:p>
      <text:p text:style-name="P1">yin</text:p>
      <text:p text:style-name="P1">-----------------------------------------------------------------------</text:p>
      <text:p text:style-name="P1">-&gt; <text:s/>m. any drug possessing stimulating properties , an aphrodisiac ib.</text:p>
      <text:p text:style-name="P1">=======================================================================</text:p>
      <text:p text:style-name="P1"/>
      <text:p text:style-name="P1"/>
      <text:p text:style-name="P1"/>
      <text:p text:style-name="P1"/>
      <text:p text:style-name="P1"/>
      <text:p text:style-name="P1">155</text:p>
      <text:p text:style-name="P1"><text:s text:c="3"/>&lt;arTa other="vyavahAra" n="A2.3.57 A2.3.57"/&gt;</text:p>
      <text:p text:style-name="P1"/>
      <text:p text:style-name="P1">vy-avahāra</text:p>
      <text:p text:style-name="P1">-----------------------------------------------------------------------</text:p>
      <text:p text:style-name="P1">-&gt; <text:s/>m. doing , performing , action , practice , conduct , behaviour <text:s/>MBh. <text:s text:c="2"/>Ka1v. <text:s text:c="4"/>(vyavahāraḥ kāryaḥ , with <text:s/>instr. , " it should be acted according to ")</text:p>
      <text:p text:style-name="P1">-&gt; <text:s/>commerce or intercourse with <text:s/>(saha or <text:s/>comp.) <text:s/>Nir. <text:s text:c="2"/>Ka1m.</text:p>
      <text:p text:style-name="P1">-&gt; <text:s/>affair , matter <text:s/>Ni1lak.</text:p>
      <text:p text:style-name="P1">-&gt; <text:s/>usage , custom , wont , ordinary life , common practice <text:s/>Pat. <text:s text:c="2"/>BhP. <text:s text:c="2"/>Hit.</text:p>
      <text:p text:style-name="P1">-&gt; <text:s/>activity , action or practice of occupation or business with (loc. or <text:s/>comp.) <text:s/>Inscr. <text:s text:c="2"/>Ka1v. <text:s text:c="2"/>Katha1s.</text:p>
      <text:p text:style-name="P1">-&gt; <text:s/>[p= 1034,2]</text:p>
      <text:p text:style-name="P1">-&gt; <text:s/>mercantile transaction , traffic , trade with , dealing in (comp.) <text:s/>Mn. <text:s text:c="2"/>MBh.</text:p>
      <text:p text:style-name="P1">-&gt; <text:s/>a contract <text:s/>Mn. <text:s/>viii , 163</text:p>
      <text:p text:style-name="P1">-&gt; <text:s/>legal procedure , contest at law with (saha) , litigation , lawsuit , legal process (» -matṛkā below) <text:s/>Mn. <text:s text:c="2"/>Ya1jn5.</text:p>
      <text:p text:style-name="P1">-&gt; <text:s/>practices of law and kingly government <text:s/>IW. <text:s/>209</text:p>
      <text:p text:style-name="P1">-&gt; <text:s/>mathematical process <text:s/>Col.</text:p>
      <text:p text:style-name="P1">-&gt; <text:s/>administration of justice <text:s/>Gaut.</text:p>
      <text:p text:style-name="P1">-&gt; <text:s/>(fig.) punishment <text:s/>L.</text:p>
      <text:p text:style-name="P1">-&gt; <text:s/>competency to manage one's own affairs , majority (in law) ib.</text:p>
      <text:p text:style-name="P1">-&gt; <text:s/>propriety , adherence to law or custom ib.</text:p>
      <text:p text:style-name="P1"><text:soft-page-break/>-&gt; <text:s/>the use of an expression , with regard to , speaking about (tair eva vyavahāraḥ , " just about these is the question " , " it is to these that the discussion has reference ") <text:s/>Kap. <text:s text:c="2"/>Sa1h. <text:s text:c="2"/>Sarvad.</text:p>
      <text:p text:style-name="P1">-&gt; <text:s/>designation <text:s/>Jaim. <text:s/>Sch.</text:p>
      <text:p text:style-name="P1">-&gt; <text:s/>compulsory work <text:s/>L.</text:p>
      <text:p text:style-name="P1">-&gt; <text:s/>a sword <text:s/>L.</text:p>
      <text:p text:style-name="P1">-&gt; <text:s/>a sort of tree <text:s/>L.</text:p>
      <text:p text:style-name="P1">-&gt; <text:s/>N. of a ch. of the agni-purāṇa.</text:p>
      <text:p text:style-name="P1">=======================================================================</text:p>
      <text:p text:style-name="P1"/>
      <text:p text:style-name="P1"/>
      <text:p text:style-name="P1"/>
      <text:p text:style-name="P1"/>
      <text:p text:style-name="P1"/>
      <text:p text:style-name="P1">156</text:p>
      <text:p text:style-name="P1"><text:s text:c="3"/>&lt;arTa other="vyavaharati" n="A4.4.72"/&gt;</text:p>
      <text:p text:style-name="P1"/>
      <text:p text:style-name="P1"/>
      <text:p text:style-name="P1"/>
      <text:p text:style-name="P1"/>
      <text:p text:style-name="P1"/>
      <text:p text:style-name="P1"/>
      <text:p text:style-name="P1">157</text:p>
      <text:p text:style-name="P1"><text:s text:c="3"/>&lt;arTa other="vyavasTA" n="A1.1.34"/&gt;</text:p>
      <text:p text:style-name="P1"/>
      <text:p text:style-name="P1">sthā</text:p>
      <text:p text:style-name="P1">-----------------------------------------------------------------------</text:p>
      <text:p text:style-name="P1">-&gt; <text:s/>A1. -tiṣṭhate , to go apart , separate from (abl.) <text:s/>S3a1n3khS3r. <text:s/> ;  to differ respectively <text:s/>S3am2k. <text:s/> ;  to halt , stop , stay <text:s/>R. <text:s/> ;  to prepare or make ready for (dat.) ib.  ;  to be settled , be (logically) true or tenable <text:s/>MBh. <text:s text:c="2"/>Sarvad. <text:s/> ;  to appear as (nom.) <text:s/>Nir. <text:s text:c="2"/>Sa1m2khyak. <text:s/>: <text:s/>Caus. -sthāpayati , to put down , place <text:s/>VarBr2S. <text:s text:c="2"/>Va1s. <text:s/> ;  to fix on , direct towards (loc.) <text:s/>Kum. <text:s/> ;  to charge with , appoint to (artham) <text:s/>Hit. <text:s/> ;  to stop , hold up , prevent from falling <text:s/>MBh. <text:s text:c="2"/>Ra1jat. <text:s/> ;  to restore , re-establish <text:s/>Kum. <text:s text:c="2"/>Ja1takam. <text:s/> ;  to settle , arrange , establish , determine , prove to be (logically) tenable <text:s/>Das3. <text:s text:c="2"/>Sarvad. <text:s/> ;  to give a name <text:s/>DivyA7v. <text:s/> ;  to perform <text:s/>MW.</text:p>
      <text:p text:style-name="P1">=======================================================================</text:p>
      <text:p text:style-name="P1">vy-avasthā</text:p>
      <text:p text:style-name="P1">-----------------------------------------------------------------------</text:p>
      <text:p text:style-name="P1">-&gt; <text:s/>f. respective difference (āyām loc. in each single case) <text:s/>S3rS. <text:s text:c="2"/>Kap. <text:s text:c="2"/>S3am2k.</text:p>
      <text:p text:style-name="P1">-&gt; <text:s/>abiding in one place , steadiness <text:s/>Katha1s.</text:p>
      <text:p text:style-name="P1">-&gt; <text:s/>fixity , perseverance , constancy <text:s/>MBh. <text:s text:c="2"/>R.</text:p>
      <text:p text:style-name="P1">-&gt; <text:s/>a fixed limit <text:s/>S3is3.</text:p>
      <text:p text:style-name="P1">-&gt; <text:s/>settlement , establishment , decision , statute , law , rule (°ayā , <text:s/>instr. according to a fixed rule) <text:s/>BhP. <text:s text:c="2"/>Pa1n2. <text:s/>Sch. <text:s/>Kull.</text:p>
      <text:p text:style-name="P1">-&gt; <text:s/>legal decision or opinion (applied to the written extracts from the codes of law or adjustment of contradictory passages in different codes) <text:s/>W.</text:p>
      <text:p text:style-name="P1">-&gt; <text:s/>conviction , persuasion <text:s/>R.</text:p>
      <text:p text:style-name="P1">-&gt; <text:s/>fixed relation of time or place <text:s/>Pa1n2. <text:s/>1-1 , 34</text:p>
      <text:p text:style-name="P1">-&gt; <text:s/>rate , proportion <text:s/>Bhpr.</text:p>
      <text:p text:style-name="P1">-&gt; <text:s/>state , condition <text:s/>Ka1v. <text:s text:c="2"/>Ra1jat.</text:p>
      <text:p text:style-name="P1">-&gt; <text:s/>case , occasion , opportunity <text:s/>Ra1jat. <text:s text:c="2"/>W.</text:p>
      <text:p text:style-name="P1"><text:soft-page-break/>-&gt; <text:s/>an engagement , agreement , contract ib.</text:p>
      <text:p text:style-name="P1">=======================================================================</text:p>
      <text:p text:style-name="P1"/>
      <text:p text:style-name="P1"/>
      <text:p text:style-name="P1"/>
      <text:p text:style-name="P1"/>
      <text:p text:style-name="P1"/>
      <text:p text:style-name="P1">158</text:p>
      <text:p text:style-name="P1"><text:s text:c="3"/>&lt;arTa other="vyavasarga" n="A5.4.2"/&gt;</text:p>
      <text:p text:style-name="P1"/>
      <text:p text:style-name="P1">vy-avasargá</text:p>
      <text:p text:style-name="P1">-----------------------------------------------------------------------</text:p>
      <text:p text:style-name="P1">-&gt; <text:s/>m. setting free , liberation <text:s/>S3Br.</text:p>
      <text:p text:style-name="P1">-&gt; <text:s/>distributing , bestowing <text:s/>Pa1n2. <text:s/>5-4 , 2</text:p>
      <text:p text:style-name="P1">-&gt; <text:s/>renunciation , resignation <text:s/>L.</text:p>
      <text:p text:style-name="P1">=======================================================================</text:p>
      <text:p text:style-name="P1"/>
      <text:p text:style-name="P1"/>
      <text:p text:style-name="P1"/>
      <text:p text:style-name="P1"/>
      <text:p text:style-name="P1"/>
      <text:p text:style-name="P1">159</text:p>
      <text:p text:style-name="P1"><text:s text:c="3"/>&lt;arTa other="vyaya" n="A1.3.36"/&gt;</text:p>
      <text:p text:style-name="P1"/>
      <text:p text:style-name="P1">vyaya</text:p>
      <text:p text:style-name="P1">-----------------------------------------------------------------------</text:p>
      <text:p text:style-name="P1">-&gt; <text:s/>mfn. (or vy-aya , fr. 3. vi + <text:s/>√5. i) passing away , mutable , liable to change or decay <text:s/>(only as opp. to or connected with a-vyaya) , Mn <text:s/>MBh. <text:s text:c="2"/>Pur.</text:p>
      <text:p text:style-name="P1">=======================================================================</text:p>
      <text:p text:style-name="P1">vyaya</text:p>
      <text:p text:style-name="P1">-----------------------------------------------------------------------</text:p>
      <text:p text:style-name="P1">-&gt; <text:s/>m. (ifc. f(ā).) disappearance , decay , ruin , loss <text:s/>MBh. <text:s text:c="2"/>Ka1v.</text:p>
      <text:p text:style-name="P1">=======================================================================</text:p>
      <text:p text:style-name="P1">vyaya</text:p>
      <text:p text:style-name="P1">-----------------------------------------------------------------------</text:p>
      <text:p text:style-name="P1">-&gt; <text:s/>m. spending , expense , outlay , disbursement (opp. to āya , " income " , and often with kośasya , vittasya , dhanasya <text:s text:c="3"/>; without a <text:s/>gen. = " extravagance , waste , prodigality " ; with <text:s/>loc. or <text:s/>ifc. = <text:s/>" outlay for or in ") <text:s/>Mn. <text:s text:c="2"/>MBh.</text:p>
      <text:p text:style-name="P1">=======================================================================</text:p>
      <text:p text:style-name="P1">vyaya</text:p>
      <text:p text:style-name="P1">-----------------------------------------------------------------------</text:p>
      <text:p text:style-name="P1">-&gt; <text:s/>m. cost , sacrifice of (gen. or <text:s/>comp. ; vyayena ifc. = <text:s/>" at the cost of ") <text:s/>R. <text:s text:c="2"/>Ka1lid.</text:p>
      <text:p text:style-name="P1">=======================================================================</text:p>
      <text:p text:style-name="P1">vyaya</text:p>
      <text:p text:style-name="P1">-----------------------------------------------------------------------</text:p>
      <text:p text:style-name="P1">-&gt; <text:s/>m. wealth , money <text:s/>Ya1jn5. <text:s/>ii , 276</text:p>
      <text:p text:style-name="P1">=======================================================================</text:p>
      <text:p text:style-name="P1">vyaya</text:p>
      <text:p text:style-name="P1">-----------------------------------------------------------------------</text:p>
      <text:p text:style-name="P1"><text:soft-page-break/>-&gt; <text:s/>m. (in gram.) <text:s/>inflection , declension <text:s/>Nir.</text:p>
      <text:p text:style-name="P1">=======================================================================</text:p>
      <text:p text:style-name="P1">vyaya</text:p>
      <text:p text:style-name="P1">-----------------------------------------------------------------------</text:p>
      <text:p text:style-name="P1">-&gt; <text:s/>m. N. of the 20th (or 54th) year of Jupiter's cycle <text:s/>VarBr2S. <text:s/>of a serpent-demon <text:s/>MBh.</text:p>
      <text:p text:style-name="P1">=======================================================================</text:p>
      <text:p text:style-name="P1">vyaya</text:p>
      <text:p text:style-name="P1">-----------------------------------------------------------------------</text:p>
      <text:p text:style-name="P1">-&gt; <text:s/>m. of pradhāna <text:s/>MW.</text:p>
      <text:p text:style-name="P1">=======================================================================</text:p>
      <text:p text:style-name="P1">vyaya</text:p>
      <text:p text:style-name="P1">-----------------------------------------------------------------------</text:p>
      <text:p text:style-name="P1">-&gt; <text:s/>m. or n. = -griha <text:s/>VarBr2S.</text:p>
      <text:p text:style-name="P1">=======================================================================</text:p>
      <text:p text:style-name="P1"/>
      <text:p text:style-name="P1"/>
      <text:p text:style-name="P1"/>
      <text:p text:style-name="P1"/>
      <text:p text:style-name="P1"/>
      <text:p text:style-name="P1">160</text:p>
      <text:p text:style-name="P1"><text:s text:c="3"/>&lt;arTa other="vyfdDi" n="A2.1.6"/&gt;</text:p>
      <text:p text:style-name="P1"/>
      <text:p text:style-name="P1">vy-ṛddhi</text:p>
      <text:p text:style-name="P1">-----------------------------------------------------------------------</text:p>
      <text:p text:style-name="P1">-&gt; <text:s/>f. ill-luck , want of success , loss , failure , miscarriage , exclusion <text:s/>VS. <text:s text:c="2"/>AV. <text:s text:c="2"/>Br. <text:s text:c="2"/>Gaut.</text:p>
      <text:p text:style-name="P1">-&gt; <text:s/>want of prosperity , scarcity (of grain <text:s text:c="2"/>) <text:s/>Pa1n2. <text:s/>2-1 , 6.</text:p>
      <text:p text:style-name="P1">=======================================================================</text:p>
      <text:p text:style-name="P1"/>
      <text:p text:style-name="P1"/>
      <text:p text:style-name="P1"/>
      <text:p text:style-name="P1"/>
      <text:p text:style-name="P1"/>
      <text:p text:style-name="P1">161</text:p>
      <text:p text:style-name="P1"><text:s text:c="3"/>&lt;arTa other="vyutkramaNa" n="A8.1.15"/&gt;</text:p>
      <text:p text:style-name="P1"/>
      <text:p text:style-name="P1"/>
      <text:p text:style-name="P1"/>
      <text:p text:style-name="P1"/>
      <text:p text:style-name="P1"/>
      <text:p text:style-name="P1"/>
      <text:p text:style-name="P1">162</text:p>
      <text:p text:style-name="P1"><text:s text:c="3"/>&lt;arTa other="yApanA" n="A5.4.60"/&gt;</text:p>
      <text:p text:style-name="P1"/>
      <text:p text:style-name="P1"/>
      <text:p text:style-name="P1"/>
      <text:p text:style-name="P1"/>
      <text:p text:style-name="P1"/>
      <text:p text:style-name="P1"/>
      <text:p text:style-name="P1">163</text:p>
      <text:p text:style-name="P1"><text:soft-page-break/><text:s text:c="3"/>&lt;arTa other="yApya" n="A5.3.47"/&gt;</text:p>
      <text:p text:style-name="P1"/>
      <text:p text:style-name="P1">yāpya</text:p>
      <text:p text:style-name="P1">-----------------------------------------------------------------------</text:p>
      <text:p text:style-name="P1">-&gt; <text:s/>mfn. to be caused to go , to be expelled or discharged (as a witness) <text:s/>Gaut.</text:p>
      <text:p text:style-name="P1">-&gt; <text:s/>to be removed or cured (as a disease) <text:s/>Sus3r. <text:s/>( <text:s/>-tva n. <text:s/>)</text:p>
      <text:p text:style-name="P1">-&gt; <text:s/>trifling , unimportant <text:s/>VarBr2S.</text:p>
      <text:p text:style-name="P1">-&gt; <text:s/>mean , base (as an action) <text:s/>Gaut.</text:p>
      <text:p text:style-name="P1">=======================================================================</text:p>
      <text:p text:style-name="P1">yāpya</text:p>
      <text:p text:style-name="P1">-----------------------------------------------------------------------</text:p>
      <text:p text:style-name="P1">-&gt; <text:s/>m. the father's elder brother <text:s/>Gal.</text:p>
      <text:p text:style-name="P1">=======================================================================</text:p>
      <text:p text:style-name="P1">yāpya</text:p>
      <text:p text:style-name="P1">-----------------------------------------------------------------------</text:p>
      <text:p text:style-name="P1">-&gt; <text:s/>» <text:s/>[p= 850,1].</text:p>
      <text:p text:style-name="P1">=======================================================================</text:p>
      <text:p text:style-name="P1"/>
      <text:p text:style-name="P1"/>
      <text:p text:style-name="P1"/>
      <text:p text:style-name="P1"/>
      <text:p text:style-name="P1"/>
      <text:p text:style-name="P1">164</text:p>
      <text:p text:style-name="P1"><text:s text:c="3"/>&lt;arTa other="yOgapadya" n="A2.1.6"/&gt;</text:p>
      <text:p text:style-name="P1"/>
      <text:p text:style-name="P1">yauga--padya</text:p>
      <text:p text:style-name="P1">-----------------------------------------------------------------------</text:p>
      <text:p text:style-name="P1">-&gt; <text:s/>n. (fr. yuga-pad) simultaneousness <text:s/>S3a1n3khS3r. <text:s text:c="2"/>Sa1h. <text:s text:c="2"/>Prata1p.</text:p>
      <text:p text:style-name="P1">=======================================================================</text:p>
      <text:p text:style-name="P1">yauga--padyena</text:p>
      <text:p text:style-name="P1">-----------------------------------------------------------------------</text:p>
      <text:p text:style-name="P1">-&gt; <text:s/>ind. simultaneously , together <text:s/>MBh.</text:p>
      <text:p text:style-name="P1">=======================================================================</text:p>
      <text:p text:style-name="P1"/>
      <text:p text:style-name="P1"/>
      <text:p text:style-name="P1"/>
      <text:p text:style-name="P1"/>
      <text:p text:style-name="P1"/>
      <text:p text:style-name="P1">165</text:p>
      <text:p text:style-name="P1"><text:s text:c="3"/>&lt;arTa other="yaM prati kopaH" n="A1.4.37 A1.4.38"/&gt;</text:p>
      <text:p text:style-name="P1"/>
      <text:p text:style-name="P1"/>
      <text:p text:style-name="P1"/>
      <text:p text:style-name="P1"/>
      <text:p text:style-name="P1"/>
      <text:p text:style-name="P1"/>
      <text:p text:style-name="P1">166</text:p>
      <text:p text:style-name="P1"><text:s text:c="3"/>&lt;arTa other="yaTA" n="A2.1.6"/&gt;</text:p>
      <text:p text:style-name="P1"/>
      <text:p text:style-name="P1"><text:soft-page-break/>yáthā</text:p>
      <text:p text:style-name="P1">-----------------------------------------------------------------------</text:p>
      <text:p text:style-name="P1">-&gt; <text:s/>ind. (in veda also unaccented ; fr. 3. ya , correlative of táthā) in which manner or way , according as , as , like <text:s/>(also with cid , ha , ha vai , iva , ivā*ṅga , iva ha , eva , and followed by correl. tathā , tathā tathā , tadvat , evam , Ved. also evá) <text:s/>RV. <text:s text:c="4"/>(yathai*tat or yathai*vai*tat , " as for that " <text:s/>; yathā-tathā or yathā - tena satyena , " as surely as " - " so truly ")</text:p>
      <text:p text:style-name="P1">-&gt; <text:s/>[L=169654.1]</text:p>
      <text:p text:style-name="P1">-&gt; <text:s/>as , for instance , namely (also tad yathā , " as here follows ") <text:s/>Up. <text:s text:c="2"/>Gr2S3rS. <text:s text:c="2"/>Nir.</text:p>
      <text:p text:style-name="P1">-&gt; <text:s/>[L=169654.2]</text:p>
      <text:p text:style-name="P1">-&gt; <text:s/>as it is or was (elliptically) <text:s/>BhP.</text:p>
      <text:p text:style-name="P1">-&gt; <text:s/>[L=169654.3]</text:p>
      <text:p text:style-name="P1">-&gt; <text:s/>that , so that , in order that <text:s/>(with <text:s/>Pot. or <text:s/>Subj. , later also with <text:s/>fut. pres. , impf. and <text:s/>aor. ; in earlier language yathā is often placed after the first word of a sentence ; sometimes with ellipsis of syāt and bhavet) <text:s/>RV.</text:p>
      <text:p text:style-name="P1">-&gt; <text:s/>[L=169654.4]</text:p>
      <text:p text:style-name="P1">-&gt; <text:s/>that (esp. after verbs of " knowing " , " believing " , " hearing " , " doubting " <text:s text:c="4"/>; either with or without iti at the end of the sentence) <text:s/>Up. <text:s text:c="2"/>MBh. <text:s text:c="2"/>Ka1v.</text:p>
      <text:p text:style-name="P1">-&gt; <text:s/>[L=169654.5]</text:p>
      <text:p text:style-name="P1">-&gt; <text:s/>as soon as <text:s/>Megh.</text:p>
      <text:p text:style-name="P1">-&gt; <text:s/>[L=169654.6]</text:p>
      <text:p text:style-name="P1">-&gt; <text:s/>as , because , since (yathā-tathā , " as " - " therefore ") <text:s/>MBh. <text:s text:c="2"/>Ka1v.</text:p>
      <text:p text:style-name="P1">-&gt; <text:s/>[L=169654.7]</text:p>
      <text:p text:style-name="P1">-&gt; <text:s/>as if <text:s/>(with <text:s/>Pot.) <text:s/>Das3. <text:s text:c="2"/>S3ak. <text:s/>; how (= quam , expressing <text:s/>" admiration ") <text:s/>Pa1n2. <text:s/>8-1 , 37 Sch.</text:p>
      <text:p text:style-name="P1">-&gt; <text:s/>[L=169654.8]</text:p>
      <text:p text:style-name="P1">-&gt; <text:s/>according to what is right , properly , correctly (= yathāvat) <text:s/>BhP. <text:s/>(yáthā yathā-táthā tathā or evaí*va , " in whatever manner " , - " in that manner " , " according as " or " in proportion as " , - " so " , " by how much the more " - " by so much " , " the more " - " the more" ; yathā tathā , " in whatever manner " , " in every way " , " anyhow " ; with na , " in no way " , " really not " ; yathā kathaṃcit , " in any way " , " somehow or other " ; yathai*va , " just as " ; tad yathā*pināma , " just as if ") .</text:p>
      <text:p text:style-name="P1">=======================================================================</text:p>
      <text:p text:style-name="P1">yathā</text:p>
      <text:p text:style-name="P1">-----------------------------------------------------------------------</text:p>
      <text:p text:style-name="P1">-&gt; <text:s/>yathā*ṃśa-tas <text:s text:c="3"/>» p.841 , cols. 2 and 3</text:p>
      <text:p text:style-name="P1">=======================================================================</text:p>
      <text:p text:style-name="P1"/>
      <text:p text:style-name="P1"/>
      <text:p text:style-name="P1"/>
      <text:p text:style-name="P1"/>
      <text:p text:style-name="P1"/>
      <text:p text:style-name="P1">167</text:p>
      <text:p text:style-name="P1"><text:s text:c="3"/>&lt;arTa other="yaTAsva" n="A8.1.14"/&gt;</text:p>
      <text:p text:style-name="P1"/>
      <text:p text:style-name="P1">yáthā--sva</text:p>
      <text:p text:style-name="P1">-----------------------------------------------------------------------</text:p>
      <text:p text:style-name="P1">-&gt; <text:s/>mf(ā)n. each acc. to (his , her , their) own , every one possessing his own <text:s/>MBh. <text:s text:c="2"/>Sus3r.</text:p>
      <text:p text:style-name="P1">=======================================================================</text:p>
      <text:p text:style-name="P1">yáthā--sva</text:p>
      <text:p text:style-name="P1">-----------------------------------------------------------------------</text:p>
      <text:p text:style-name="P1"><text:soft-page-break/>-&gt; <text:s/>ibc. each on (his , her , their) own account , every for himself or in his own way , individually , properly <text:s/>S3rS. <text:s text:c="2"/>Gaut. <text:s text:c="2"/>MBh.</text:p>
      <text:p text:style-name="P1">=======================================================================</text:p>
      <text:p text:style-name="P1">yáthā--svam</text:p>
      <text:p text:style-name="P1">-----------------------------------------------------------------------</text:p>
      <text:p text:style-name="P1">-&gt; <text:s/>ind. each on (his , her , their) own account , every for himself or in his own way , individually , properly <text:s/>S3rS. <text:s text:c="2"/>Gaut. <text:s text:c="2"/>MBh.</text:p>
      <text:p text:style-name="P1">=======================================================================</text:p>
      <text:p text:style-name="P1"/>
      <text:p text:style-name="P1"/>
      <text:p text:style-name="P1"/>
      <text:p text:style-name="P1"/>
      <text:p text:style-name="P1"/>
      <text:p text:style-name="P1">168</text:p>
      <text:p text:style-name="P1"><text:s text:c="3"/>&lt;arTa other="yajYANga" n="A7.3.62"/&gt;</text:p>
      <text:p text:style-name="P1"/>
      <text:p text:style-name="P1">ṅga</text:p>
      <text:p text:style-name="P1">-----------------------------------------------------------------------</text:p>
      <text:p text:style-name="P1">-&gt; <text:s/>n. " sacrifice-limb " , a part or means or instrument or requisite of a sacrifice <text:s/>S3rS. <text:s text:c="2"/>Kum.</text:p>
      <text:p text:style-name="P1">=======================================================================</text:p>
      <text:p text:style-name="P1">ṅga</text:p>
      <text:p text:style-name="P1">-----------------------------------------------------------------------</text:p>
      <text:p text:style-name="P1">-&gt; <text:s/>m. the black-spotted antelope <text:s/>L.</text:p>
      <text:p text:style-name="P1">=======================================================================</text:p>
      <text:p text:style-name="P1">ṅga</text:p>
      <text:p text:style-name="P1">-----------------------------------------------------------------------</text:p>
      <text:p text:style-name="P1">-&gt; <text:s/>m. N. of viṣṇu-kṛṣṇa <text:s/>MBh.</text:p>
      <text:p text:style-name="P1">=======================================================================</text:p>
      <text:p text:style-name="P1">ṅga</text:p>
      <text:p text:style-name="P1">-----------------------------------------------------------------------</text:p>
      <text:p text:style-name="P1">-&gt; <text:s/>m. Ficus Glomerata <text:s/>L.</text:p>
      <text:p text:style-name="P1">=======================================================================</text:p>
      <text:p text:style-name="P1">ṅga</text:p>
      <text:p text:style-name="P1">-----------------------------------------------------------------------</text:p>
      <text:p text:style-name="P1">-&gt; <text:s/>m. Acacia Catechu <text:s/>L.</text:p>
      <text:p text:style-name="P1">=======================================================================</text:p>
      <text:p text:style-name="P1">ṅga</text:p>
      <text:p text:style-name="P1">-----------------------------------------------------------------------</text:p>
      <text:p text:style-name="P1">-&gt; <text:s/>m. Clerodendrum Siphonantus <text:s/>L.</text:p>
      <text:p text:style-name="P1">=======================================================================</text:p>
      <text:p text:style-name="P1">ṅgā</text:p>
      <text:p text:style-name="P1">-----------------------------------------------------------------------</text:p>
      <text:p text:style-name="P1">-&gt; <text:s/>f. Cocculus Cordifolius <text:s/>L.</text:p>
      <text:p text:style-name="P1">=======================================================================</text:p>
      <text:p text:style-name="P1"/>
      <text:p text:style-name="P1"/>
      <text:p text:style-name="P1"/>
      <text:p text:style-name="P1"/>
      <text:p text:style-name="P1"/>
      <text:p text:style-name="P1"><text:soft-page-break/>169</text:p>
      <text:p text:style-name="P1"><text:s text:c="3"/>&lt;arTa other="yajYa" n="A3.3.31 A3.3.32 A3.3.47 A4.3.68 A4.3.68 A5.1.95 A6.4.54"/&gt;</text:p>
      <text:p text:style-name="P1"/>
      <text:p text:style-name="P1">yajñá</text:p>
      <text:p text:style-name="P1">-----------------------------------------------------------------------</text:p>
      <text:p text:style-name="P1">-&gt; <text:s/>m. worship , devotion , prayer , praise</text:p>
      <text:p text:style-name="P1">-&gt; <text:s/>act of worship or devotion , offering , oblation , sacrifice <text:s/>(the former meanings prevailing in veda , the latter in post-Vedic literature ; cf. mahā-y°) <text:s/>RV.</text:p>
      <text:p text:style-name="P1">-&gt; <text:s/>a worshipper , sacrificer <text:s/>RV. <text:s/>iii , 30 , 15 ; 32 , 12</text:p>
      <text:p text:style-name="P1">-&gt; <text:s/>fire <text:s/>L.</text:p>
      <text:p text:style-name="P1">-&gt; <text:s/>= ātman <text:s/>L.</text:p>
      <text:p text:style-name="P1">-&gt; <text:s/>Sacrifice personified <text:s/>MBh. <text:s text:c="2"/>Hariv.</text:p>
      <text:p text:style-name="P1">-&gt; <text:s/>(with prājāpatya) N. of the reputed author of <text:s/>RV. <text:s/>x , i 30 <text:s/>Anukr.</text:p>
      <text:p text:style-name="P1">-&gt; <text:s/>N. of a form of viṣṇu <text:s/>Pur.</text:p>
      <text:p text:style-name="P1">-&gt; <text:s/>of indra under manu svāyambhuva ib.</text:p>
      <text:p text:style-name="P1">-&gt; <text:s/>of a son of ruci and ākūti ib.</text:p>
      <text:p text:style-name="P1">=======================================================================</text:p>
      <text:p text:style-name="P1"/>
      <text:p text:style-name="P1"/>
      <text:p text:style-name="P1"/>
      <text:p text:style-name="P1"/>
      <text:p text:style-name="P1"/>
      <text:p text:style-name="P1">170</text:p>
      <text:p text:style-name="P1"><text:s text:c="3"/>&lt;arTa other="yajYakarman" n="A1.2.34 A1.2.34 A1.2.35"/&gt;</text:p>
      <text:p text:style-name="P1"/>
      <text:p text:style-name="P1">yajñá--karman</text:p>
      <text:p text:style-name="P1">-----------------------------------------------------------------------</text:p>
      <text:p text:style-name="P1">-&gt; <text:s/>mfn. engaged in a sacrifice <text:s/>R.</text:p>
      <text:p text:style-name="P1">=======================================================================</text:p>
      <text:p text:style-name="P1">yajñá--karman</text:p>
      <text:p text:style-name="P1">-----------------------------------------------------------------------</text:p>
      <text:p text:style-name="P1">-&gt; <text:s/>n. sacrificial rite or ceremony <text:s/>Ka1tyS3r. <text:s text:c="2"/>Mn.</text:p>
      <text:p text:style-name="P1">=======================================================================</text:p>
      <text:p text:style-name="P1"/>
      <text:p text:style-name="P1"/>
      <text:p text:style-name="P1"/>
      <text:p text:style-name="P1"/>
      <text:p text:style-name="P1"/>
      <text:p text:style-name="P1">171</text:p>
      <text:p text:style-name="P1"><text:s text:c="3"/>&lt;arTa other="yajYapAtraprayoga" n="A8.1.15"/&gt;</text:p>
      <text:p text:style-name="P1"/>
      <text:p text:style-name="P1"/>
      <text:p text:style-name="P1"/>
      <text:p text:style-name="P1"/>
      <text:p text:style-name="P1"/>
      <text:p text:style-name="P1"/>
      <text:p text:style-name="P1">172</text:p>
      <text:p text:style-name="P1"><text:s text:c="3"/>&lt;arTa other="yajYasaMyoga" n="A3.2.132 A4.1.33"/&gt;</text:p>
      <text:p text:style-name="P1"/>
      <text:p text:style-name="P1"><text:soft-page-break/></text:p>
      <text:p text:style-name="P1"/>
      <text:p text:style-name="P1"/>
      <text:p text:style-name="P1"/>
      <text:p text:style-name="P1"/>
      <text:p text:style-name="P1">173</text:p>
      <text:p text:style-name="P1"><text:s text:c="3"/>&lt;arTa other="yasya vipraSnaH" n="A1.4.39"/&gt;</text:p>
      <text:p text:style-name="P1"/>
      <text:p text:style-name="P1"/>
      <text:p text:style-name="P1"/>
      <text:p text:style-name="P1"/>
      <text:p text:style-name="P1"/>
      <text:p text:style-name="P1"/>
      <text:p text:style-name="P1">174</text:p>
      <text:p text:style-name="P1"><text:s text:c="3"/>&lt;arTa other="yatna" n="A1.3.47"/&gt;</text:p>
      <text:p text:style-name="P1"/>
      <text:p text:style-name="P1">yatna</text:p>
      <text:p text:style-name="P1">-----------------------------------------------------------------------</text:p>
      <text:p text:style-name="P1">-&gt; <text:s/>m. activity of will , volition , aspiring after <text:s/>Kan2. <text:s text:c="2"/>Bha1sha1p.</text:p>
      <text:p text:style-name="P1">-&gt; <text:s/>performance , work <text:s/>Bhar.</text:p>
      <text:p text:style-name="P1">-&gt; <text:s/>(also <text:s/>pl.) effort , exertion , energy , zeal , trouble , pains , care , endeavour after (loc. or <text:s/>comp.) <text:s/>Mn. <text:s text:c="2"/>MBh. <text:s text:c="4"/>(yatnaṃ with <text:s/>√ kṛ , ā- √sthā , samā- √sthā , ā- √dhā and <text:s/>loc. or <text:s/>inf. , " to make an effort or attempt " , " take trouble or pains for " ; yatnena or °tnais , " with effort " , " carefully " , " eagerly " , " strenuously " [also yatna ibc.] ; yatnenā*pi , " in spite of every effort " ; yatnair vinā , " without effort " ; yatnāt , with or notwithstanding effort ; mahato yatnāt " , with great effort " , " very carefully ")</text:p>
      <text:p text:style-name="P1">-&gt; <text:s/>a special or express remark or statement <text:s/>A1pS3r. <text:s/>Sch.</text:p>
      <text:p text:style-name="P1">=======================================================================</text:p>
      <text:p text:style-name="P1">yatna</text:p>
      <text:p text:style-name="P1">-----------------------------------------------------------------------</text:p>
      <text:p text:style-name="P1">-&gt; <text:s/>yatya » p.841 , cols. 1 and 2.</text:p>
      <text:p text:style-name="P1">=======================================================================</text:p>
      <text:p text:style-name="P1"/>
      <text:p text:style-name="P1"/>
      <text:p text:style-name="P1"/>
      <text:p text:style-name="P1"/>
      <text:p text:style-name="P1"/>
      <text:p text:style-name="P1">175</text:p>
      <text:p text:style-name="P1"><text:s text:c="3"/>&lt;arTa other="yavAgU" n="A4.2.136"/&gt;</text:p>
      <text:p text:style-name="P1"/>
      <text:p text:style-name="P1">yavāgū́</text:p>
      <text:p text:style-name="P1">-----------------------------------------------------------------------</text:p>
      <text:p text:style-name="P1">-&gt; <text:s/>f. (in <text:s/>Un2. <text:s/>iii , 81 said to come fr. <text:s/>√2. yu) rice-gruel</text:p>
      <text:p text:style-name="P1">-&gt; <text:s/>any weak decoction of other kinds of grain <text:s text:c="3"/>(accord. to some , a decoction in which 4 measures of an ingredient are steeped in 64 measures of water and the whole boiled down to half the original quantity ; frequently in <text:s/>comp. with the ingredient from which the gruel is made) <text:s/>TS. <text:s text:c="2"/>Br.</text:p>
      <text:p text:style-name="P1">=======================================================================</text:p>
      <text:p text:style-name="P1">yavāgū</text:p>
      <text:p text:style-name="P1">-----------------------------------------------------------------------</text:p>
      <text:p text:style-name="P1">-&gt; <text:s/>» <text:s/>[p= 847,3].</text:p>
      <text:p text:style-name="P1"><text:soft-page-break/>=======================================================================</text:p>
      <text:p text:style-name="P1"/>
      <text:p text:style-name="P1"/>
      <text:p text:style-name="P1"/>
      <text:p text:style-name="P1"/>
      <text:p text:style-name="P1"/>
      <text:p text:style-name="P1">176</text:p>
      <text:p text:style-name="P1"><text:s text:c="3"/>&lt;arTa other="yenAdarSanamicCati" n="A1.4.28"/&gt;</text:p>
      <text:p text:style-name="P1"/>
      <text:p text:style-name="P1"/>
      <text:p text:style-name="P1"/>
      <text:p text:style-name="P1"/>
      <text:p text:style-name="P1"/>
      <text:p text:style-name="P1"/>
      <text:p text:style-name="P1">177</text:p>
      <text:p text:style-name="P1"><text:s text:c="3"/>&lt;arTa other="yena_saMsparSAt_kartuH_SarIrasuKam" n="A3.3.116"/&gt;</text:p>
      <text:p text:style-name="P1"/>
      <text:p text:style-name="P1"/>
      <text:p text:style-name="P1"/>
      <text:p text:style-name="P1"/>
      <text:p text:style-name="P1"/>
      <text:p text:style-name="P1"/>
      <text:p text:style-name="P1">178</text:p>
      <text:p text:style-name="P1"><text:s text:c="3"/>&lt;arTa other="yodDf" n="A4.2.56"/&gt;</text:p>
      <text:p text:style-name="P1"/>
      <text:p text:style-name="P1">yoddhṛ</text:p>
      <text:p text:style-name="P1">-----------------------------------------------------------------------</text:p>
      <text:p text:style-name="P1">-&gt; <text:s/>m. a fighter , warrior , soldier <text:s/>MBh. <text:s text:c="2"/>R.</text:p>
      <text:p text:style-name="P1">=======================================================================</text:p>
      <text:p text:style-name="P1"/>
      <text:p text:style-name="P1"/>
      <text:p text:style-name="P1"/>
      <text:p text:style-name="P1"/>
      <text:p text:style-name="P1"/>
      <text:p text:style-name="P1">179</text:p>
      <text:p text:style-name="P1"><text:s text:c="3"/>&lt;arTa other="yogya" n="A5.1.16"/&gt;</text:p>
      <text:p text:style-name="P1"/>
      <text:p text:style-name="P1">yogya</text:p>
      <text:p text:style-name="P1">-----------------------------------------------------------------------</text:p>
      <text:p text:style-name="P1">-&gt; <text:s/>» pp. 856 , 858.</text:p>
      <text:p text:style-name="P1">=======================================================================</text:p>
      <text:p text:style-name="P1">yógya</text:p>
      <text:p text:style-name="P1">-----------------------------------------------------------------------</text:p>
      <text:p text:style-name="P1">-&gt; <text:s/>mfn. (fr. yoga and <text:s/>√1. yuj) fit for the yoke <text:s/>Pa1n2. <text:s/>5-1 , 102</text:p>
      <text:p text:style-name="P1">-&gt; <text:s/>belonging to a partic. remedy <text:s/>S3a1rn3gS.</text:p>
      <text:p text:style-name="P1">-&gt; <text:s/>useful , serviceable , proper , fit or qualified for , able or equal to , capable of (gen. loc. dat. inf. with act. or pass. sense , or <text:s/>comp.) <text:s/>Ka1tyS3r. <text:s text:c="2"/>MBh. <text:s text:c="2"/>Ka1v.</text:p>
      <text:p text:style-name="P1">-&gt; <text:s/>perceptible <text:s/>Kap.</text:p>
      <text:p text:style-name="P1">-&gt; <text:s/>fit for yoga , proper for religious meditation <text:s/>L.</text:p>
      <text:p text:style-name="P1"><text:soft-page-break/>=======================================================================</text:p>
      <text:p text:style-name="P1">yógya</text:p>
      <text:p text:style-name="P1">-----------------------------------------------------------------------</text:p>
      <text:p text:style-name="P1">-&gt; <text:s/>m. a draught animal <text:s/>AV. <text:s text:c="2"/>S3Br.</text:p>
      <text:p text:style-name="P1">=======================================================================</text:p>
      <text:p text:style-name="P1">yógya</text:p>
      <text:p text:style-name="P1">-----------------------------------------------------------------------</text:p>
      <text:p text:style-name="P1">-&gt; <text:s/>m. a calculator of expedients <text:s/>W.</text:p>
      <text:p text:style-name="P1">=======================================================================</text:p>
      <text:p text:style-name="P1">yógya</text:p>
      <text:p text:style-name="P1">-----------------------------------------------------------------------</text:p>
      <text:p text:style-name="P1">-&gt; <text:s/>m. the constellation puṣya <text:s/>L.</text:p>
      <text:p text:style-name="P1">=======================================================================</text:p>
      <text:p text:style-name="P1">yógyā́</text:p>
      <text:p text:style-name="P1">-----------------------------------------------------------------------</text:p>
      <text:p text:style-name="P1">-&gt; <text:s/>f. preparation , contrivance <text:s/>RV.</text:p>
      <text:p text:style-name="P1">=======================================================================</text:p>
      <text:p text:style-name="P1">yógyā́</text:p>
      <text:p text:style-name="P1">-----------------------------------------------------------------------</text:p>
      <text:p text:style-name="P1">-&gt; <text:s/>f. exercise , practice , (esp.) bodily exercise , gymnastics , drill <text:s/>MBh. <text:s text:c="2"/>Ka1v. <text:s text:c="2"/>Sus3r.</text:p>
      <text:p text:style-name="P1">=======================================================================</text:p>
      <text:p text:style-name="P1">yógyā́</text:p>
      <text:p text:style-name="P1">-----------------------------------------------------------------------</text:p>
      <text:p text:style-name="P1">-&gt; <text:s/>f. (pl.) the straps with which horses are attached to the yoke of a carriage , traces (?) <text:s/>RV. <text:s/>iii , 3 , 6</text:p>
      <text:p text:style-name="P1">=======================================================================</text:p>
      <text:p text:style-name="P1">yógyā́</text:p>
      <text:p text:style-name="P1">-----------------------------------------------------------------------</text:p>
      <text:p text:style-name="P1">-&gt; <text:s/>f. the earth <text:s/>L.</text:p>
      <text:p text:style-name="P1">=======================================================================</text:p>
      <text:p text:style-name="P1">yógyā́</text:p>
      <text:p text:style-name="P1">-----------------------------------------------------------------------</text:p>
      <text:p text:style-name="P1">-&gt; <text:s/>f. N. of bharaṇī <text:s/>L.</text:p>
      <text:p text:style-name="P1">=======================================================================</text:p>
      <text:p text:style-name="P1">yógyā́</text:p>
      <text:p text:style-name="P1">-----------------------------------------------------------------------</text:p>
      <text:p text:style-name="P1">-&gt; <text:s/>f. of the wife of sūrya <text:s/>L.</text:p>
      <text:p text:style-name="P1">=======================================================================</text:p>
      <text:p text:style-name="P1">yógya</text:p>
      <text:p text:style-name="P1">-----------------------------------------------------------------------</text:p>
      <text:p text:style-name="P1">-&gt; <text:s/>n. (only <text:s/>L. ) a vehicle or any machine</text:p>
      <text:p text:style-name="P1">=======================================================================</text:p>
      <text:p text:style-name="P1">yógya</text:p>
      <text:p text:style-name="P1">-----------------------------------------------------------------------</text:p>
      <text:p text:style-name="P1">-&gt; <text:s/>n. a cake</text:p>
      <text:p text:style-name="P1">=======================================================================</text:p>
      <text:p text:style-name="P1">yógya</text:p>
      <text:p text:style-name="P1">-----------------------------------------------------------------------</text:p>
      <text:p text:style-name="P1">-&gt; <text:s/>n. sandal</text:p>
      <text:p text:style-name="P1">=======================================================================</text:p>
      <text:p text:style-name="P1"><text:soft-page-break/>yógya</text:p>
      <text:p text:style-name="P1">-----------------------------------------------------------------------</text:p>
      <text:p text:style-name="P1">-&gt; <text:s/>n. a kind of drug.</text:p>
      <text:p text:style-name="P1">=======================================================================</text:p>
      <text:p text:style-name="P1"/>
      <text:p text:style-name="P1"/>
      <text:p text:style-name="P1"/>
      <text:p text:style-name="P1"/>
      <text:p text:style-name="P1"/>
      <text:p text:style-name="P1">180</text:p>
      <text:p text:style-name="P1"><text:s text:c="3"/>&lt;arTa other="yonisambanDa" n="A4.3.77 A4.3.78 A4.3.79 A6.3.23 A6.3.23 A6.3.24 A6.3.24 A6.3.25 A6.3.25"/&gt;</text:p>
      <text:p text:style-name="P1"/>
      <text:p text:style-name="P1">yóni--sambandha</text:p>
      <text:p text:style-name="P1">-----------------------------------------------------------------------</text:p>
      <text:p text:style-name="P1">-&gt; <text:s/>m. a blood-relation <text:s/>A1past.</text:p>
      <text:p text:style-name="P1">=======================================================================</text:p>
      <text:p text:style-name="P1"/>
      <text:p text:style-name="P1"/>
      <text:p text:style-name="P1"/>
      <text:p text:style-name="P1"/>
      <text:p text:style-name="P1"/>
      <text:p text:style-name="P1">181</text:p>
      <text:p text:style-name="P1"><text:s text:c="3"/>&lt;arTa other="yudDa" n="A2.2.27 A3.3.73"/&gt;</text:p>
      <text:p text:style-name="P1"/>
      <text:p text:style-name="P1">yuddha</text:p>
      <text:p text:style-name="P1">-----------------------------------------------------------------------</text:p>
      <text:p text:style-name="P1">-&gt; <text:s/>mfn. fought , encountered , conquered , subdued <text:s/>MBh.</text:p>
      <text:p text:style-name="P1">=======================================================================</text:p>
      <text:p text:style-name="P1">yuddha</text:p>
      <text:p text:style-name="P1">-----------------------------------------------------------------------</text:p>
      <text:p text:style-name="P1">-&gt; <text:s/>m. N. of a son of ugra-sena <text:s/>VP.</text:p>
      <text:p text:style-name="P1">=======================================================================</text:p>
      <text:p text:style-name="P1">yuddhá</text:p>
      <text:p text:style-name="P1">-----------------------------------------------------------------------</text:p>
      <text:p text:style-name="P1">-&gt; <text:s/>n. (ifc. f(ā).) battle , fight , war <text:s/>RV.</text:p>
      <text:p text:style-name="P1">=======================================================================</text:p>
      <text:p text:style-name="P1">yuddha</text:p>
      <text:p text:style-name="P1">-----------------------------------------------------------------------</text:p>
      <text:p text:style-name="P1">-&gt; <text:s/>m. (in astron.) <text:s/>opposition , conflict of the planets <text:s/>Su1ryas. <text:s text:c="2"/>VarBr2S.</text:p>
      <text:p text:style-name="P1">=======================================================================</text:p>
      <text:p text:style-name="P1"/>
      <text:p text:style-name="P1"/>
      <text:p text:style-name="P1"/>
      <text:p text:style-name="P1"/>
      <text:p text:style-name="P1"/>
      <text:p text:style-name="P1">182</text:p>
      <text:p text:style-name="P1"><text:s text:c="3"/>&lt;arTa other="yukta" n="A4.2.3 A4.2.4 A4.2.5 A4.2.6 A6.2.66 A6.2.67"/&gt;</text:p>
      <text:p text:style-name="P1"/>
      <text:p text:style-name="P1"><text:soft-page-break/>yukta</text:p>
      <text:p text:style-name="P1">-----------------------------------------------------------------------</text:p>
      <text:p text:style-name="P1">-&gt; <text:s/>yukti <text:s text:c="3"/>» cols. 2 , 3.</text:p>
      <text:p text:style-name="P1">=======================================================================</text:p>
      <text:p text:style-name="P1">yuktá</text:p>
      <text:p text:style-name="P1">-----------------------------------------------------------------------</text:p>
      <text:p text:style-name="P1">-&gt; <text:s/>mfn. yoked or joined or fastened or attached or harnessed to (loc. or <text:s/>instr.) <text:s/>RV.</text:p>
      <text:p text:style-name="P1">-&gt; <text:s/>set to work , made use of , employed , occupied with , engaged in , intent upon (instr. loc. or <text:s/>comp.) ib.</text:p>
      <text:p text:style-name="P1">-&gt; <text:s/>ready to , prepared for (dat.) <text:s/>MBh.</text:p>
      <text:p text:style-name="P1">-&gt; <text:s/>absorbed in abstract meditation , concentrated , attentive <text:s/>RV.</text:p>
      <text:p text:style-name="P1">-&gt; <text:s/>skilful , clever , experienced in , familiar with (loc.) <text:s/>MBh. <text:s text:c="2"/>R.</text:p>
      <text:p text:style-name="P1">-&gt; <text:s/>joined , united , connected , combined , following in regular succession <text:s/>RV. <text:s text:c="2"/>S3a1n3khS3r. <text:s text:c="2"/>Var. <text:s text:c="2"/>BhP. <text:s/>( <text:s/>am ind. <text:s text:c="2"/>in troops <text:s/>S3Br. )</text:p>
      <text:p text:style-name="P1">-&gt; <text:s/>[p= 853,3]</text:p>
      <text:p text:style-name="P1">-&gt; <text:s/>furnished or endowed or filled or supplied or provided with , accompanied by , possessed of (instr. or <text:s/>comp.) <text:s/>Mn. <text:s text:c="2"/>MBh.</text:p>
      <text:p text:style-name="P1">-&gt; <text:s/>come in contact with (instr.) <text:s/>R.</text:p>
      <text:p text:style-name="P1">-&gt; <text:s/>(in astron.) being in conjunction with (instr.) <text:s/>A1s3vGr2.</text:p>
      <text:p text:style-name="P1">-&gt; <text:s/>(ifc.) added to , increased by (e.g. catur-yuktā viṃśatiḥ , twenty increased by four <text:s/>i.e. 24) <text:s/>VarBr2S.</text:p>
      <text:p text:style-name="P1">-&gt; <text:s/>(ifc.) connected with , concerning <text:s/>Ka1tyS3r.</text:p>
      <text:p text:style-name="P1">-&gt; <text:s/>(ifc.) subject to , dependent on <text:s/>MBh.</text:p>
      <text:p text:style-name="P1">-&gt; <text:s/>fitted , adapted , conforming or adapting one's self to , making use of (instr. e.g. yuktaḥ kālena yaḥ , one who makes use of the right opportunity) <text:s/>Ka1m.</text:p>
      <text:p text:style-name="P1">-&gt; <text:s/>fit , suitable , appropriate , proper , right , established , proved , just , due , becoming to or suitable for (gen. loc. or <text:s/>comp. , <text:s/>e.g. āyati-yukta , suitable for the future ; or <text:s/>ibc. » below ; yuktam with yad or an <text:s/>inf. = it is fit or suitable that or to ; na yuktam bhavatā , it is not seemly for you) <text:s/>Mn. <text:s text:c="2"/>MBh.</text:p>
      <text:p text:style-name="P1">-&gt; <text:s/>auspicious , favourable (as fate , time <text:s text:c="2"/>) <text:s/>Mn. <text:s text:c="2"/>R.</text:p>
      <text:p text:style-name="P1">-&gt; <text:s/>prosperous , thriving <text:s/>R.</text:p>
      <text:p text:style-name="P1">-&gt; <text:s/>(with tathā) faring or acting thus <text:s/>MBh.</text:p>
      <text:p text:style-name="P1">-&gt; <text:s/>(in gram.) primitive (as opp. to " derivative ") <text:s/>Pa1n2. <text:s/>1-2 , 51</text:p>
      <text:p text:style-name="P1">=======================================================================</text:p>
      <text:p text:style-name="P1">yuktá</text:p>
      <text:p text:style-name="P1">-----------------------------------------------------------------------</text:p>
      <text:p text:style-name="P1">-&gt; <text:s/>m. N. of a son of manu raivata <text:s/>Hariv.</text:p>
      <text:p text:style-name="P1">=======================================================================</text:p>
      <text:p text:style-name="P1">yuktá</text:p>
      <text:p text:style-name="P1">-----------------------------------------------------------------------</text:p>
      <text:p text:style-name="P1">-&gt; <text:s/>m. of a ṛṣi under manu bhautya ib.</text:p>
      <text:p text:style-name="P1">=======================================================================</text:p>
      <text:p text:style-name="P1">yuktā</text:p>
      <text:p text:style-name="P1">-----------------------------------------------------------------------</text:p>
      <text:p text:style-name="P1">-&gt; <text:s/>f. N. of a plant <text:s/>L. <text:s/>(cf. yukta-rasā)</text:p>
      <text:p text:style-name="P1">=======================================================================</text:p>
      <text:p text:style-name="P1">yuktá</text:p>
      <text:p text:style-name="P1">-----------------------------------------------------------------------</text:p>
      <text:p text:style-name="P1">-&gt; <text:s/>n. a team , yoke <text:s/>S3Br.</text:p>
      <text:p text:style-name="P1">=======================================================================</text:p>
      <text:p text:style-name="P1">yuktá</text:p>
      <text:p text:style-name="P1"><text:soft-page-break/>-----------------------------------------------------------------------</text:p>
      <text:p text:style-name="P1">-&gt; <text:s/>n. junction , connection <text:s/>Pa1n2. <text:s/>2-3 , 4 ; 8</text:p>
      <text:p text:style-name="P1">=======================================================================</text:p>
      <text:p text:style-name="P1">yuktá</text:p>
      <text:p text:style-name="P1">-----------------------------------------------------------------------</text:p>
      <text:p text:style-name="P1">-&gt; <text:s/>n. fitness , suitableness , propriety ( <text:s/>am ind. <text:s text:c="2"/>fitly , suitably , justly , properly , rightly ; éna , properly , suitably <text:s/>RV. <text:s/>v , 27 , 3 ; buddhi-yuktena , conformably to reason <text:s/>Ra1jat. )</text:p>
      <text:p text:style-name="P1">=======================================================================</text:p>
      <text:p text:style-name="P1">yuktám</text:p>
      <text:p text:style-name="P1">-----------------------------------------------------------------------</text:p>
      <text:p text:style-name="P1">-&gt; <text:s/>ind. , »yukta 171737, in troops <text:s/>S3Br.</text:p>
      <text:p text:style-name="P1">=======================================================================</text:p>
      <text:p text:style-name="P1">yuktám</text:p>
      <text:p text:style-name="P1">-----------------------------------------------------------------------</text:p>
      <text:p text:style-name="P1">-&gt; <text:s/>ind. , »yukta 171755, fitly , suitably , justly , properly , rightly</text:p>
      <text:p text:style-name="P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2:08:59.992619183</meta:creation-date>
    <dc:date>2019-08-24T20:18:17.802794882</dc:date>
    <meta:editing-duration>P1DT15H46M7S</meta:editing-duration>
    <meta:editing-cycles>26</meta:editing-cycles>
    <meta:generator>LibreOffice/6.0.7.3$Linux_X86_64 LibreOffice_project/00m0$Build-3</meta:generator>
    <meta:document-statistic meta:table-count="0" meta:image-count="0" meta:object-count="0" meta:page-count="59" meta:paragraph-count="1589" meta:word-count="10664" meta:character-count="91101" meta:non-whitespace-character-count="79614"/>
  </office:meta>
</office:document-meta>
</file>